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officeooo:rsid="000c45be" officeooo:paragraph-rsid="000c45be"/>
    </style:style>
    <style:style style:name="P2" style:family="paragraph" style:parent-style-name="Standard">
      <style:text-properties style:font-name="Arial" officeooo:rsid="000c45be" officeooo:paragraph-rsid="000fd12f"/>
    </style:style>
    <style:style style:name="P3" style:family="paragraph" style:parent-style-name="Standard">
      <style:text-properties style:font-name="Arial" officeooo:rsid="000c45be" officeooo:paragraph-rsid="0012a793"/>
    </style:style>
    <style:style style:name="P4" style:family="paragraph" style:parent-style-name="Standard">
      <style:text-properties style:font-name="Arial" officeooo:rsid="000c45be" officeooo:paragraph-rsid="0012fd04"/>
    </style:style>
    <style:style style:name="P5" style:family="paragraph" style:parent-style-name="Standard">
      <style:text-properties style:font-name="Arial" officeooo:rsid="000c45be" officeooo:paragraph-rsid="001da781"/>
    </style:style>
    <style:style style:name="P6" style:family="paragraph" style:parent-style-name="Standard">
      <style:text-properties style:font-name="Arial" officeooo:rsid="000c45be" officeooo:paragraph-rsid="001e6327"/>
    </style:style>
    <style:style style:name="P7" style:family="paragraph" style:parent-style-name="Standard">
      <style:text-properties style:font-name="Arial" officeooo:rsid="000c45be" officeooo:paragraph-rsid="00210a92"/>
    </style:style>
    <style:style style:name="P8" style:family="paragraph" style:parent-style-name="Standard">
      <style:text-properties style:font-name="Arial" officeooo:rsid="000c45be" officeooo:paragraph-rsid="0022b4f3"/>
    </style:style>
    <style:style style:name="P9" style:family="paragraph" style:parent-style-name="Standard">
      <style:text-properties style:font-name="Arial" officeooo:rsid="000c45be" officeooo:paragraph-rsid="002819b2"/>
    </style:style>
    <style:style style:name="P10" style:family="paragraph" style:parent-style-name="Standard">
      <style:text-properties style:font-name="Arial" fo:font-size="16pt" fo:font-style="italic" officeooo:rsid="000c45be" officeooo:paragraph-rsid="000c45be" style:font-size-asian="14pt" style:font-style-asian="italic" style:font-size-complex="16pt" style:font-style-complex="italic"/>
    </style:style>
    <style:style style:name="P11" style:family="paragraph" style:parent-style-name="Standard">
      <style:text-properties style:font-name="Arial" fo:font-size="16pt" fo:font-style="italic" officeooo:rsid="000c45be" officeooo:paragraph-rsid="00195ef6" style:font-size-asian="14pt" style:font-style-asian="italic" style:font-size-complex="16pt" style:font-style-complex="italic"/>
    </style:style>
    <style:style style:name="P12" style:family="paragraph" style:parent-style-name="Standard">
      <style:text-properties style:font-name="Arial" fo:font-size="16pt" fo:font-style="italic" officeooo:rsid="000c45be" officeooo:paragraph-rsid="002819b2" style:font-size-asian="14pt" style:font-style-asian="italic" style:font-size-complex="16pt" style:font-style-complex="italic"/>
    </style:style>
    <style:style style:name="P13" style:family="paragraph" style:parent-style-name="Standard">
      <style:text-properties style:font-name="Arial" fo:font-size="16pt" fo:font-style="italic" officeooo:rsid="000c45be" officeooo:paragraph-rsid="002c79f4" style:font-size-asian="14pt" style:font-style-asian="italic" style:font-size-complex="16pt" style:font-style-complex="italic"/>
    </style:style>
    <style:style style:name="P14" style:family="paragraph" style:parent-style-name="Standard">
      <style:text-properties style:font-name="Arial" fo:font-size="16pt" fo:font-style="italic" officeooo:rsid="000dfcdd" officeooo:paragraph-rsid="000dfcdd" style:font-size-asian="14pt" style:font-style-asian="italic" style:font-size-complex="16pt" style:font-style-complex="italic"/>
    </style:style>
    <style:style style:name="P15" style:family="paragraph" style:parent-style-name="Standard">
      <style:text-properties style:font-name="Arial" fo:font-size="16pt" fo:font-style="italic" officeooo:rsid="000dfcdd" officeooo:paragraph-rsid="002819b2" style:font-size-asian="14pt" style:font-style-asian="italic" style:font-size-complex="16pt" style:font-style-complex="italic"/>
    </style:style>
    <style:style style:name="P16" style:family="paragraph" style:parent-style-name="Standard">
      <style:text-properties style:font-name="Arial" fo:font-size="16pt" fo:font-style="italic" officeooo:rsid="00195ef6" officeooo:paragraph-rsid="00195ef6" style:font-size-asian="14pt" style:font-style-asian="italic" style:font-size-complex="16pt" style:font-style-complex="italic"/>
    </style:style>
    <style:style style:name="P17" style:family="paragraph" style:parent-style-name="Standard">
      <style:text-properties style:font-name="Arial" fo:font-size="16pt" fo:font-style="italic" officeooo:rsid="00195ef6" officeooo:paragraph-rsid="002c79f4" style:font-size-asian="14pt" style:font-style-asian="italic" style:font-size-complex="16pt" style:font-style-complex="italic"/>
    </style:style>
    <style:style style:name="P18" style:family="paragraph" style:parent-style-name="Standard">
      <style:text-properties style:font-name="Arial" fo:font-size="16pt" fo:font-style="italic" officeooo:rsid="001a02ec" officeooo:paragraph-rsid="001a02ec" style:font-size-asian="14pt" style:font-style-asian="italic" style:font-size-complex="16pt" style:font-style-complex="italic"/>
    </style:style>
    <style:style style:name="P19" style:family="paragraph" style:parent-style-name="Standard">
      <style:text-properties style:font-name="Arial" fo:font-size="16pt" fo:font-style="italic" officeooo:rsid="001a02ec" officeooo:paragraph-rsid="002e3ea7" style:font-size-asian="14pt" style:font-style-asian="italic" style:font-size-complex="16pt" style:font-style-complex="italic"/>
    </style:style>
    <style:style style:name="P20" style:family="paragraph" style:parent-style-name="Standard">
      <style:text-properties style:font-name="Arial" fo:font-size="16pt" fo:font-style="italic" officeooo:rsid="002e3ea7" officeooo:paragraph-rsid="002e3ea7" style:font-size-asian="14pt" style:font-style-asian="italic" style:font-size-complex="16pt" style:font-style-complex="italic"/>
    </style:style>
    <style:style style:name="P21" style:family="paragraph" style:parent-style-name="Standard">
      <style:text-properties style:font-name="Arial" fo:font-size="16pt" fo:font-style="italic" officeooo:rsid="000c45be" officeooo:paragraph-rsid="000c45be" style:font-size-asian="16pt" style:font-style-asian="italic" style:font-size-complex="16pt" style:font-style-complex="italic"/>
    </style:style>
    <style:style style:name="P22" style:family="paragraph" style:parent-style-name="Standard">
      <style:text-properties style:font-name="Arial" fo:font-size="16pt" fo:font-style="italic" officeooo:rsid="000c45be" officeooo:paragraph-rsid="00195ef6" style:font-size-asian="16pt" style:font-style-asian="italic" style:font-size-complex="16pt" style:font-style-complex="italic"/>
    </style:style>
    <style:style style:name="P23" style:family="paragraph" style:parent-style-name="Standard">
      <style:text-properties style:font-name="Arial" fo:font-size="16pt" fo:font-style="italic" officeooo:rsid="000c45be" officeooo:paragraph-rsid="002819b2" style:font-size-asian="16pt" style:font-style-asian="italic" style:font-size-complex="16pt" style:font-style-complex="italic"/>
    </style:style>
    <style:style style:name="P24" style:family="paragraph" style:parent-style-name="Standard">
      <style:text-properties style:font-name="Arial" fo:font-size="16pt" fo:font-style="italic" officeooo:rsid="000c45be" officeooo:paragraph-rsid="002a1ec0" style:font-size-asian="16pt" style:font-style-asian="italic" style:font-size-complex="16pt" style:font-style-complex="italic"/>
    </style:style>
    <style:style style:name="P25" style:family="paragraph" style:parent-style-name="Standard">
      <style:text-properties style:font-name="Arial" fo:font-size="16pt" fo:font-style="italic" officeooo:rsid="000c45be" officeooo:paragraph-rsid="002c79f4" style:font-size-asian="16pt" style:font-style-asian="italic" style:font-size-complex="16pt" style:font-style-complex="italic"/>
    </style:style>
    <style:style style:name="P26" style:family="paragraph" style:parent-style-name="Standard">
      <style:text-properties style:font-name="Arial" fo:font-size="16pt" fo:font-style="italic" fo:font-weight="normal" officeooo:rsid="000c45be" officeooo:paragraph-rsid="002819b2" style:font-size-asian="16pt" style:font-style-asian="italic" style:font-weight-asian="normal" style:font-size-complex="16pt" style:font-style-complex="italic" style:font-weight-complex="normal"/>
    </style:style>
    <style:style style:name="P27" style:family="paragraph" style:parent-style-name="Standard">
      <style:text-properties style:font-name="Arial" fo:font-size="16pt" officeooo:rsid="000c45be" officeooo:paragraph-rsid="000c45be" style:font-size-asian="14pt" style:font-size-complex="16pt"/>
    </style:style>
    <style:style style:name="P28" style:family="paragraph" style:parent-style-name="Standard">
      <style:text-properties style:font-name="Arial" fo:font-size="16pt" officeooo:rsid="000c45be" officeooo:paragraph-rsid="00195ef6" style:font-size-asian="14pt" style:font-size-complex="16pt"/>
    </style:style>
    <style:style style:name="P29" style:family="paragraph" style:parent-style-name="Standard">
      <style:text-properties style:font-name="Arial" fo:font-size="16pt" officeooo:rsid="000c45be" officeooo:paragraph-rsid="002819b2" style:font-size-asian="14pt" style:font-size-complex="16pt"/>
    </style:style>
    <style:style style:name="P30" style:family="paragraph" style:parent-style-name="Standard">
      <style:text-properties style:font-name="Arial" fo:font-size="16pt" officeooo:rsid="000c45be" officeooo:paragraph-rsid="002c79f4" style:font-size-asian="14pt" style:font-size-complex="16pt"/>
    </style:style>
    <style:style style:name="P31" style:family="paragraph" style:parent-style-name="Standard">
      <style:text-properties style:font-name="Arial" fo:font-size="16pt" officeooo:rsid="000dfcdd" officeooo:paragraph-rsid="000dfcdd" style:font-size-asian="14pt" style:font-size-complex="16pt"/>
    </style:style>
    <style:style style:name="P32" style:family="paragraph" style:parent-style-name="Standard">
      <style:text-properties style:font-name="Arial" fo:font-size="16pt" officeooo:rsid="00195ef6" officeooo:paragraph-rsid="00195ef6" style:font-size-asian="14pt" style:font-size-complex="16pt"/>
    </style:style>
    <style:style style:name="P33" style:family="paragraph" style:parent-style-name="Standard">
      <style:text-properties style:font-name="Arial" fo:font-size="16pt" officeooo:rsid="00195ef6" officeooo:paragraph-rsid="002c79f4" style:font-size-asian="14pt" style:font-size-complex="16pt"/>
    </style:style>
    <style:style style:name="P34" style:family="paragraph" style:parent-style-name="Standard">
      <style:text-properties style:font-name="Arial" fo:font-size="16pt" officeooo:rsid="001a02ec" officeooo:paragraph-rsid="001a02ec" style:font-size-asian="14pt" style:font-size-complex="16pt"/>
    </style:style>
    <style:style style:name="P35" style:family="paragraph" style:parent-style-name="Standard">
      <style:text-properties style:font-name="Arial" fo:font-size="16pt" officeooo:rsid="001a02ec" officeooo:paragraph-rsid="002c79f4" style:font-size-asian="14pt" style:font-size-complex="16pt"/>
    </style:style>
    <style:style style:name="P36" style:family="paragraph" style:parent-style-name="Standard">
      <style:text-properties style:font-name="Arial" fo:font-size="16pt" fo:font-style="normal" officeooo:rsid="001a02ec" officeooo:paragraph-rsid="001b36bc" style:font-size-asian="14pt" style:font-style-asian="normal" style:font-size-complex="16pt" style:font-style-complex="normal"/>
    </style:style>
    <style:style style:name="P37" style:family="paragraph" style:parent-style-name="Standard">
      <style:text-properties style:font-name="Arial" fo:font-size="20pt" fo:font-style="italic" officeooo:rsid="000c45be" officeooo:paragraph-rsid="000c45be" style:font-size-asian="20pt" style:font-style-asian="italic" style:font-size-complex="20pt" style:font-style-complex="italic"/>
    </style:style>
    <style:style style:name="P38" style:family="paragraph" style:parent-style-name="Standard">
      <style:text-properties style:font-name="Arial" fo:font-size="20pt" fo:font-style="italic" officeooo:rsid="000c45be" officeooo:paragraph-rsid="00195ef6" style:font-size-asian="20pt" style:font-style-asian="italic" style:font-size-complex="20pt" style:font-style-complex="italic"/>
    </style:style>
    <style:style style:name="P39" style:family="paragraph" style:parent-style-name="Standard">
      <style:text-properties style:font-name="Arial" fo:font-size="20pt" fo:font-style="italic" officeooo:rsid="000c45be" officeooo:paragraph-rsid="002819b2" style:font-size-asian="20pt" style:font-style-asian="italic" style:font-size-complex="20pt" style:font-style-complex="italic"/>
    </style:style>
    <style:style style:name="P40" style:family="paragraph" style:parent-style-name="Standard">
      <style:paragraph-properties fo:text-align="center" style:justify-single-word="false"/>
      <style:text-properties style:font-name="Arial" fo:font-size="26pt" fo:font-weight="bold" officeooo:rsid="000c45be" officeooo:paragraph-rsid="000c45be" style:font-size-asian="26pt" style:font-weight-asian="bold" style:font-size-complex="26pt" style:font-weight-complex="bold"/>
    </style:style>
    <style:style style:name="P41" style:family="paragraph" style:parent-style-name="Standard">
      <style:text-properties style:font-name="Arial" fo:font-size="12pt" officeooo:rsid="000c45be" officeooo:paragraph-rsid="000c45be" style:font-size-asian="10.5pt" style:font-size-complex="12pt"/>
    </style:style>
    <style:style style:name="P42" style:family="paragraph" style:parent-style-name="Standard">
      <style:text-properties style:font-name="Arial" fo:font-size="12pt" officeooo:rsid="000c45be" officeooo:paragraph-rsid="000dfcdd" style:font-size-asian="10.5pt" style:font-size-complex="12pt"/>
    </style:style>
    <style:style style:name="P43" style:family="paragraph" style:parent-style-name="Standard">
      <style:text-properties style:font-name="Arial" fo:font-size="12pt" officeooo:rsid="000dfcdd" officeooo:paragraph-rsid="000dfcdd" style:font-size-asian="10.5pt" style:font-size-complex="12pt"/>
    </style:style>
    <style:style style:name="P44" style:family="paragraph" style:parent-style-name="Standard">
      <style:text-properties style:font-name="Arial" fo:font-size="12pt" officeooo:rsid="000dfcdd" officeooo:paragraph-rsid="002819b2" style:font-size-asian="10.5pt" style:font-size-complex="12pt"/>
    </style:style>
    <style:style style:name="P45" style:family="paragraph" style:parent-style-name="Standard">
      <style:text-properties style:font-name="Arial" fo:font-size="12pt" officeooo:rsid="00195ef6" officeooo:paragraph-rsid="00195ef6" style:font-size-asian="10.5pt" style:font-size-complex="12pt"/>
    </style:style>
    <style:style style:name="P46" style:family="paragraph" style:parent-style-name="Standard">
      <style:text-properties style:font-name="Arial" fo:font-size="12pt" officeooo:rsid="00195ef6" officeooo:paragraph-rsid="001a02ec" style:font-size-asian="10.5pt" style:font-size-complex="12pt"/>
    </style:style>
    <style:style style:name="P47" style:family="paragraph" style:parent-style-name="Standard">
      <style:text-properties style:font-name="Arial" fo:font-size="12pt" officeooo:rsid="00195ef6" officeooo:paragraph-rsid="002c79f4" style:font-size-asian="10.5pt" style:font-size-complex="12pt"/>
    </style:style>
    <style:style style:name="P48" style:family="paragraph" style:parent-style-name="Standard">
      <style:text-properties style:font-name="Arial" fo:font-size="12pt" officeooo:rsid="001a02ec" officeooo:paragraph-rsid="001a02ec" style:font-size-asian="10.5pt" style:font-size-complex="12pt"/>
    </style:style>
    <style:style style:name="P49" style:family="paragraph" style:parent-style-name="Standard">
      <style:text-properties style:font-name="Arial" fo:font-size="12pt" officeooo:rsid="001a02ec" officeooo:paragraph-rsid="002c79f4" style:font-size-asian="10.5pt" style:font-size-complex="12pt"/>
    </style:style>
    <style:style style:name="P50" style:family="paragraph" style:parent-style-name="Standard">
      <style:text-properties style:font-name="Arial" fo:font-size="12pt" officeooo:rsid="002c79f4" officeooo:paragraph-rsid="002c79f4" style:font-size-asian="10.5pt" style:font-size-complex="12pt"/>
    </style:style>
    <style:style style:name="P51" style:family="paragraph" style:parent-style-name="Standard">
      <style:text-properties style:font-name="Arial" fo:font-size="12pt" fo:font-style="italic" officeooo:rsid="000c45be" officeooo:paragraph-rsid="00195ef6" style:font-size-asian="12pt" style:font-style-asian="italic" style:font-size-complex="12pt" style:font-style-complex="italic"/>
    </style:style>
    <style:style style:name="P52" style:family="paragraph" style:parent-style-name="Standard">
      <style:text-properties style:font-name="Arial" fo:font-size="12pt" fo:font-style="italic" officeooo:rsid="000c45be" officeooo:paragraph-rsid="002c79f4" style:font-size-asian="12pt" style:font-style-asian="italic" style:font-size-complex="12pt" style:font-style-complex="italic"/>
    </style:style>
    <style:style style:name="P53" style:family="paragraph" style:parent-style-name="Standard">
      <style:text-properties style:font-name="Arial" fo:font-size="12pt" fo:font-style="italic" officeooo:rsid="00307662" officeooo:paragraph-rsid="00307662" style:font-size-asian="10.5pt" style:font-style-asian="italic" style:font-size-complex="12pt" style:font-style-complex="italic"/>
    </style:style>
    <style:style style:name="P54" style:family="paragraph" style:parent-style-name="Standard">
      <style:text-properties style:font-name="Arial" fo:font-size="12pt" officeooo:rsid="001a02ec" officeooo:paragraph-rsid="001a02ec" style:font-size-asian="12pt" style:font-size-complex="12pt"/>
    </style:style>
    <style:style style:name="P55" style:family="paragraph" style:parent-style-name="Standard">
      <style:text-properties style:font-name="Arial" fo:font-size="12pt" officeooo:rsid="001a02ec" officeooo:paragraph-rsid="002c79f4" style:font-size-asian="12pt" style:font-size-complex="12pt"/>
    </style:style>
    <style:style style:name="P56" style:family="paragraph" style:parent-style-name="Standard">
      <style:text-properties style:font-name="Arial" fo:font-size="12pt" fo:font-style="normal" officeooo:rsid="001b36bc" officeooo:paragraph-rsid="001b36bc" style:font-size-asian="10.5pt" style:font-style-asian="normal" style:font-size-complex="12pt" style:font-style-complex="normal"/>
    </style:style>
    <style:style style:name="P57" style:family="paragraph" style:parent-style-name="Standard">
      <style:text-properties style:font-name="Arial" fo:font-size="12pt" fo:font-style="normal" fo:font-weight="normal" officeooo:rsid="002a1ec0" officeooo:paragraph-rsid="002a1ec0" style:font-size-asian="10.5pt" style:font-style-asian="normal" style:font-weight-asian="normal" style:font-size-complex="12pt" style:font-style-complex="normal" style:font-weight-complex="normal"/>
    </style:style>
    <style:style style:name="P58" style:family="paragraph" style:parent-style-name="Standard">
      <style:text-properties style:font-name="Arial" fo:font-size="12pt" fo:font-style="normal" fo:font-weight="normal" officeooo:rsid="002a91f4" officeooo:paragraph-rsid="002a1ec0" style:font-size-asian="10.5pt" style:font-style-asian="normal" style:font-weight-asian="normal" style:font-size-complex="12pt" style:font-style-complex="normal" style:font-weight-complex="normal"/>
    </style:style>
    <style:style style:name="P59" style:family="paragraph" style:parent-style-name="Standard">
      <style:text-properties style:font-name="Arial" fo:font-size="12pt" fo:font-style="normal" fo:font-weight="normal" officeooo:rsid="002b4acf" officeooo:paragraph-rsid="002a1ec0" style:font-size-asian="10.5pt" style:font-style-asian="normal" style:font-weight-asian="normal" style:font-size-complex="12pt" style:font-style-complex="normal" style:font-weight-complex="normal"/>
    </style:style>
    <style:style style:name="P60" style:family="paragraph" style:parent-style-name="Standard">
      <style:text-properties style:font-name="Arial" fo:font-size="12pt" fo:font-style="normal" fo:font-weight="normal" officeooo:rsid="002b4acf" officeooo:paragraph-rsid="002b4acf" style:font-size-asian="10.5pt" style:font-style-asian="normal" style:font-weight-asian="normal" style:font-size-complex="12pt" style:font-style-complex="normal" style:font-weight-complex="normal"/>
    </style:style>
    <style:style style:name="P61" style:family="paragraph" style:parent-style-name="Standard">
      <style:text-properties style:font-name="Arial" fo:font-size="12pt" fo:font-style="normal" fo:font-weight="normal" officeooo:rsid="002b4acf" officeooo:paragraph-rsid="00307662" style:font-size-asian="10.5pt" style:font-style-asian="normal" style:font-weight-asian="normal" style:font-size-complex="12pt" style:font-style-complex="normal" style:font-weight-complex="normal"/>
    </style:style>
    <style:style style:name="P62" style:family="paragraph" style:parent-style-name="Standard">
      <style:text-properties style:font-name="Arial" fo:font-size="12pt" fo:font-style="normal" fo:font-weight="normal" officeooo:rsid="002b4acf" officeooo:paragraph-rsid="0030e0e6" style:font-size-asian="10.5pt" style:font-style-asian="normal" style:font-weight-asian="normal" style:font-size-complex="12pt" style:font-style-complex="normal" style:font-weight-complex="normal"/>
    </style:style>
    <style:style style:name="P63" style:family="paragraph" style:parent-style-name="Standard">
      <style:text-properties style:font-name="Arial" fo:font-size="12pt" fo:font-style="normal" fo:font-weight="normal" officeooo:rsid="002e3ea7" officeooo:paragraph-rsid="002e3ea7" style:font-size-asian="10.5pt" style:font-style-asian="normal" style:font-weight-asian="normal" style:font-size-complex="12pt" style:font-style-complex="normal" style:font-weight-complex="normal"/>
    </style:style>
    <style:style style:name="P64" style:family="paragraph" style:parent-style-name="Standard">
      <style:text-properties style:font-name="Arial" fo:font-size="12pt" fo:font-style="normal" fo:font-weight="normal" officeooo:rsid="002e7eb2" officeooo:paragraph-rsid="002e7eb2" style:font-size-asian="10.5pt" style:font-style-asian="normal" style:font-weight-asian="normal" style:font-size-complex="12pt" style:font-style-complex="normal" style:font-weight-complex="normal"/>
    </style:style>
    <style:style style:name="P65" style:family="paragraph" style:parent-style-name="Standard">
      <style:text-properties style:font-name="Arial" fo:font-size="12pt" fo:font-style="normal" fo:font-weight="normal" officeooo:rsid="00307662" officeooo:paragraph-rsid="00307662" style:font-size-asian="10.5pt" style:font-style-asian="normal" style:font-weight-asian="normal" style:font-size-complex="12pt" style:font-style-complex="normal" style:font-weight-complex="normal"/>
    </style:style>
    <style:style style:name="P66" style:family="paragraph" style:parent-style-name="Standard">
      <style:text-properties style:font-name="Arial" officeooo:rsid="001cc37d" officeooo:paragraph-rsid="001cc37d"/>
    </style:style>
    <style:style style:name="P67" style:family="paragraph" style:parent-style-name="Standard">
      <style:text-properties style:font-name="Arial" officeooo:rsid="001e6327" officeooo:paragraph-rsid="001e6327"/>
    </style:style>
    <style:style style:name="P68" style:family="paragraph" style:parent-style-name="Standard">
      <style:text-properties style:font-name="Arial" officeooo:rsid="00210a92" officeooo:paragraph-rsid="00210a92"/>
    </style:style>
    <style:style style:name="P69" style:family="paragraph" style:parent-style-name="Standard">
      <style:text-properties style:font-name="Arial" officeooo:rsid="0022b4f3" officeooo:paragraph-rsid="0022b4f3"/>
    </style:style>
    <style:style style:name="P70" style:family="paragraph" style:parent-style-name="Standard">
      <style:text-properties style:font-name="Arial" officeooo:rsid="0022b4f3" officeooo:paragraph-rsid="0024ba59"/>
    </style:style>
    <style:style style:name="P71" style:family="paragraph" style:parent-style-name="Standard">
      <style:text-properties style:font-name="Arial" officeooo:rsid="000fd12f" officeooo:paragraph-rsid="000fd12f"/>
    </style:style>
    <style:style style:name="P72" style:family="paragraph" style:parent-style-name="Standard">
      <style:text-properties style:font-name="Arial" officeooo:rsid="0010f953" officeooo:paragraph-rsid="0012a793"/>
    </style:style>
    <style:style style:name="P73" style:family="paragraph" style:parent-style-name="Standard">
      <style:text-properties style:font-name="Arial" officeooo:rsid="0012a793" officeooo:paragraph-rsid="0012fd04"/>
    </style:style>
    <style:style style:name="P74" style:family="paragraph" style:parent-style-name="Standard">
      <style:text-properties style:font-name="Arial" officeooo:rsid="0012a793" officeooo:paragraph-rsid="001cc37d"/>
    </style:style>
    <style:style style:name="P75" style:family="paragraph" style:parent-style-name="Standard">
      <style:text-properties style:font-name="Arial" officeooo:rsid="001da781" officeooo:paragraph-rsid="001da781"/>
    </style:style>
    <style:style style:name="P76" style:family="paragraph" style:parent-style-name="Standard">
      <style:text-properties style:font-name="Arial" fo:font-size="14pt" fo:font-style="italic" officeooo:rsid="000c45be" officeooo:paragraph-rsid="002a1ec0" style:font-size-asian="12.25pt" style:font-style-asian="italic" style:font-size-complex="14pt" style:font-style-complex="italic"/>
    </style:style>
    <style:style style:name="P77" style:family="paragraph" style:parent-style-name="Standard">
      <style:text-properties style:font-name="Arial" fo:font-size="14pt" fo:font-style="italic" officeooo:rsid="000c45be" officeooo:paragraph-rsid="002c79f4" style:font-size-asian="12.25pt" style:font-style-asian="italic" style:font-size-complex="14pt" style:font-style-complex="italic"/>
    </style:style>
    <style:style style:name="P78" style:family="paragraph" style:parent-style-name="Standard">
      <style:text-properties style:font-name="Arial" fo:font-size="14pt" fo:font-style="italic" officeooo:rsid="000c45be" officeooo:paragraph-rsid="002e7eb2" style:font-size-asian="12.25pt" style:font-style-asian="italic" style:font-size-complex="14pt" style:font-style-complex="italic"/>
    </style:style>
    <style:style style:name="P79" style:family="paragraph" style:parent-style-name="Standard">
      <style:text-properties style:font-name="Arial" fo:font-size="14pt" fo:font-style="italic" officeooo:rsid="002e3ea7" officeooo:paragraph-rsid="002e3ea7" style:font-size-asian="12.25pt" style:font-style-asian="italic" style:font-size-complex="14pt" style:font-style-complex="italic"/>
    </style:style>
    <style:style style:name="P80" style:family="paragraph" style:parent-style-name="Standard">
      <style:text-properties style:font-name="Arial" fo:font-size="14pt" fo:font-style="italic" officeooo:rsid="002e7eb2" officeooo:paragraph-rsid="002e7eb2" style:font-size-asian="12.25pt" style:font-style-asian="italic" style:font-size-complex="14pt" style:font-style-complex="italic"/>
    </style:style>
    <style:style style:name="P81" style:family="paragraph" style:parent-style-name="Standard">
      <style:text-properties style:font-name="Arial" fo:font-size="14pt" fo:font-style="italic" officeooo:rsid="002e3ea7" officeooo:paragraph-rsid="002e3ea7" style:font-size-asian="14pt" style:font-style-asian="italic" style:font-size-complex="14pt" style:font-style-complex="italic"/>
    </style:style>
    <style:style style:name="P82" style:family="paragraph" style:parent-style-name="Standard">
      <style:text-properties style:font-name="Arial" fo:font-size="14pt" fo:font-style="normal" officeooo:rsid="00307662" officeooo:paragraph-rsid="00307662" style:font-size-asian="14pt" style:font-style-asian="normal" style:font-size-complex="14pt" style:font-style-complex="normal"/>
    </style:style>
    <style:style style:name="P83" style:family="paragraph" style:parent-style-name="Standard">
      <style:text-properties style:font-name="Arial" fo:font-size="14pt" fo:font-style="normal" fo:font-weight="normal" officeooo:rsid="002a91f4" officeooo:paragraph-rsid="002a1ec0" style:font-size-asian="12.25pt" style:font-style-asian="normal" style:font-weight-asian="normal" style:font-size-complex="14pt" style:font-style-complex="normal" style:font-weight-complex="normal"/>
    </style:style>
    <style:style style:name="P84" style:family="paragraph" style:parent-style-name="Standard">
      <style:text-properties style:font-name="Arial" fo:font-size="14pt" fo:font-style="normal" fo:font-weight="normal" officeooo:rsid="002b4acf" officeooo:paragraph-rsid="002a1ec0" style:font-size-asian="12.25pt" style:font-style-asian="normal" style:font-weight-asian="normal" style:font-size-complex="14pt" style:font-style-complex="normal" style:font-weight-complex="normal"/>
    </style:style>
    <style:style style:name="P85" style:family="paragraph" style:parent-style-name="Standard">
      <style:text-properties style:font-name="Arial" fo:font-size="14pt" fo:font-style="normal" fo:font-weight="normal" officeooo:rsid="002e7eb2" officeooo:paragraph-rsid="002e7eb2" style:font-size-asian="14pt" style:font-style-asian="normal" style:font-weight-asian="normal" style:font-size-complex="14pt" style:font-style-complex="normal" style:font-weight-complex="normal"/>
    </style:style>
    <style:style style:name="P86" style:family="paragraph" style:parent-style-name="Standard">
      <style:text-properties style:font-name="Arial" fo:font-size="14pt" fo:font-style="normal" fo:font-weight="normal" officeooo:rsid="002e7eb2" officeooo:paragraph-rsid="00307662" style:font-size-asian="14pt" style:font-style-asian="normal" style:font-weight-asian="normal" style:font-size-complex="14pt" style:font-style-complex="normal" style:font-weight-complex="normal"/>
    </style:style>
    <style:style style:name="P87" style:family="paragraph" style:parent-style-name="Standard">
      <style:text-properties style:font-name="Arial" fo:font-size="14pt" fo:font-style="normal" fo:font-weight="normal" officeooo:rsid="00307662" officeooo:paragraph-rsid="00307662" style:font-size-asian="14pt" style:font-style-asian="normal" style:font-weight-asian="normal" style:font-size-complex="14pt" style:font-style-complex="normal" style:font-weight-complex="normal"/>
    </style:style>
    <style:style style:name="P88" style:family="paragraph" style:parent-style-name="Standard">
      <style:text-properties style:font-name="Arial" officeooo:rsid="002e3ea7" officeooo:paragraph-rsid="002e3ea7"/>
    </style:style>
    <style:style style:name="P89" style:family="paragraph" style:parent-style-name="Standard">
      <style:text-properties style:font-name="Arial" fo:font-size="12pt" fo:font-style="normal" fo:font-weight="normal" officeooo:rsid="002b4acf" officeooo:paragraph-rsid="0030e0e6" style:font-size-asian="10.5pt" style:font-style-asian="normal" style:font-weight-asian="normal" style:font-size-complex="12pt" style:font-style-complex="normal" style:font-weight-complex="normal"/>
    </style:style>
    <style:style style:name="P90" style:family="paragraph" style:parent-style-name="Standard">
      <style:text-properties style:font-name="Arial" fo:font-size="12pt" fo:font-style="normal" officeooo:rsid="0009f6c2" officeooo:paragraph-rsid="00365de9" style:font-size-asian="10.5pt" style:font-style-asian="normal" style:font-size-complex="12pt" style:font-style-complex="normal"/>
    </style:style>
    <style:style style:name="P91" style:family="paragraph" style:parent-style-name="Standard">
      <style:text-properties style:font-name="Arial" fo:font-size="12pt" fo:font-style="normal" officeooo:rsid="001b36bc" officeooo:paragraph-rsid="00365de9" style:font-size-asian="10.5pt" style:font-style-asian="normal" style:font-size-complex="12pt" style:font-style-complex="normal"/>
    </style:style>
    <style:style style:name="P92" style:family="paragraph" style:parent-style-name="Standard">
      <style:text-properties style:font-name="Arial" fo:font-size="12pt" officeooo:rsid="000dfcdd" officeooo:paragraph-rsid="00365de9" style:font-size-asian="10.5pt" style:font-size-complex="12pt"/>
    </style:style>
    <style:style style:name="P93" style:family="paragraph" style:parent-style-name="Standard">
      <style:text-properties style:font-name="Arial" fo:font-size="12pt" officeooo:rsid="00195ef6" officeooo:paragraph-rsid="00365de9" style:font-size-asian="10.5pt" style:font-size-complex="12pt"/>
    </style:style>
    <style:style style:name="P94" style:family="paragraph" style:parent-style-name="Standard">
      <style:text-properties style:font-name="Arial" fo:font-size="12pt" fo:font-style="italic" officeooo:rsid="000c45be" officeooo:paragraph-rsid="00365de9" style:font-size-asian="12pt" style:font-style-asian="italic" style:font-size-complex="12pt" style:font-style-complex="italic"/>
    </style:style>
    <style:style style:name="P95" style:family="paragraph" style:parent-style-name="Standard">
      <style:text-properties style:font-name="Arial" fo:font-size="12pt" fo:font-style="italic" officeooo:rsid="0007741f" officeooo:paragraph-rsid="00365de9" style:font-size-asian="12pt" style:font-style-asian="italic" style:font-size-complex="12pt" style:font-style-complex="italic"/>
    </style:style>
    <style:style style:name="P96" style:family="paragraph" style:parent-style-name="Standard">
      <style:text-properties style:font-name="Arial" fo:font-size="12pt" officeooo:rsid="001a02ec" officeooo:paragraph-rsid="00365de9" style:font-size-asian="12pt" style:font-size-complex="12pt"/>
    </style:style>
    <style:style style:name="P97" style:family="paragraph" style:parent-style-name="Standard">
      <style:text-properties style:font-name="Arial" fo:font-size="12pt" officeooo:rsid="0007741f" officeooo:paragraph-rsid="00365de9" style:font-size-asian="12pt" style:font-size-complex="12pt"/>
    </style:style>
    <style:style style:name="P98" style:family="paragraph" style:parent-style-name="Standard">
      <style:text-properties style:font-name="Arial" officeooo:rsid="000c45be" officeooo:paragraph-rsid="00365de9"/>
    </style:style>
    <style:style style:name="P99" style:family="paragraph" style:parent-style-name="Standard">
      <style:text-properties style:font-name="Arial" officeooo:rsid="0007741f" officeooo:paragraph-rsid="00365de9"/>
    </style:style>
    <style:style style:name="P100" style:family="paragraph" style:parent-style-name="Standard">
      <style:text-properties style:font-name="Arial" fo:font-size="20pt" fo:font-style="italic" officeooo:rsid="000c45be" officeooo:paragraph-rsid="00365de9" style:font-size-asian="20pt" style:font-style-asian="italic" style:font-size-complex="20pt" style:font-style-complex="italic"/>
    </style:style>
    <style:style style:name="P101" style:family="paragraph" style:parent-style-name="Standard">
      <style:text-properties style:font-name="Arial" fo:font-size="16pt" fo:font-style="italic" officeooo:rsid="000c45be" officeooo:paragraph-rsid="00365de9" style:font-size-asian="14pt" style:font-style-asian="italic" style:font-size-complex="16pt" style:font-style-complex="italic"/>
    </style:style>
    <style:style style:name="P102" style:family="paragraph" style:parent-style-name="Standard">
      <style:text-properties style:font-name="Arial" fo:font-size="16pt" fo:font-style="italic" officeooo:rsid="000dfcdd" officeooo:paragraph-rsid="00365de9" style:font-size-asian="14pt" style:font-style-asian="italic" style:font-size-complex="16pt" style:font-style-complex="italic"/>
    </style:style>
    <style:style style:name="P103" style:family="paragraph" style:parent-style-name="Standard">
      <style:text-properties style:font-name="Arial" fo:font-size="16pt" fo:font-style="italic" officeooo:rsid="00195ef6" officeooo:paragraph-rsid="00365de9" style:font-size-asian="14pt" style:font-style-asian="italic" style:font-size-complex="16pt" style:font-style-complex="italic"/>
    </style:style>
    <style:style style:name="P104" style:family="paragraph" style:parent-style-name="Standard">
      <style:text-properties style:font-name="Arial" fo:font-size="16pt" fo:font-style="italic" officeooo:rsid="001a02ec" officeooo:paragraph-rsid="00365de9" style:font-size-asian="14pt" style:font-style-asian="italic" style:font-size-complex="16pt" style:font-style-complex="italic"/>
    </style:style>
    <style:style style:name="P105" style:family="paragraph" style:parent-style-name="Standard">
      <style:text-properties style:font-name="Arial" fo:font-size="16pt" fo:font-style="italic" officeooo:rsid="0009f6c2" officeooo:paragraph-rsid="00365de9" style:font-size-asian="14pt" style:font-style-asian="italic" style:font-size-complex="16pt" style:font-style-complex="italic"/>
    </style:style>
    <style:style style:name="P106" style:family="paragraph" style:parent-style-name="Standard">
      <style:text-properties style:font-name="Arial" fo:font-size="16pt" fo:font-style="italic" officeooo:rsid="000c45be" officeooo:paragraph-rsid="00365de9" style:font-size-asian="16pt" style:font-style-asian="italic" style:font-size-complex="16pt" style:font-style-complex="italic"/>
    </style:style>
    <style:style style:name="P107" style:family="paragraph" style:parent-style-name="Standard">
      <style:text-properties style:font-name="Arial" fo:font-size="16pt" officeooo:rsid="000c45be" officeooo:paragraph-rsid="00365de9" style:font-size-asian="14pt" style:font-size-complex="16pt"/>
    </style:style>
    <style:style style:name="P108" style:family="paragraph" style:parent-style-name="Standard">
      <style:text-properties style:font-name="Arial" fo:font-size="16pt" officeooo:rsid="000dfcdd" officeooo:paragraph-rsid="00365de9" style:font-size-asian="14pt" style:font-size-complex="16pt"/>
    </style:style>
    <style:style style:name="P109" style:family="paragraph" style:parent-style-name="Standard">
      <style:text-properties style:font-name="Arial" fo:font-size="16pt" officeooo:rsid="00195ef6" officeooo:paragraph-rsid="00365de9" style:font-size-asian="14pt" style:font-size-complex="16pt"/>
    </style:style>
    <style:style style:name="P110" style:family="paragraph" style:parent-style-name="Standard">
      <style:text-properties style:font-name="Arial" fo:font-size="16pt" officeooo:rsid="001a02ec" officeooo:paragraph-rsid="00365de9" style:font-size-asian="14pt" style:font-size-complex="16pt"/>
    </style:style>
    <style:style style:name="P111" style:family="paragraph" style:parent-style-name="Standard">
      <style:text-properties style:font-name="Arial" fo:font-size="16pt" fo:font-style="normal" officeooo:rsid="001a02ec" officeooo:paragraph-rsid="00365de9" style:font-size-asian="14pt" style:font-style-asian="normal" style:font-size-complex="16pt" style:font-style-complex="normal"/>
    </style:style>
    <style:style style:name="P112" style:family="paragraph" style:parent-style-name="Standard">
      <style:text-properties style:font-name="Arial" fo:font-size="14pt" fo:font-style="normal" officeooo:rsid="0009f6c2" officeooo:paragraph-rsid="00365de9" style:font-size-asian="14pt" style:font-style-asian="normal" style:font-size-complex="14pt" style:font-style-complex="normal"/>
    </style:style>
    <style:style style:name="P113" style:family="paragraph" style:parent-style-name="Standard">
      <style:paragraph-properties fo:text-align="end" style:justify-single-word="false"/>
      <style:text-properties style:font-name="Arial" fo:font-size="14pt" fo:font-weight="normal" officeooo:rsid="003914c2" officeooo:paragraph-rsid="003914c2" style:font-size-asian="14pt" style:font-weight-asian="normal" style:font-size-complex="14pt" style:font-weight-complex="normal"/>
    </style:style>
    <style:style style:name="P114" style:family="paragraph" style:parent-style-name="Standard">
      <style:text-properties style:font-name="Arial" officeooo:rsid="001b36bc" officeooo:paragraph-rsid="00365de9"/>
    </style:style>
    <style:style style:name="P115" style:family="paragraph" style:parent-style-name="Standard">
      <style:text-properties fo:color="#000000" style:font-name="Arial" fo:font-size="12pt" style:text-underline-style="none" officeooo:rsid="0008489f" officeooo:paragraph-rsid="003914c2" style:font-size-asian="12pt" style:font-size-complex="12pt"/>
    </style:style>
    <style:style style:name="P116" style:family="paragraph" style:parent-style-name="Standard">
      <style:text-properties fo:color="#000000" style:font-name="Arial" fo:font-size="12pt" style:text-underline-style="none" officeooo:rsid="000daa07" officeooo:paragraph-rsid="003914c2" style:font-size-asian="12pt" style:font-size-complex="12pt"/>
    </style:style>
    <style:style style:name="P117" style:family="paragraph" style:parent-style-name="Standard">
      <style:text-properties fo:color="#000000" style:font-name="Arial" fo:font-size="12pt" style:text-underline-style="none" officeooo:rsid="000f82ca" officeooo:paragraph-rsid="003914c2" style:font-size-asian="12pt" style:font-size-complex="12pt"/>
    </style:style>
    <style:style style:name="P118" style:family="paragraph" style:parent-style-name="Standard">
      <style:text-properties fo:color="#000000" style:font-name="Arial" fo:font-size="12pt" style:text-underline-style="none" officeooo:rsid="00124121" officeooo:paragraph-rsid="003914c2" style:font-size-asian="12pt" style:font-size-complex="12pt"/>
    </style:style>
    <style:style style:name="P119" style:family="paragraph" style:parent-style-name="Standard">
      <style:text-properties fo:color="#000000" style:font-name="Arial" fo:font-size="12pt" style:text-underline-style="none" officeooo:rsid="0015fbe3" officeooo:paragraph-rsid="003914c2" style:font-size-asian="12pt" style:font-size-complex="12pt"/>
    </style:style>
    <style:style style:name="P120" style:family="paragraph" style:parent-style-name="Standard">
      <style:text-properties fo:color="#000000" style:font-name="Arial" fo:font-size="12pt" style:text-underline-style="none" officeooo:rsid="0016f13c" officeooo:paragraph-rsid="003914c2" style:font-size-asian="12pt" style:font-size-complex="12pt"/>
    </style:style>
    <style:style style:name="P121" style:family="paragraph" style:parent-style-name="Standard">
      <style:text-properties fo:color="#000000" style:font-name="Arial" fo:font-size="12pt" style:text-underline-style="none" officeooo:rsid="0017c5ed" officeooo:paragraph-rsid="003914c2" style:font-size-asian="12pt" style:font-size-complex="12pt"/>
    </style:style>
    <style:style style:name="P122" style:family="paragraph" style:parent-style-name="Standard">
      <style:text-properties fo:color="#000000" style:font-name="Arial" fo:font-size="12pt" style:text-underline-style="none" officeooo:rsid="00130d78" officeooo:paragraph-rsid="003914c2" style:font-size-asian="12pt" style:font-size-complex="12pt"/>
    </style:style>
    <style:style style:name="P123" style:family="paragraph" style:parent-style-name="Standard">
      <style:text-properties fo:color="#000000" style:font-name="Arial" fo:font-size="12pt" style:text-underline-style="none" officeooo:rsid="0019073f" officeooo:paragraph-rsid="003914c2" style:font-size-asian="12pt" style:font-size-complex="12pt"/>
    </style:style>
    <style:style style:name="P124" style:family="paragraph" style:parent-style-name="Standard">
      <style:text-properties fo:color="#000000" style:font-name="Arial" fo:font-size="12pt" style:text-underline-style="none" officeooo:rsid="00baf15f" officeooo:paragraph-rsid="003914c2" style:font-size-asian="12pt" style:font-size-complex="12pt"/>
    </style:style>
    <style:style style:name="P125" style:family="paragraph" style:parent-style-name="Standard">
      <style:text-properties fo:color="#000000" style:font-name="Arial" fo:font-size="12pt" style:text-underline-style="none" officeooo:rsid="00281ebc" officeooo:paragraph-rsid="003914c2" style:font-size-asian="12pt" style:font-size-complex="12pt"/>
    </style:style>
    <style:style style:name="P126" style:family="paragraph" style:parent-style-name="Standard">
      <style:text-properties fo:color="#000000" style:font-name="Arial" fo:font-size="12pt" style:text-underline-style="none" officeooo:rsid="0036c53c" officeooo:paragraph-rsid="003914c2" style:font-size-asian="12pt" style:font-size-complex="12pt"/>
    </style:style>
    <style:style style:name="P127" style:family="paragraph" style:parent-style-name="Standard">
      <style:text-properties fo:color="#000000" style:font-name="Arial" fo:font-size="12pt" style:text-underline-style="none" officeooo:rsid="003dec4d" officeooo:paragraph-rsid="003914c2" style:font-size-asian="12pt" style:font-size-complex="12pt"/>
    </style:style>
    <style:style style:name="P128" style:family="paragraph" style:parent-style-name="Standard">
      <style:text-properties fo:color="#000000" style:font-name="Arial" fo:font-size="12pt" style:text-underline-style="none" officeooo:rsid="0028e8b1" officeooo:paragraph-rsid="003914c2" style:font-size-asian="12pt" style:font-size-complex="12pt"/>
    </style:style>
    <style:style style:name="P129" style:family="paragraph" style:parent-style-name="Standard">
      <style:text-properties fo:color="#000000" style:font-name="Arial" fo:font-size="12pt" style:text-underline-style="none" officeooo:rsid="0050ac25" officeooo:paragraph-rsid="003914c2" style:font-size-asian="12pt" style:font-size-complex="12pt"/>
    </style:style>
    <style:style style:name="P130" style:family="paragraph" style:parent-style-name="Standard">
      <style:text-properties fo:color="#000000" style:font-name="Arial" fo:font-size="12pt" style:text-underline-style="none" officeooo:rsid="005306df" officeooo:paragraph-rsid="003914c2" style:font-size-asian="12pt" style:font-size-complex="12pt"/>
    </style:style>
    <style:style style:name="P131" style:family="paragraph" style:parent-style-name="Standard">
      <style:text-properties fo:color="#000000" style:font-name="Arial" fo:font-size="12pt" style:text-underline-style="none" officeooo:rsid="0055ce09" officeooo:paragraph-rsid="003914c2" style:font-size-asian="12pt" style:font-size-complex="12pt"/>
    </style:style>
    <style:style style:name="P132" style:family="paragraph" style:parent-style-name="Standard">
      <style:text-properties fo:color="#000000" style:font-name="Arial" fo:font-size="12pt" style:text-underline-style="none" officeooo:paragraph-rsid="003914c2" style:font-size-asian="12pt" style:font-size-complex="12pt"/>
    </style:style>
    <style:style style:name="P133" style:family="paragraph" style:parent-style-name="Standard">
      <style:text-properties fo:color="#000000" style:font-name="Arial" fo:font-size="12pt" style:text-underline-style="none" fo:font-weight="bold" officeooo:rsid="000f82ca" officeooo:paragraph-rsid="003914c2" style:font-size-asian="12pt" style:font-weight-asian="bold" style:font-size-complex="12pt" style:font-weight-complex="bold"/>
    </style:style>
    <style:style style:name="P134" style:family="paragraph" style:parent-style-name="Standard">
      <style:text-properties fo:color="#000000" style:font-name="Arial" fo:font-size="12pt" style:text-underline-style="none" fo:font-weight="bold" officeooo:rsid="00124121" officeooo:paragraph-rsid="003914c2" style:font-size-asian="12pt" style:font-weight-asian="bold" style:font-size-complex="12pt" style:font-weight-complex="bold"/>
    </style:style>
    <style:style style:name="P135" style:family="paragraph" style:parent-style-name="Standard">
      <style:text-properties fo:color="#000000" style:font-name="Arial" fo:font-size="12pt" style:text-underline-style="none" fo:font-weight="bold" officeooo:rsid="00130d78" officeooo:paragraph-rsid="003914c2" style:font-size-asian="12pt" style:font-weight-asian="bold" style:font-size-complex="12pt" style:font-weight-complex="bold"/>
    </style:style>
    <style:style style:name="P136" style:family="paragraph" style:parent-style-name="Standard">
      <style:text-properties fo:color="#000000" style:font-name="Arial" fo:font-size="12pt" style:text-underline-style="none" fo:font-weight="bold" officeooo:rsid="0045ac08" officeooo:paragraph-rsid="003914c2" style:font-size-asian="12pt" style:font-weight-asian="bold" style:font-size-complex="12pt" style:font-weight-complex="bold"/>
    </style:style>
    <style:style style:name="P137" style:family="paragraph" style:parent-style-name="Standard">
      <style:text-properties fo:color="#000000" style:font-name="Arial" fo:font-size="12pt" style:text-underline-style="none" fo:font-weight="normal" officeooo:rsid="0045ac08" officeooo:paragraph-rsid="003914c2" style:font-size-asian="12pt" style:font-weight-asian="normal" style:font-size-complex="12pt" style:font-weight-complex="normal"/>
    </style:style>
    <style:style style:name="P138" style:family="paragraph" style:parent-style-name="Standard">
      <style:text-properties fo:color="#000000" style:font-name="Arial" fo:font-size="12pt" style:text-underline-style="none" fo:font-weight="normal" officeooo:rsid="003dec4d" officeooo:paragraph-rsid="003914c2" style:font-size-asian="12pt" style:font-weight-asian="normal" style:font-size-complex="12pt" style:font-weight-complex="normal"/>
    </style:style>
    <style:style style:name="P139" style:family="paragraph" style:parent-style-name="Standard">
      <style:text-properties fo:color="#000000" style:font-name="Arial" fo:font-size="12pt" style:text-underline-style="none" fo:font-weight="normal" officeooo:rsid="00130d78" officeooo:paragraph-rsid="003914c2" style:font-size-asian="12pt" style:font-weight-asian="normal" style:font-size-complex="12pt" style:font-weight-complex="normal"/>
    </style:style>
    <style:style style:name="P140" style:family="paragraph" style:parent-style-name="Standard">
      <style:text-properties fo:color="#000000" style:font-name="Arial" fo:font-size="12pt" style:text-underline-style="none" fo:font-weight="normal" officeooo:rsid="003fe8c9" officeooo:paragraph-rsid="003914c2" style:font-size-asian="12pt" style:font-weight-asian="normal" style:font-size-complex="12pt" style:font-weight-complex="normal"/>
    </style:style>
    <style:style style:name="P141" style:family="paragraph" style:parent-style-name="Standard">
      <style:text-properties fo:color="#000000" style:font-name="Arial" fo:font-size="12pt" style:text-underline-style="none" fo:font-weight="normal" officeooo:rsid="00a16ad7" officeooo:paragraph-rsid="003914c2" style:font-size-asian="12pt" style:font-weight-asian="normal" style:font-size-complex="12pt" style:font-weight-complex="normal"/>
    </style:style>
    <style:style style:name="P142" style:family="paragraph" style:parent-style-name="Standard">
      <style:text-properties fo:color="#000000" style:font-name="Arial" fo:font-size="12pt" style:text-underline-style="none" fo:font-weight="normal" officeooo:rsid="00c701b6" officeooo:paragraph-rsid="003914c2" fo:background-color="#ffffff" style:font-size-asian="12pt" style:font-weight-asian="normal" style:font-size-complex="12pt" style:font-weight-complex="normal"/>
    </style:style>
    <style:style style:name="P143" style:family="paragraph" style:parent-style-name="Standard">
      <style:text-properties fo:color="#000000" style:font-name="Arial" fo:font-size="12pt" style:text-underline-style="none" officeooo:paragraph-rsid="003914c2" fo:background-color="#ffffff" style:font-size-asian="12pt" style:font-size-complex="12pt"/>
    </style:style>
    <style:style style:name="P144" style:family="paragraph" style:parent-style-name="Standard">
      <style:paragraph-properties fo:margin-left="1.27cm" fo:margin-right="0cm" fo:text-indent="0cm" style:auto-text-indent="false"/>
      <style:text-properties style:font-name="Arial" fo:font-size="12pt" fo:font-style="normal" fo:font-weight="normal" officeooo:rsid="000ee465" officeooo:paragraph-rsid="00365de9" style:font-size-asian="10.5pt" style:font-style-asian="normal" style:font-weight-asian="normal" style:font-size-complex="12pt" style:font-style-complex="normal" style:font-weight-complex="normal"/>
    </style:style>
    <style:style style:name="P145" style:family="paragraph" style:parent-style-name="Standard">
      <style:paragraph-properties fo:margin-left="1.27cm" fo:margin-right="0cm" fo:text-indent="0cm" style:auto-text-indent="false"/>
      <style:text-properties style:font-name="Arial" fo:font-size="12pt" officeooo:rsid="000d052c" officeooo:paragraph-rsid="00365de9" style:font-size-asian="12pt" style:font-size-complex="12pt"/>
    </style:style>
    <style:style style:name="P146" style:family="paragraph" style:parent-style-name="Standard">
      <style:paragraph-properties fo:margin-left="1.27cm" fo:margin-right="0cm" fo:text-indent="0cm" style:auto-text-indent="false"/>
      <style:text-properties style:font-name="Arial" fo:font-size="12pt" officeooo:rsid="000ed070" officeooo:paragraph-rsid="00365de9" style:font-size-asian="12pt" style:font-size-complex="12pt"/>
    </style:style>
    <style:style style:name="P147" style:family="paragraph" style:parent-style-name="Standard">
      <style:paragraph-properties fo:margin-left="1.27cm" fo:margin-right="0cm" fo:text-indent="0cm" style:auto-text-indent="false"/>
      <style:text-properties style:font-name="Arial" officeooo:rsid="000cd942" officeooo:paragraph-rsid="00365de9"/>
    </style:style>
    <style:style style:name="P148" style:family="paragraph" style:parent-style-name="Standard">
      <style:paragraph-properties fo:margin-left="1.27cm" fo:margin-right="0cm" fo:text-indent="0cm" style:auto-text-indent="false"/>
      <style:text-properties style:font-name="Arial" officeooo:rsid="000d052c" officeooo:paragraph-rsid="00365de9"/>
    </style:style>
    <style:style style:name="P149" style:family="paragraph" style:parent-style-name="Standard">
      <style:paragraph-properties fo:margin-left="1.27cm" fo:margin-right="0cm" fo:text-indent="0cm" style:auto-text-indent="false"/>
      <style:text-properties style:font-name="Arial" officeooo:rsid="000c45be" officeooo:paragraph-rsid="00365de9"/>
    </style:style>
    <style:style style:name="P150" style:family="paragraph" style:parent-style-name="Standard">
      <style:paragraph-properties fo:margin-left="1.27cm" fo:margin-right="0cm" fo:text-indent="0cm" style:auto-text-indent="false"/>
      <style:text-properties style:font-name="Arial" officeooo:rsid="000ed070" officeooo:paragraph-rsid="00365de9"/>
    </style:style>
    <style:style style:name="P151" style:family="paragraph" style:parent-style-name="Standard">
      <style:paragraph-properties fo:margin-left="1.27cm" fo:margin-right="0cm" fo:text-indent="0cm" style:auto-text-indent="false"/>
      <style:text-properties fo:color="#000000" style:font-name="Arial" fo:font-size="12pt" fo:font-style="normal" style:text-underline-style="none" fo:font-weight="normal" officeooo:rsid="000ee465" officeooo:paragraph-rsid="003914c2" style:font-size-asian="12pt" style:font-style-asian="normal" style:font-weight-asian="normal" style:font-size-complex="12pt" style:font-style-complex="normal" style:font-weight-complex="normal"/>
    </style:style>
    <style:style style:name="P152" style:family="paragraph" style:parent-style-name="Standard" style:master-page-name="">
      <style:paragraph-properties fo:margin-left="1.27cm" fo:margin-right="0cm" fo:text-indent="0cm" style:auto-text-indent="false" style:page-number="auto"/>
      <style:text-properties style:font-name="Arial" officeooo:rsid="000cd942" officeooo:paragraph-rsid="00365de9"/>
    </style:style>
    <style:style style:name="P153" style:family="paragraph" style:parent-style-name="Standard" style:master-page-name="">
      <style:paragraph-properties fo:margin-left="1.27cm" fo:margin-right="0cm" fo:text-indent="0cm" style:auto-text-indent="false" style:page-number="auto"/>
      <style:text-properties style:font-name="Arial" fo:font-size="12pt" officeooo:rsid="000d052c" officeooo:paragraph-rsid="00365de9" style:font-size-asian="12pt" style:font-size-complex="12pt"/>
    </style:style>
    <style:style style:name="P154" style:family="paragraph" style:parent-style-name="Normal">
      <style:text-properties style:font-name="Arial" fo:font-size="12pt" fo:font-style="normal" fo:font-weight="normal" officeooo:rsid="002b4acf" officeooo:paragraph-rsid="003577ba" style:font-size-asian="10.5pt" style:font-style-asian="normal" style:font-weight-asian="normal" style:font-size-complex="12pt" style:font-style-complex="normal" style:font-weight-complex="normal"/>
    </style:style>
    <style:style style:name="P155" style:family="paragraph" style:parent-style-name="Normal">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P156" style:family="paragraph" style:parent-style-name="Normal">
      <style:text-properties style:font-name="Times New Roman" fo:font-size="12pt" fo:font-style="italic" officeooo:paragraph-rsid="003577ba" style:font-name-asian="Times New Roman" style:font-size-asian="12pt" style:language-asian="en" style:country-asian="CA" style:font-style-asian="italic" style:font-name-complex="Times New Roman" style:font-size-complex="12pt"/>
    </style:style>
    <style:style style:name="P157" style:family="paragraph" style:parent-style-name="Normal">
      <style:text-properties officeooo:paragraph-rsid="003577ba"/>
    </style:style>
    <style:style style:name="P158" style:family="paragraph" style:parent-style-name="Normal">
      <style:paragraph-properties fo:margin-left="1.27cm" fo:margin-right="0cm" fo:text-indent="0cm" style:auto-text-indent="false">
        <style:tab-stops/>
      </style:paragraph-properties>
      <style:text-properties officeooo:paragraph-rsid="003577ba"/>
    </style:style>
    <style:style style:name="P159" style:family="paragraph" style:parent-style-name="Normal">
      <style:paragraph-properties fo:margin-left="1.27cm" fo:margin-right="0cm" fo:text-indent="0cm" style:auto-text-indent="false">
        <style:tab-stops/>
      </style:paragraph-properties>
      <style:text-properties style:font-name="Arial" officeooo:paragraph-rsid="003577ba" style:font-name-asian="Times New Roman" style:language-asian="en" style:country-asian="CA" style:font-name-complex="Arial" style:font-size-complex="12pt"/>
    </style:style>
    <style:style style:name="P160"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officeooo:paragraph-rsid="003577ba"/>
    </style:style>
    <style:style style:name="P161"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style:font-name="Arial" fo:font-size="14pt" fo:font-weight="bold" officeooo:paragraph-rsid="003577ba" style:font-name-asian="Times New Roman" style:font-size-asian="14pt" style:language-asian="en" style:country-asian="CA" style:font-weight-asian="bold" style:font-name-complex="Arial" style:font-size-complex="12pt"/>
    </style:style>
    <style:style style:name="P162"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style:font-name="Arial" fo:font-size="14pt" fo:font-weight="bold" officeooo:paragraph-rsid="003577ba" style:font-name-asian="Times New Roman" style:font-size-asian="14pt" style:language-asian="en" style:country-asian="CA" style:font-weight-asian="bold" style:font-name-complex="Arial" style:font-size-complex="14pt"/>
    </style:style>
    <style:style style:name="P163" style:family="paragraph" style:parent-style-name="Normal">
      <style:paragraph-properties fo:margin-left="1.27cm" fo:margin-right="0cm" fo:margin-top="0.176cm" fo:margin-bottom="0cm" style:contextual-spacing="false" fo:line-height="100%" fo:text-indent="0cm" style:auto-text-indent="false">
        <style:tab-stops/>
      </style:paragraph-properties>
      <style:text-properties style:font-name="Times New Roman" fo:font-size="12pt" officeooo:paragraph-rsid="003577ba" style:font-name-asian="Times New Roman" style:font-size-asian="12pt" style:language-asian="en" style:country-asian="CA" style:font-name-complex="Times New Roman" style:font-size-complex="12pt"/>
    </style:style>
    <style:style style:name="P164"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65"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style:font-name="Arial" fo:font-size="14pt" officeooo:paragraph-rsid="003577ba" style:font-name-asian="Times New Roman" style:font-size-asian="14pt" style:language-asian="en" style:country-asian="CA" style:font-name-complex="Arial" style:font-size-complex="14pt"/>
    </style:style>
    <style:style style:name="P166"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style:font-name="Arial" officeooo:paragraph-rsid="003577ba" style:font-name-asian="Times New Roman" style:language-asian="en" style:country-asian="CA" style:font-name-complex="Arial" style:font-size-complex="12pt"/>
    </style:style>
    <style:style style:name="P167"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officeooo:paragraph-rsid="003577ba"/>
    </style:style>
    <style:style style:name="P168"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fo:color="#222222" style:font-name="Arial" fo:font-size="14pt" fo:font-weight="bold" officeooo:paragraph-rsid="003577ba" fo:background-color="#ffffff" style:font-name-asian="Times New Roman" style:font-size-asian="14pt" style:language-asian="en" style:country-asian="CA" style:font-weight-asian="bold" style:font-name-complex="Arial" style:font-size-complex="14pt"/>
    </style:style>
    <style:style style:name="P169"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fo:color="#222222" style:font-name="Arial" fo:font-size="12pt" fo:font-style="italic" officeooo:paragraph-rsid="003577ba" fo:background-color="#ffffff" style:font-name-asian="Times New Roman" style:font-size-asian="12pt" style:language-asian="en" style:country-asian="CA" style:font-style-asian="italic" style:font-name-complex="Arial" style:font-size-complex="14pt"/>
    </style:style>
    <style:style style:name="P170" style:family="paragraph" style:parent-style-name="Normal">
      <style:paragraph-properties fo:margin-left="1.27cm" fo:margin-right="0cm" fo:margin-top="0cm" fo:margin-bottom="0cm" style:contextual-spacing="false" fo:line-height="100%" fo:text-indent="0cm" style:auto-text-indent="false">
        <style:tab-stops/>
      </style:paragraph-properties>
      <style:text-properties fo:color="#222222" style:font-name="Arial" officeooo:paragraph-rsid="003577ba" fo:background-color="#ffffff" style:font-name-asian="Times New Roman" style:language-asian="en" style:country-asian="CA" style:font-name-complex="Arial"/>
    </style:style>
    <style:style style:name="P171"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officeooo:paragraph-rsid="003577ba"/>
    </style:style>
    <style:style style:name="P172"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officeooo:paragraph-rsid="003577ba" style:font-name-asian="Times New Roman" style:language-asian="en" style:country-asian="CA" style:font-name-complex="Arial"/>
    </style:style>
    <style:style style:name="P173"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174"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4pt" fo:font-weight="bold" officeooo:paragraph-rsid="003577ba" style:font-name-asian="Times New Roman" style:font-size-asian="14pt" style:language-asian="en" style:country-asian="CA" style:font-weight-asian="bold" style:font-name-complex="Arial" style:font-size-complex="14pt"/>
    </style:style>
    <style:style style:name="P175"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4pt" fo:font-style="italic" officeooo:paragraph-rsid="003577ba" style:font-name-asian="Times New Roman" style:font-size-asian="14pt" style:language-asian="en" style:country-asian="CA" style:font-style-asian="italic" style:font-name-complex="Arial" style:font-size-complex="12pt"/>
    </style:style>
    <style:style style:name="P176"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0pt" officeooo:paragraph-rsid="003577ba" style:font-name-asian="Times New Roman" style:font-size-asian="10pt" style:language-asian="en" style:country-asian="CA" style:font-name-complex="Arial" style:font-size-complex="10pt"/>
    </style:style>
    <style:style style:name="P177"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222222"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78"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808080" style:font-name="Arial" officeooo:paragraph-rsid="003577ba" style:font-name-asian="Times New Roman" style:language-asian="en" style:country-asian="CA" style:font-name-complex="Arial"/>
    </style:style>
    <style:style style:name="P179" style:family="paragraph" style:parent-style-name="Normal">
      <style:paragraph-properties fo:margin-left="1.27cm" fo:margin-right="0cm" fo:margin-top="0cm" fo:margin-bottom="0cm" style:contextual-spacing="false" fo:line-height="100%" fo:text-indent="0cm" style:auto-text-indent="false" fo:background-color="#ffffff">
        <style:tab-stops/>
        <style:background-image/>
      </style:paragraph-properties>
      <style:text-properties fo:color="#808080" style:font-name="Arial" officeooo:paragraph-rsid="003577ba" style:font-name-asian="Times New Roman" style:language-asian="en" style:country-asian="CA" style:font-name-complex="Arial" style:font-size-complex="10pt"/>
    </style:style>
    <style:style style:name="P180" style:family="paragraph" style:parent-style-name="Normal">
      <style:paragraph-properties fo:margin-left="1.27cm" fo:margin-right="0cm" fo:margin-top="0cm" fo:margin-bottom="0.176cm" style:contextual-spacing="false" fo:line-height="100%" fo:text-indent="0cm" style:auto-text-indent="false">
        <style:tab-stops/>
      </style:paragraph-properties>
      <style:text-properties officeooo:paragraph-rsid="003577ba"/>
    </style:style>
    <style:style style:name="P181" style:family="paragraph" style:parent-style-name="Normal">
      <style:paragraph-properties fo:margin-top="0.176cm" fo:margin-bottom="0cm" style:contextual-spacing="false" fo:line-height="100%"/>
      <style:text-properties officeooo:paragraph-rsid="003577ba"/>
    </style:style>
    <style:style style:name="P182" style:family="paragraph" style:parent-style-name="Normal">
      <style:paragraph-properties fo:margin-top="0.176cm" fo:margin-bottom="0cm" style:contextual-spacing="false" fo:line-height="100%"/>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P183" style:family="paragraph" style:parent-style-name="Normal">
      <style:paragraph-properties fo:margin-top="0.176cm" fo:margin-bottom="0cm" style:contextual-spacing="false" fo:line-height="100%"/>
      <style:text-properties style:font-name="Arial" officeooo:paragraph-rsid="003577ba" style:font-name-asian="Times New Roman" style:language-asian="en" style:country-asian="CA" style:font-name-complex="Arial" style:font-size-complex="16pt" style:font-style-complex="italic"/>
    </style:style>
    <style:style style:name="P184" style:family="paragraph" style:parent-style-name="Normal">
      <style:paragraph-properties fo:margin-top="0.176cm" fo:margin-bottom="0cm" style:contextual-spacing="false" fo:line-height="100%"/>
      <style:text-properties style:font-name="Arial" fo:font-size="14pt" fo:font-style="italic" style:text-underline-style="solid" style:text-underline-width="auto" style:text-underline-color="font-color" officeooo:paragraph-rsid="003577ba" style:text-underline-mode="continuous" style:text-overline-mode="continuous" style:text-line-through-mode="continuous" style:font-name-asian="Times New Roman" style:font-size-asian="14pt" style:language-asian="en" style:country-asian="CA" style:font-style-asian="italic" style:font-name-complex="Arial" style:font-size-complex="16pt" style:font-style-complex="italic"/>
    </style:style>
    <style:style style:name="P185" style:family="paragraph" style:parent-style-name="Normal">
      <style:paragraph-properties fo:margin-left="0cm" fo:margin-right="0cm" fo:margin-top="0.176cm" fo:margin-bottom="0cm" style:contextual-spacing="false" fo:line-height="100%" fo:text-indent="1.27cm" style:auto-text-indent="false"/>
      <style:text-properties officeooo:paragraph-rsid="003577ba"/>
    </style:style>
    <style:style style:name="P186" style:family="paragraph" style:parent-style-name="Normal">
      <style:paragraph-properties fo:margin-left="0cm" fo:margin-right="0cm" fo:margin-top="0cm" fo:margin-bottom="0cm" style:contextual-spacing="false" fo:line-height="100%" fo:text-indent="1.27cm" style:auto-text-indent="false"/>
      <style:text-properties style:font-name="Arial" fo:font-size="12pt" fo:font-style="italic" officeooo:paragraph-rsid="003577ba" style:font-name-asian="Times New Roman" style:font-size-asian="12pt" style:language-asian="en" style:country-asian="CA" style:font-style-asian="italic" style:font-name-complex="Arial" style:font-size-complex="12pt"/>
    </style:style>
    <style:style style:name="P187" style:family="paragraph" style:parent-style-name="Normal">
      <style:paragraph-properties fo:margin-left="0cm" fo:margin-right="0cm" fo:margin-top="0cm" fo:margin-bottom="0cm" style:contextual-spacing="false" fo:line-height="100%" fo:text-indent="1.27cm" style:auto-text-indent="false"/>
      <style:text-properties style:font-name="Arial" officeooo:paragraph-rsid="003577ba" style:font-name-asian="Times New Roman" style:language-asian="en" style:country-asian="CA" style:font-name-complex="Arial" style:font-size-complex="16pt" style:font-style-complex="italic"/>
    </style:style>
    <style:style style:name="P188" style:family="paragraph" style:parent-style-name="Normal">
      <style:paragraph-properties fo:margin-left="0cm" fo:margin-right="0cm" fo:margin-top="0cm" fo:margin-bottom="0cm" style:contextual-spacing="false" fo:line-height="100%" fo:text-indent="1.27cm" style:auto-text-indent="false" fo:background-color="#ffffff">
        <style:background-image/>
      </style:paragraph-properties>
      <style:text-properties fo:color="#222222" style:font-name="Arial" officeooo:paragraph-rsid="003577ba" style:font-name-asian="Times New Roman" style:language-asian="en" style:country-asian="CA" style:font-name-complex="Arial"/>
    </style:style>
    <style:style style:name="P189" style:family="paragraph" style:parent-style-name="Normal">
      <style:paragraph-properties fo:margin-left="0cm" fo:margin-right="0cm" fo:margin-top="0cm" fo:margin-bottom="0cm" style:contextual-spacing="false" fo:line-height="100%" fo:text-indent="1.27cm" style:auto-text-indent="false" fo:background-color="#ffffff">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190" style:family="paragraph" style:parent-style-name="Normal">
      <style:paragraph-properties fo:margin-left="0cm" fo:margin-right="0cm" fo:text-indent="1.27cm" style:auto-text-indent="false"/>
      <style:text-properties style:font-name="Arial" officeooo:paragraph-rsid="003577ba" style:font-name-asian="Times New Roman" style:language-asian="en" style:country-asian="CA" style:font-name-complex="Arial" style:font-size-complex="12pt"/>
    </style:style>
    <style:style style:name="P191" style:family="paragraph" style:parent-style-name="Normal">
      <style:paragraph-properties fo:margin-top="0cm" fo:margin-bottom="0cm" style:contextual-spacing="false" fo:line-height="100%"/>
      <style:text-properties style:font-name="Arial" fo:font-size="14pt" officeooo:paragraph-rsid="003577ba" style:font-name-asian="Times New Roman" style:font-size-asian="14pt" style:language-asian="en" style:country-asian="CA" style:font-name-complex="Arial" style:font-size-complex="14pt"/>
    </style:style>
    <style:style style:name="P192" style:family="paragraph" style:parent-style-name="Normal">
      <style:paragraph-properties fo:margin-top="0cm" fo:margin-bottom="0cm" style:contextual-spacing="false" fo:line-height="100%"/>
      <style:text-properties style:font-name="Arial" officeooo:paragraph-rsid="003577ba" style:font-name-asian="Times New Roman" style:language-asian="en" style:country-asian="CA" style:font-name-complex="Arial" style:font-size-complex="16pt" style:font-style-complex="italic"/>
    </style:style>
    <style:style style:name="P193" style:family="paragraph" style:parent-style-name="Normal">
      <style:paragraph-properties fo:margin-top="0cm" fo:margin-bottom="0cm" style:contextual-spacing="false" fo:line-height="100%"/>
      <style:text-properties fo:color="#222222" style:font-name="Arial" fo:font-size="12pt" fo:font-style="italic" officeooo:paragraph-rsid="003577ba" fo:background-color="#ffffff" style:font-name-asian="Times New Roman" style:font-size-asian="12pt" style:language-asian="en" style:country-asian="CA" style:font-style-asian="italic" style:font-name-complex="Arial" style:font-size-complex="14pt"/>
    </style:style>
    <style:style style:name="P194" style:family="paragraph" style:parent-style-name="Normal">
      <style:paragraph-properties fo:margin-top="0cm" fo:margin-bottom="0cm" style:contextual-spacing="false" fo:line-height="100%"/>
      <style:text-properties fo:color="#222222" style:font-name="Arial" officeooo:paragraph-rsid="003577ba" fo:background-color="#ffffff" style:font-name-asian="Times New Roman" style:language-asian="en" style:country-asian="CA" style:font-name-complex="Arial"/>
    </style:style>
    <style:style style:name="P195" style:family="paragraph" style:parent-style-name="Normal">
      <style:paragraph-properties fo:margin-top="0cm" fo:margin-bottom="0cm" style:contextual-spacing="false" fo:line-height="100%" fo:background-color="#ffffff">
        <style:background-image/>
      </style:paragraph-properties>
      <style:text-properties fo:color="#222222" style:font-name="Arial" fo:font-size="14pt" officeooo:paragraph-rsid="003577ba" style:font-name-asian="Times New Roman" style:font-size-asian="14pt" style:language-asian="en" style:country-asian="CA" style:font-name-complex="Arial" style:font-size-complex="14pt"/>
    </style:style>
    <style:style style:name="P196" style:family="paragraph" style:parent-style-name="Normal">
      <style:paragraph-properties fo:margin-top="0cm" fo:margin-bottom="0cm" style:contextual-spacing="false" fo:line-height="100%" fo:background-color="#ffffff">
        <style:background-image/>
      </style:paragraph-properties>
      <style:text-properties fo:color="#222222" style:font-name="Arial" officeooo:paragraph-rsid="003577ba" style:font-name-asian="Times New Roman" style:language-asian="en" style:country-asian="CA" style:font-name-complex="Arial"/>
    </style:style>
    <style:style style:name="P197" style:family="paragraph" style:parent-style-name="Normal">
      <style:paragraph-properties fo:margin-top="0cm" fo:margin-bottom="0cm" style:contextual-spacing="false" fo:line-height="100%" fo:background-color="#ffffff">
        <style:background-image/>
      </style:paragraph-properties>
      <style:text-properties fo:color="#222222" style:font-name="Arial" officeooo:paragraph-rsid="003577ba" style:font-name-asian="Times New Roman" style:language-asian="en" style:country-asian="CA" style:font-name-complex="Arial" style:font-size-complex="10pt"/>
    </style:style>
    <style:style style:name="P198" style:family="paragraph" style:parent-style-name="Normal">
      <style:paragraph-properties fo:margin-top="0cm" fo:margin-bottom="0cm" style:contextual-spacing="false" fo:line-height="100%" fo:background-color="#ffffff">
        <style:background-image/>
      </style:paragraph-properties>
      <style:text-properties fo:color="#222222" style:font-name="Arial" fo:font-size="12pt" fo:font-style="italic" fo:font-weight="bold" officeooo:paragraph-rsid="003577ba" style:font-name-asian="Times New Roman" style:font-size-asian="12pt" style:language-asian="en" style:country-asian="CA" style:font-style-asian="italic" style:font-weight-asian="bold" style:font-name-complex="Arial" style:font-size-complex="14pt"/>
    </style:style>
    <style:style style:name="P199" style:family="paragraph" style:parent-style-name="Normal">
      <style:paragraph-properties fo:margin-left="2.54cm" fo:margin-right="0cm" fo:text-indent="0cm" style:auto-text-indent="false">
        <style:tab-stops/>
      </style:paragraph-properties>
      <style:text-properties fo:color="#808080" style:font-name="Arial" officeooo:paragraph-rsid="003577ba" style:font-name-asian="Times New Roman" style:language-asian="en" style:country-asian="CA" style:font-name-complex="Arial" style:font-size-complex="12pt"/>
    </style:style>
    <style:style style:name="P200" style:family="paragraph" style:parent-style-name="Normal">
      <style:paragraph-properties fo:margin-left="1.27cm" fo:margin-right="0cm" fo:text-indent="1.27cm" style:auto-text-indent="false">
        <style:tab-stops/>
      </style:paragraph-properties>
      <style:text-properties officeooo:paragraph-rsid="003577ba"/>
    </style:style>
    <style:style style:name="P201" style:family="paragraph" style:parent-style-name="Normal_20__28_Web_29_">
      <style:paragraph-properties fo:margin-top="0cm" fo:margin-bottom="0cm" style:contextual-spacing="false">
        <style:tab-stops>
          <style:tab-stop style:position="4.695cm"/>
        </style:tab-stops>
      </style:paragraph-properties>
      <style:text-properties officeooo:paragraph-rsid="003577ba"/>
    </style:style>
    <style:style style:name="P202" style:family="paragraph" style:parent-style-name="Normal_20__28_Web_29_">
      <style:paragraph-properties fo:margin-top="0cm" fo:margin-bottom="0cm" style:contextual-spacing="false"/>
      <style:text-properties style:font-name="Arial" officeooo:paragraph-rsid="003577ba" style:font-name-complex="Arial"/>
    </style:style>
    <style:style style:name="P203" style:family="paragraph" style:parent-style-name="Normal_20__28_Web_29_">
      <style:paragraph-properties fo:margin-top="0cm" fo:margin-bottom="0cm" style:contextual-spacing="false"/>
      <style:text-properties style:font-name="Arial" fo:font-size="14pt" officeooo:paragraph-rsid="003577ba" style:font-size-asian="14pt" style:font-name-complex="Arial"/>
    </style:style>
    <style:style style:name="P204" style:family="paragraph" style:parent-style-name="Normal_20__28_Web_29_">
      <style:paragraph-properties fo:margin-top="0cm" fo:margin-bottom="0cm" style:contextual-spacing="false"/>
      <style:text-properties style:font-name="Arial" fo:font-size="16pt" fo:font-style="italic" style:text-underline-style="solid" style:text-underline-width="auto" style:text-underline-color="font-color" officeooo:paragraph-rsid="003577ba" style:text-underline-mode="continuous" style:text-overline-mode="continuous" style:text-line-through-mode="continuous" style:font-size-asian="16pt" style:font-style-asian="italic" style:font-name-complex="Arial" style:font-size-complex="16pt" style:font-style-complex="italic"/>
    </style:style>
    <style:style style:name="P205" style:family="paragraph" style:parent-style-name="Normal_20__28_Web_29_">
      <style:paragraph-properties fo:margin-top="0cm" fo:margin-bottom="0cm" style:contextual-spacing="false"/>
      <style:text-properties style:font-name="Arial" fo:font-size="11pt" officeooo:paragraph-rsid="003577ba" style:font-size-asian="11pt" style:font-name-complex="Arial" style:font-size-complex="11pt" style:font-style-complex="italic"/>
    </style:style>
    <style:style style:name="P206" style:family="paragraph" style:parent-style-name="Normal_20__28_Web_29_">
      <style:paragraph-properties fo:margin-top="0cm" fo:margin-bottom="0cm" style:contextual-spacing="false"/>
      <style:text-properties style:font-name="Arial" fo:font-size="11pt" officeooo:paragraph-rsid="003577ba" style:font-size-asian="11pt" style:font-name-complex="Arial" style:font-size-complex="14pt"/>
    </style:style>
    <style:style style:name="P207" style:family="paragraph" style:parent-style-name="Normal_20__28_Web_29_">
      <style:paragraph-properties fo:margin-top="0cm" fo:margin-bottom="0cm" style:contextual-spacing="false"/>
      <style:text-properties officeooo:paragraph-rsid="003577ba"/>
    </style:style>
    <style:style style:name="P208"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4pt" officeooo:paragraph-rsid="003577ba" style:font-size-asian="14pt" style:font-name-complex="Arial" style:font-size-complex="16pt" style:font-style-complex="italic"/>
    </style:style>
    <style:style style:name="P209"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4pt" officeooo:paragraph-rsid="003577ba" style:font-size-asian="14pt" style:font-name-complex="Arial" style:font-size-complex="14pt"/>
    </style:style>
    <style:style style:name="P210"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1pt" officeooo:paragraph-rsid="003577ba" style:font-size-asian="11pt" style:font-name-complex="Arial" style:font-size-complex="14pt"/>
    </style:style>
    <style:style style:name="P211"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ize="11pt" officeooo:paragraph-rsid="003577ba" style:font-size-asian="11pt" style:font-name-complex="Arial"/>
    </style:style>
    <style:style style:name="P212"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weight="bold" officeooo:paragraph-rsid="003577ba" style:font-weight-asian="bold" style:font-name-complex="Arial" style:font-size-complex="14pt"/>
    </style:style>
    <style:style style:name="P213"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officeooo:paragraph-rsid="003577ba" style:font-name-complex="Arial"/>
    </style:style>
    <style:style style:name="P214"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style:font-name="Arial" fo:font-style="italic" officeooo:paragraph-rsid="003577ba" style:font-style-asian="italic" style:font-name-complex="Arial" style:font-size-complex="14pt"/>
    </style:style>
    <style:style style:name="P215"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officeooo:paragraph-rsid="003577ba"/>
    </style:style>
    <style:style style:name="P216" style:family="paragraph" style:parent-style-name="Normal_20__28_Web_29_">
      <style:paragraph-properties fo:margin-left="1.27cm" fo:margin-right="0cm" fo:margin-top="0cm" fo:margin-bottom="0cm" style:contextual-spacing="false" fo:text-indent="0cm" style:auto-text-indent="false">
        <style:tab-stops>
          <style:tab-stop style:position="10.506cm"/>
        </style:tab-stops>
      </style:paragraph-properties>
      <style:text-properties officeooo:paragraph-rsid="003577ba"/>
    </style:style>
    <style:style style:name="P217" style:family="paragraph" style:parent-style-name="Normal_20__28_Web_29_">
      <style:paragraph-properties fo:margin-left="1.27cm" fo:margin-right="0cm" fo:margin-top="0cm" fo:margin-bottom="0cm" style:contextual-spacing="false" fo:text-indent="0cm" style:auto-text-indent="false">
        <style:tab-stops/>
      </style:paragraph-properties>
      <style:text-properties fo:color="#808080" style:font-name="Arial" fo:font-size="11pt" officeooo:paragraph-rsid="003577ba" style:font-size-asian="11pt" style:font-name-complex="Arial" style:font-size-complex="14pt"/>
    </style:style>
    <style:style style:name="P218" style:family="paragraph" style:parent-style-name="Normal_20__28_Web_29_">
      <style:paragraph-properties fo:margin-left="0cm" fo:margin-right="0cm" fo:margin-top="0cm" fo:margin-bottom="0cm" style:contextual-spacing="false" fo:text-indent="1.27cm" style:auto-text-indent="false"/>
      <style:text-properties style:font-name="Arial" fo:font-size="11pt" officeooo:paragraph-rsid="003577ba" style:font-size-asian="11pt" style:font-name-complex="Arial" style:font-size-complex="14pt"/>
    </style:style>
    <style:style style:name="P219" style:family="paragraph" style:parent-style-name="Normal_20__28_Web_29_">
      <style:paragraph-properties fo:margin-left="0cm" fo:margin-right="0cm" fo:margin-top="0cm" fo:margin-bottom="0cm" style:contextual-spacing="false" fo:text-indent="1.27cm" style:auto-text-indent="false"/>
      <style:text-properties officeooo:paragraph-rsid="003577ba"/>
    </style:style>
    <style:style style:name="P220" style:family="paragraph" style:parent-style-name="Normal_20__28_Web_29_">
      <style:paragraph-properties fo:margin-left="1.693cm" fo:margin-right="0cm" fo:margin-top="0cm" fo:margin-bottom="0cm" style:contextual-spacing="false" fo:text-indent="0cm" style:auto-text-indent="false">
        <style:tab-stops/>
      </style:paragraph-properties>
      <style:text-properties style:font-name="Arial" fo:font-size="11pt" officeooo:paragraph-rsid="003577ba" style:font-size-asian="11pt" style:font-name-complex="Arial" style:font-size-complex="14pt"/>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ize="20pt" fo:font-weight="normal" style:font-size-asian="20pt" style:font-weight-asian="normal" style:font-size-complex="20pt" style:font-weight-complex="normal"/>
    </style:style>
    <style:style style:name="T3" style:family="text">
      <style:text-properties fo:font-size="20pt" fo:font-weight="normal" officeooo:rsid="00195ef6" style:font-size-asian="20pt" style:font-weight-asian="normal" style:font-size-complex="20pt" style:font-weight-complex="normal"/>
    </style:style>
    <style:style style:name="T4" style:family="text">
      <style:text-properties fo:font-style="italic" style:font-style-asian="italic" style:font-style-complex="italic"/>
    </style:style>
    <style:style style:name="T5" style:family="text">
      <style:text-properties officeooo:rsid="000dfcdd"/>
    </style:style>
    <style:style style:name="T6" style:family="text">
      <style:text-properties fo:font-size="14pt" style:font-size-asian="14pt" style:font-size-complex="14pt"/>
    </style:style>
    <style:style style:name="T7" style:family="text">
      <style:text-properties fo:font-size="14pt" officeooo:rsid="000dfcdd" style:font-size-asian="14pt" style:font-size-complex="14pt"/>
    </style:style>
    <style:style style:name="T8" style:family="text">
      <style:text-properties fo:font-size="14pt" officeooo:rsid="000fd12f" style:font-size-asian="14pt" style:font-size-complex="14pt"/>
    </style:style>
    <style:style style:name="T9" style:family="text">
      <style:text-properties fo:font-size="14pt" officeooo:rsid="0010f953" style:font-size-asian="14pt" style:font-size-complex="14pt"/>
    </style:style>
    <style:style style:name="T10" style:family="text">
      <style:text-properties fo:font-size="14pt" officeooo:rsid="0012a793" style:font-size-asian="14pt" style:font-size-complex="14pt"/>
    </style:style>
    <style:style style:name="T11" style:family="text">
      <style:text-properties fo:font-size="14pt" officeooo:rsid="00155d52" style:font-size-asian="14pt" style:font-size-complex="14pt"/>
    </style:style>
    <style:style style:name="T12" style:family="text">
      <style:text-properties fo:font-size="14pt" officeooo:rsid="0016db01" style:font-size-asian="14pt" style:font-size-complex="14pt"/>
    </style:style>
    <style:style style:name="T13" style:family="text">
      <style:text-properties fo:font-size="14pt" officeooo:rsid="001a02ec" style:font-size-asian="14pt" style:font-size-complex="14pt"/>
    </style:style>
    <style:style style:name="T14" style:family="text">
      <style:text-properties fo:font-size="14pt" officeooo:rsid="001da781" style:font-size-asian="14pt" style:font-size-complex="14pt"/>
    </style:style>
    <style:style style:name="T15" style:family="text">
      <style:text-properties fo:font-size="14pt" officeooo:rsid="001e6327" style:font-size-asian="14pt" style:font-size-complex="14pt"/>
    </style:style>
    <style:style style:name="T16" style:family="text">
      <style:text-properties fo:font-size="14pt" officeooo:rsid="00281adc" style:font-size-asian="14pt" style:font-size-complex="14pt"/>
    </style:style>
    <style:style style:name="T17" style:family="text">
      <style:text-properties fo:font-size="14pt" fo:font-weight="normal" officeooo:rsid="000fd12f" style:font-size-asian="14pt" style:font-weight-asian="normal" style:font-size-complex="14pt" style:font-weight-complex="normal"/>
    </style:style>
    <style:style style:name="T18" style:family="text">
      <style:text-properties fo:font-size="14pt" officeooo:rsid="001b36bc" style:font-size-complex="14pt"/>
    </style:style>
    <style:style style:name="T19" style:family="text">
      <style:text-properties fo:font-size="14pt" officeooo:rsid="0007741f" style:font-size-complex="14pt"/>
    </style:style>
    <style:style style:name="T20" style:family="text">
      <style:text-properties fo:font-size="14pt" fo:font-style="normal" fo:font-weight="normal" officeooo:rsid="002a1ec0" style:font-size-asian="12.25pt" style:font-style-asian="normal" style:font-weight-asian="normal" style:font-size-complex="14pt" style:font-style-complex="normal" style:font-weight-complex="normal"/>
    </style:style>
    <style:style style:name="T21" style:family="text">
      <style:text-properties fo:font-size="14pt" fo:font-style="normal" style:font-style-asian="normal" style:font-size-complex="14pt" style:font-style-complex="normal"/>
    </style:style>
    <style:style style:name="T22" style:family="text">
      <style:text-properties fo:font-size="14pt" fo:font-style="normal" officeooo:rsid="0009f6c2" style:font-style-asian="normal" style:font-size-complex="14pt" style:font-style-complex="normal"/>
    </style:style>
    <style:style style:name="T23" style:family="text">
      <style:text-properties fo:font-size="14pt" fo:font-style="normal" officeooo:rsid="000ad07b" style:font-style-asian="normal" style:font-size-complex="14pt" style:font-style-complex="normal"/>
    </style:style>
    <style:style style:name="T24" style:family="text">
      <style:text-properties fo:font-size="14pt" fo:font-style="normal" officeooo:rsid="001b36bc" style:font-style-asian="normal" style:font-size-complex="14pt" style:font-style-complex="normal"/>
    </style:style>
    <style:style style:name="T25" style:family="text">
      <style:text-properties officeooo:rsid="000fd12f"/>
    </style:style>
    <style:style style:name="T26" style:family="text">
      <style:text-properties officeooo:rsid="0010f953"/>
    </style:style>
    <style:style style:name="T27" style:family="text">
      <style:text-properties officeooo:rsid="0012a793"/>
    </style:style>
    <style:style style:name="T28" style:family="text">
      <style:text-properties officeooo:rsid="0012fd04"/>
    </style:style>
    <style:style style:name="T29" style:family="text">
      <style:text-properties officeooo:rsid="00138c46"/>
    </style:style>
    <style:style style:name="T30" style:family="text">
      <style:text-properties officeooo:rsid="00155d52"/>
    </style:style>
    <style:style style:name="T31" style:family="text">
      <style:text-properties officeooo:rsid="0016db01"/>
    </style:style>
    <style:style style:name="T32" style:family="text">
      <style:text-properties officeooo:rsid="001865ce"/>
    </style:style>
    <style:style style:name="T33" style:family="text">
      <style:text-properties officeooo:rsid="00195ef6"/>
    </style:style>
    <style:style style:name="T34" style:family="text">
      <style:text-properties officeooo:rsid="001a02ec"/>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weight="normal" officeooo:rsid="002819b2" style:font-size-asian="10.5pt" style:font-weight-asian="normal" style:font-size-complex="12pt" style:font-weight-complex="normal"/>
    </style:style>
    <style:style style:name="T37" style:family="text">
      <style:text-properties fo:font-size="12pt" fo:font-weight="normal" officeooo:rsid="00281adc" style:font-size-asian="10.5pt" style:font-weight-asian="normal" style:font-size-complex="12pt" style:font-weight-complex="normal"/>
    </style:style>
    <style:style style:name="T38" style:family="text">
      <style:text-properties fo:font-size="12pt" fo:font-style="normal" fo:font-weight="normal" officeooo:rsid="002a1ec0" style:font-size-asian="12pt" style:font-style-asian="normal" style:font-weight-asian="normal" style:font-size-complex="12pt" style:font-style-complex="normal" style:font-weight-complex="normal"/>
    </style:style>
    <style:style style:name="T3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2a1ec0"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2a91f4"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2b4acf"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2e3ea7"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2e7eb2" style:font-size-asian="10.5pt" style:font-style-asian="normal" style:font-weight-asian="normal" style:font-size-complex="12pt" style:font-style-complex="normal" style:font-weight-complex="normal"/>
    </style:style>
    <style:style style:name="T45" style:family="text">
      <style:text-properties fo:font-size="12pt" fo:font-style="normal" style:font-size-asian="12pt" style:font-style-asian="normal" style:font-size-complex="12pt" style:font-style-complex="normal"/>
    </style:style>
    <style:style style:name="T46" style:family="text">
      <style:text-properties fo:font-size="12pt" fo:font-style="normal" officeooo:rsid="000ad07b" style:font-size-asian="12pt" style:font-style-asian="normal" style:font-size-complex="12pt" style:font-style-complex="normal"/>
    </style:style>
    <style:style style:name="T47" style:family="text">
      <style:text-properties fo:font-size="12pt" fo:font-style="normal" style:font-size-asian="10.5pt" style:font-style-asian="normal" style:font-size-complex="12pt" style:font-style-complex="normal"/>
    </style:style>
    <style:style style:name="T48" style:family="text">
      <style:text-properties fo:font-size="12pt" fo:font-style="normal" officeooo:rsid="0007741f" style:font-size-asian="10.5pt" style:font-style-asian="normal" style:font-size-complex="12pt" style:font-style-complex="normal"/>
    </style:style>
    <style:style style:name="T49" style:family="text">
      <style:text-properties fo:font-size="12pt" fo:font-style="normal" officeooo:rsid="000c3dcf" style:font-size-asian="10.5pt" style:font-style-asian="normal" style:font-size-complex="12pt" style:font-style-complex="normal"/>
    </style:style>
    <style:style style:name="T50" style:family="text">
      <style:text-properties fo:font-size="12pt" fo:font-style="normal" officeooo:rsid="000ad07b" style:font-size-asian="10.5pt" style:font-style-asian="normal" style:font-size-complex="12pt" style:font-style-complex="normal"/>
    </style:style>
    <style:style style:name="T51" style:family="text">
      <style:text-properties fo:font-size="12pt" style:font-size-asian="12pt" style:font-size-complex="12pt"/>
    </style:style>
    <style:style style:name="T52" style:family="text">
      <style:text-properties fo:font-size="12pt" officeooo:rsid="000ee465" style:font-size-asian="12pt" style:font-size-complex="12pt"/>
    </style:style>
    <style:style style:name="T53" style:family="text">
      <style:text-properties officeooo:rsid="001da781"/>
    </style:style>
    <style:style style:name="T54" style:family="text">
      <style:text-properties officeooo:rsid="001e6327"/>
    </style:style>
    <style:style style:name="T55" style:family="text">
      <style:text-properties officeooo:rsid="001ffb38"/>
    </style:style>
    <style:style style:name="T56" style:family="text">
      <style:text-properties officeooo:rsid="00230886"/>
    </style:style>
    <style:style style:name="T57" style:family="text">
      <style:text-properties fo:font-weight="normal" style:font-weight-asian="normal" style:font-weight-complex="normal"/>
    </style:style>
    <style:style style:name="T58" style:family="text">
      <style:text-properties fo:font-weight="normal" officeooo:rsid="00281ebc" style:font-weight-asian="normal" style:font-weight-complex="normal"/>
    </style:style>
    <style:style style:name="T59" style:family="text">
      <style:text-properties fo:font-weight="normal" officeooo:rsid="002e188b" style:font-weight-asian="normal" style:font-weight-complex="normal"/>
    </style:style>
    <style:style style:name="T60" style:family="text">
      <style:text-properties fo:font-weight="normal" officeooo:rsid="0075e7f9" style:font-weight-asian="normal" style:font-weight-complex="normal"/>
    </style:style>
    <style:style style:name="T61" style:family="text">
      <style:text-properties fo:font-weight="normal" officeooo:rsid="007483d5" style:font-weight-asian="normal" style:font-weight-complex="normal"/>
    </style:style>
    <style:style style:name="T62" style:family="text">
      <style:text-properties fo:font-weight="normal" officeooo:rsid="00c701b6" style:font-weight-asian="normal" style:font-weight-complex="normal"/>
    </style:style>
    <style:style style:name="T63" style:family="text">
      <style:text-properties fo:font-weight="normal" officeooo:rsid="00c75cd4" style:font-weight-asian="normal" style:font-weight-complex="normal"/>
    </style:style>
    <style:style style:name="T64" style:family="text">
      <style:text-properties fo:font-weight="normal" officeooo:rsid="003dec4d" style:font-weight-asian="normal" style:font-weight-complex="normal"/>
    </style:style>
    <style:style style:name="T65" style:family="text">
      <style:text-properties fo:font-weight="normal" officeooo:rsid="0069447d" style:font-weight-asian="normal" style:font-weight-complex="normal"/>
    </style:style>
    <style:style style:name="T66" style:family="text">
      <style:text-properties fo:font-weight="normal" officeooo:rsid="0067656d" style:font-weight-asian="normal" style:font-weight-complex="normal"/>
    </style:style>
    <style:style style:name="T67" style:family="text">
      <style:text-properties fo:font-weight="normal" officeooo:rsid="009a57f1" style:font-weight-asian="normal" style:font-weight-complex="normal"/>
    </style:style>
    <style:style style:name="T68" style:family="text">
      <style:text-properties fo:font-weight="normal" officeooo:rsid="009fa70c" style:font-weight-asian="normal" style:font-weight-complex="normal"/>
    </style:style>
    <style:style style:name="T69" style:family="text">
      <style:text-properties fo:font-weight="normal" officeooo:rsid="00130d78" style:font-weight-asian="normal" style:font-weight-complex="normal"/>
    </style:style>
    <style:style style:name="T70" style:family="text">
      <style:text-properties fo:font-weight="normal" officeooo:rsid="00c75cd4" fo:background-color="#ffffff" loext:char-shading-value="0" style:font-weight-asian="normal" style:font-weight-complex="normal"/>
    </style:style>
    <style:style style:name="T71" style:family="text">
      <style:text-properties fo:font-weight="normal" officeooo:rsid="00c7faf6" fo:background-color="#ffffff" loext:char-shading-value="0" style:font-weight-asian="normal" style:font-weight-complex="normal"/>
    </style:style>
    <style:style style:name="T72" style:family="text">
      <style:text-properties officeooo:rsid="00281adc"/>
    </style:style>
    <style:style style:name="T73" style:family="text">
      <style:text-properties officeooo:rsid="0029c604"/>
    </style:style>
    <style:style style:name="T74" style:family="text">
      <style:text-properties fo:font-style="normal" fo:font-weight="normal" officeooo:rsid="002a1ec0" style:font-style-asian="normal" style:font-weight-asian="normal" style:font-style-complex="normal" style:font-weight-complex="normal"/>
    </style:style>
    <style:style style:name="T75" style:family="text">
      <style:text-properties fo:font-style="normal" fo:font-weight="normal" officeooo:rsid="002a91f4" style:font-style-asian="normal" style:font-weight-asian="normal" style:font-style-complex="normal" style:font-weight-complex="normal"/>
    </style:style>
    <style:style style:name="T76" style:family="text">
      <style:text-properties fo:font-style="normal" fo:font-weight="normal" officeooo:rsid="002b4acf" style:font-style-asian="normal" style:font-weight-asian="normal" style:font-style-complex="normal" style:font-weight-complex="normal"/>
    </style:style>
    <style:style style:name="T77" style:family="text">
      <style:text-properties fo:font-style="normal" style:font-style-asian="normal" style:font-style-complex="normal"/>
    </style:style>
    <style:style style:name="T78" style:family="text">
      <style:text-properties fo:font-style="normal" officeooo:rsid="0009f6c2" style:font-style-asian="normal" style:font-style-complex="normal"/>
    </style:style>
    <style:style style:name="T79" style:family="text">
      <style:text-properties fo:font-style="normal" officeooo:rsid="000ad07b" style:font-style-asian="normal" style:font-style-complex="normal"/>
    </style:style>
    <style:style style:name="T80" style:family="text">
      <style:text-properties officeooo:rsid="002b4acf"/>
    </style:style>
    <style:style style:name="T81" style:family="text">
      <style:text-properties officeooo:rsid="002c79f4"/>
    </style:style>
    <style:style style:name="T82" style:family="text">
      <style:text-properties style:font-name="Arial" fo:font-size="20pt" fo:font-weight="bold" style:font-size-asian="20pt" style:font-weight-asian="bold" style:font-name-complex="Arial" style:font-size-complex="20pt" style:font-weight-complex="bold"/>
    </style:style>
    <style:style style:name="T83" style:family="text">
      <style:text-properties style:font-name="Arial" fo:font-size="20pt" fo:font-style="italic" style:font-size-asian="20pt" style:font-style-asian="italic" style:font-name-complex="Arial" style:font-size-complex="20pt" style:font-style-complex="italic"/>
    </style:style>
    <style:style style:name="T84" style:family="text">
      <style:text-properties style:font-name="Arial" style:font-name-complex="Arial"/>
    </style:style>
    <style:style style:name="T85" style:family="text">
      <style:text-properties style:font-name="Arial" style:font-name-complex="Arial" style:font-style-complex="italic"/>
    </style:style>
    <style:style style:name="T86" style:family="text">
      <style:text-properties style:font-name="Arial" fo:font-size="16pt" style:font-size-asian="16pt" style:font-name-complex="Arial" style:font-size-complex="16pt"/>
    </style:style>
    <style:style style:name="T87" style:family="text">
      <style:text-properties style:font-name="Arial" fo:font-size="16pt" style:font-size-asian="16pt" style:font-name-complex="Arial" style:font-size-complex="16pt" style:font-style-complex="italic"/>
    </style:style>
    <style:style style:name="T88" style:family="text">
      <style:text-properties style:font-name="Arial" fo:font-size="16pt" fo:font-style="italic" style:text-underline-style="solid" style:text-underline-width="auto" style:text-underline-color="font-color" style:text-underline-mode="continuous" style:text-overline-mode="continuous" style:text-line-through-mode="continuous" style:font-size-asian="16pt" style:font-style-asian="italic" style:font-name-complex="Arial" style:font-size-complex="16pt" style:font-style-complex="italic"/>
    </style:style>
    <style:style style:name="T89" style:family="text">
      <style:text-properties style:font-name="Arial" fo:font-size="16pt" fo:font-style="italic" style:text-underline-style="solid" style:text-underline-width="auto" style:text-underline-color="font-color" style:text-underline-mode="continuous" style:text-overline-mode="continuous" style:text-line-through-mode="continuous" style:font-name-asian="Times New Roman" style:font-size-asian="16pt" style:language-asian="en" style:country-asian="CA" style:font-style-asian="italic" style:font-name-complex="Arial" style:font-size-complex="16pt" style:font-style-complex="italic"/>
    </style:style>
    <style:style style:name="T90" style:family="text">
      <style:text-properties style:font-name="Arial" fo:font-size="16pt" fo:font-style="italic" style:font-size-asian="16pt" style:font-style-asian="italic" style:font-name-complex="Arial" style:font-size-complex="16pt" style:font-style-complex="italic"/>
    </style:style>
    <style:style style:name="T91" style:family="text">
      <style:text-properties style:font-name="Arial" fo:font-size="16pt" fo:font-style="italic" style:font-name-asian="Times New Roman" style:font-size-asian="16pt" style:language-asian="en" style:country-asian="CA" style:font-style-asian="italic" style:font-name-complex="Arial" style:font-size-complex="16pt" style:font-style-complex="italic"/>
    </style:style>
    <style:style style:name="T92" style:family="text">
      <style:text-properties style:font-name="Arial" fo:font-size="16pt" fo:font-weight="bold" style:font-size-asian="16pt" style:font-weight-asian="bold" style:font-name-complex="Arial"/>
    </style:style>
    <style:style style:name="T93" style:family="text">
      <style:text-properties style:font-name="Arial" fo:font-size="16pt" fo:font-weight="bold" style:font-size-asian="16pt" style:font-weight-asian="bold" style:font-name-complex="Arial" style:font-size-complex="14pt"/>
    </style:style>
    <style:style style:name="T94" style:family="text">
      <style:text-properties style:font-name="Arial" fo:font-size="16pt" fo:font-weight="bold" style:font-name-asian="Times New Roman" style:font-size-asian="16pt" style:language-asian="en" style:country-asian="CA" style:font-weight-asian="bold" style:font-name-complex="Arial" style:font-size-complex="12pt"/>
    </style:style>
    <style:style style:name="T95" style:family="text">
      <style:text-properties style:font-name="Arial" fo:font-size="16pt" fo:font-weight="bold" style:font-name-asian="Times New Roman" style:font-size-asian="16pt" style:language-asian="en" style:country-asian="CA" style:font-weight-asian="bold" style:font-name-complex="Arial" style:font-size-complex="16pt"/>
    </style:style>
    <style:style style:name="T96" style:family="text">
      <style:text-properties style:font-name="Arial" fo:font-size="14pt" style:font-size-asian="14pt" style:font-name-complex="Arial"/>
    </style:style>
    <style:style style:name="T97" style:family="text">
      <style:text-properties style:font-name="Arial" fo:font-size="14pt" style:font-size-asian="14pt" style:font-name-complex="Arial" style:font-size-complex="16pt" style:font-style-complex="italic"/>
    </style:style>
    <style:style style:name="T98" style:family="text">
      <style:text-properties style:font-name="Arial" fo:font-size="14pt" style:font-size-asian="14pt" style:font-name-complex="Arial" style:font-size-complex="14pt"/>
    </style:style>
    <style:style style:name="T99" style:family="text">
      <style:text-properties style:font-name="Arial" fo:font-size="14pt" style:font-size-asian="14pt" style:font-name-complex="Arial" style:font-size-complex="14pt" style:font-style-complex="italic"/>
    </style:style>
    <style:style style:name="T100" style:family="text">
      <style:text-properties style:font-name="Arial" fo:font-size="14pt" style:font-size-asian="14pt" style:font-name-complex="Arial" style:font-style-complex="italic"/>
    </style:style>
    <style:style style:name="T101" style:family="text">
      <style:text-properties style:font-name="Arial" fo:font-size="14pt" fo:font-weight="bold" style:font-size-asian="14pt" style:font-weight-asian="bold" style:font-name-complex="Arial"/>
    </style:style>
    <style:style style:name="T102" style:family="text">
      <style:text-properties style:font-name="Arial" fo:font-size="14pt" fo:font-weight="bold" style:font-size-asian="14pt" style:font-weight-asian="bold" style:font-name-complex="Arial" style:font-size-complex="14pt"/>
    </style:style>
    <style:style style:name="T103" style:family="text">
      <style:text-properties style:font-name="Arial" fo:font-size="14pt" fo:font-weight="bold" style:font-size-asian="14pt" style:font-weight-asian="bold" style:font-name-complex="Arial" style:font-size-complex="16pt" style:font-style-complex="italic"/>
    </style:style>
    <style:style style:name="T104" style:family="text">
      <style:text-properties style:font-name="Arial" fo:font-size="14pt" fo:font-weight="bold" style:font-name-asian="Times New Roman" style:font-size-asian="14pt" style:language-asian="en" style:country-asian="CA" style:font-weight-asian="bold" style:font-name-complex="Arial" style:font-size-complex="12pt"/>
    </style:style>
    <style:style style:name="T105" style:family="text">
      <style:text-properties style:font-name="Arial" fo:font-size="14pt" fo:font-weight="bold" style:font-name-asian="Times New Roman" style:font-size-asian="14pt" style:language-asian="en" style:country-asian="CA" style:font-weight-asian="bold" style:font-name-complex="Arial" style:font-size-complex="16pt"/>
    </style:style>
    <style:style style:name="T106" style:family="text">
      <style:text-properties style:font-name="Arial" fo:font-size="14pt" fo:font-weight="bold" style:font-name-asian="Times New Roman" style:font-size-asian="14pt" style:language-asian="en" style:country-asian="CA" style:font-weight-asian="bold" style:font-name-complex="Arial" style:font-size-complex="13.5pt"/>
    </style:style>
    <style:style style:name="T107" style:family="text">
      <style:text-properties style:font-name="Arial" fo:font-size="14pt" fo:font-weight="bold" style:font-name-asian="Times New Roman" style:font-size-asian="14pt" style:language-asian="en" style:country-asian="CA" style:font-weight-asian="bold" style:font-name-complex="Arial" style:font-size-complex="15pt"/>
    </style:style>
    <style:style style:name="T108" style:family="text">
      <style:text-properties style:font-name="Arial" fo:font-size="14pt" fo:font-weight="bold" style:font-name-asian="Times New Roman" style:font-size-asian="14pt" style:language-asian="en" style:country-asian="CA" style:font-weight-asian="bold" style:font-name-complex="Arial" style:font-size-complex="14pt"/>
    </style:style>
    <style:style style:name="T109" style:family="text">
      <style:text-properties style:font-name="Arial" fo:font-size="14pt" style:font-name-asian="Times New Roman" style:font-size-asian="14pt" style:language-asian="en" style:country-asian="CA" style:font-name-complex="Arial" style:font-size-complex="16pt" style:font-style-complex="italic"/>
    </style:style>
    <style:style style:name="T110" style:family="text">
      <style:text-properties style:font-name="Arial" fo:font-size="14pt" style:font-name-asian="Times New Roman" style:font-size-asian="14pt" style:language-asian="en" style:country-asian="CA" style:font-name-complex="Arial" style:font-size-complex="12pt"/>
    </style:style>
    <style:style style:name="T111" style:family="text">
      <style:text-properties style:font-name="Arial" fo:font-size="14pt" style:font-name-asian="Times New Roman" style:font-size-asian="14pt" style:language-asian="en" style:country-asian="CA" style:font-name-complex="Arial" style:font-size-complex="14pt"/>
    </style:style>
    <style:style style:name="T112" style:family="text">
      <style:text-properties style:font-name="Arial" fo:font-size="14pt" style:font-name-asian="Times New Roman" style:font-size-asian="14pt" style:language-asian="en" style:country-asian="CA" style:font-name-complex="Arial" style:font-size-complex="13.5pt"/>
    </style:style>
    <style:style style:name="T113" style:family="text">
      <style:text-properties style:font-name="Arial" fo:font-size="12pt" fo:font-style="italic" style:font-size-asian="12pt" style:font-style-asian="italic" style:font-name-complex="Arial" style:font-size-complex="16pt" style:font-style-complex="italic"/>
    </style:style>
    <style:style style:name="T114" style:family="text">
      <style:text-properties style:font-name="Arial" fo:font-size="12pt" fo:font-style="italic" style:font-name-asian="Times New Roman" style:font-size-asian="12pt" style:language-asian="en" style:country-asian="CA" style:font-style-asian="italic" style:font-name-complex="Arial" style:font-size-complex="12pt"/>
    </style:style>
    <style:style style:name="T115" style:family="text">
      <style:text-properties style:font-name="Arial" fo:font-size="12pt" style:font-name-asian="Times New Roman" style:font-size-asian="12pt" style:language-asian="en" style:country-asian="CA" style:font-name-complex="Arial" style:font-size-complex="12pt"/>
    </style:style>
    <style:style style:name="T116" style:family="text">
      <style:text-properties style:font-name="Arial" fo:font-size="12pt" style:font-name-asian="Times New Roman" style:font-size-asian="12pt" style:language-asian="en" style:country-asian="CA" style:font-name-complex="Arial" style:font-size-complex="16pt" style:font-style-complex="italic"/>
    </style:style>
    <style:style style:name="T117" style:family="text">
      <style:text-properties style:font-name="Arial" fo:font-size="12pt" style:text-underline-style="solid" style:text-underline-width="auto" style:text-underline-color="font-color" style:text-underline-mode="continuous" style:text-overline-mode="continuous" style:text-line-through-mode="continuous" style:font-name-asian="Times New Roman" style:font-size-asian="12pt" style:language-asian="en" style:country-asian="CA" style:font-name-complex="Arial" style:font-size-complex="16pt" style:font-style-complex="italic"/>
    </style:style>
    <style:style style:name="T118" style:family="text">
      <style:text-properties style:font-name="Arial" fo:font-style="italic" style:font-style-asian="italic" style:font-name-complex="Arial"/>
    </style:style>
    <style:style style:name="T119" style:family="text">
      <style:text-properties style:font-name="Arial" fo:font-style="italic" style:font-style-asian="italic" style:font-name-complex="Arial" style:font-size-complex="16pt" style:font-style-complex="italic"/>
    </style:style>
    <style:style style:name="T120" style:family="text">
      <style:text-properties style:font-name="Arial" fo:font-style="italic" style:font-style-asian="italic" style:font-name-complex="Arial" style:font-style-complex="italic"/>
    </style:style>
    <style:style style:name="T121" style:family="text">
      <style:text-properties style:font-name="Arial" fo:font-style="italic" style:font-style-asian="italic" style:font-name-complex="Arial" style:font-size-complex="14pt"/>
    </style:style>
    <style:style style:name="T122" style:family="text">
      <style:text-properties style:font-name="Arial" fo:font-size="11pt" style:font-size-asian="11pt" style:font-name-complex="Arial"/>
    </style:style>
    <style:style style:name="T123" style:family="text">
      <style:text-properties style:font-name="Arial" fo:font-size="11pt" style:font-size-asian="11pt" style:font-name-complex="Arial" style:font-size-complex="11pt" style:font-style-complex="italic"/>
    </style:style>
    <style:style style:name="T124" style:family="text">
      <style:text-properties style:font-name="Arial" fo:font-size="11pt" style:font-size-asian="11pt" style:font-name-complex="Arial" style:font-size-complex="14pt"/>
    </style:style>
    <style:style style:name="T125" style:family="text">
      <style:text-properties style:font-name="Arial" fo:font-size="11pt" fo:font-weight="bold" style:font-size-asian="11pt" style:font-weight-asian="bold" style:font-name-complex="Arial"/>
    </style:style>
    <style:style style:name="T126" style:family="text">
      <style:text-properties style:font-name="Arial" fo:font-weight="bold" style:font-weight-asian="bold" style:font-name-complex="Arial"/>
    </style:style>
    <style:style style:name="T127" style:family="text">
      <style:text-properties style:font-name="Arial" style:font-name-asian="Times New Roman" style:language-asian="en" style:country-asian="CA" style:font-name-complex="Arial" style:font-size-complex="12pt"/>
    </style:style>
    <style:style style:name="T128" style:family="text">
      <style:text-properties style:font-name="Arial" style:font-name-asian="Times New Roman" style:language-asian="en" style:country-asian="CA" style:font-name-complex="Arial" style:font-size-complex="10pt"/>
    </style:style>
    <style:style style:name="T129" style:family="text">
      <style:text-properties style:font-name="Arial" fo:font-size="10pt" fo:font-style="italic" style:font-size-asian="10pt" style:font-style-asian="italic" style:font-name-complex="Arial" style:font-size-complex="10pt"/>
    </style:style>
    <style:style style:name="T130" style:family="text">
      <style:text-properties fo:color="#808080" style:font-name="Arial" fo:font-size="12pt" style:font-name-asian="Times New Roman" style:font-size-asian="12pt" style:language-asian="en" style:country-asian="CA" style:font-name-complex="Arial" style:font-size-complex="12pt"/>
    </style:style>
    <style:style style:name="T131" style:family="text">
      <style:text-properties fo:color="#808080" style:font-name="Arial" fo:font-size="11pt" style:font-size-asian="11pt" style:font-name-complex="Arial"/>
    </style:style>
    <style:style style:name="T132" style:family="text">
      <style:text-properties fo:color="#808080" style:font-name="Arial" fo:font-size="11pt" style:font-size-asian="11pt" style:font-name-complex="Arial" style:font-size-complex="14pt"/>
    </style:style>
    <style:style style:name="T133" style:family="text">
      <style:text-properties fo:color="#808080" style:font-name="Arial" style:font-name-asian="Times New Roman" style:language-asian="en" style:country-asian="CA" style:font-name-complex="Arial"/>
    </style:style>
    <style:style style:name="T134" style:family="text">
      <style:text-properties fo:color="#808080" style:font-name="Arial" style:font-name-asian="Times New Roman" style:language-asian="en" style:country-asian="CA" style:font-name-complex="Arial" style:font-size-complex="12pt"/>
    </style:style>
    <style:style style:name="T135" style:family="text">
      <style:text-properties fo:color="#808080" style:font-name="Arial" style:font-name-asian="Times New Roman" style:language-asian="en" style:country-asian="CA" style:font-name-complex="Arial" style:font-size-complex="10pt"/>
    </style:style>
    <style:style style:name="T136" style:family="text">
      <style:text-properties fo:color="#808080" style:font-name="Arial" fo:font-style="italic" style:font-name-asian="Times New Roman" style:language-asian="en" style:country-asian="CA" style:font-style-asian="italic" style:font-name-complex="Arial" style:font-size-complex="12pt"/>
    </style:style>
    <style:style style:name="T137" style:family="text">
      <style:text-properties fo:color="#808080" style:font-name="Arial" fo:font-size="16pt" fo:font-weight="bold" style:font-name-asian="Times New Roman" style:font-size-asian="16pt" style:language-asian="en" style:country-asian="CA" style:font-weight-asian="bold" style:font-name-complex="Arial" style:font-size-complex="14pt"/>
    </style:style>
    <style:style style:name="T138" style:family="text">
      <style:text-properties fo:color="#222222" style:font-name="Arial" fo:font-size="12pt" fo:font-style="italic" fo:background-color="#ffffff" loext:char-shading-value="0" style:font-name-asian="Times New Roman" style:font-size-asian="12pt" style:language-asian="en" style:country-asian="CA" style:font-style-asian="italic" style:font-name-complex="Arial" style:font-size-complex="12pt"/>
    </style:style>
    <style:style style:name="T139" style:family="text">
      <style:text-properties fo:color="#222222" style:font-name="Arial" fo:font-size="12pt" fo:font-style="italic" style:font-name-asian="Times New Roman" style:font-size-asian="12pt" style:language-asian="en" style:country-asian="CA" style:font-style-asian="italic" style:font-name-complex="Arial" style:font-size-complex="12pt"/>
    </style:style>
    <style:style style:name="T140" style:family="text">
      <style:text-properties fo:color="#222222" style:font-name="Arial" fo:font-size="12pt" fo:background-color="#ffffff" loext:char-shading-value="0" style:font-name-asian="Times New Roman" style:font-size-asian="12pt" style:language-asian="en" style:country-asian="CA" style:font-name-complex="Arial" style:font-size-complex="12pt"/>
    </style:style>
    <style:style style:name="T141" style:family="text">
      <style:text-properties fo:color="#222222" style:font-name="Arial" fo:background-color="#ffffff" loext:char-shading-value="0" style:font-name-asian="Times New Roman" style:language-asian="en" style:country-asian="CA" style:font-name-complex="Arial"/>
    </style:style>
    <style:style style:name="T142" style:family="text">
      <style:text-properties fo:color="#222222" style:font-name="Arial" fo:font-size="14pt" fo:font-weight="bold" style:font-name-asian="Times New Roman" style:font-size-asian="14pt" style:language-asian="en" style:country-asian="CA" style:font-weight-asian="bold" style:font-name-complex="Arial" style:font-size-complex="14pt"/>
    </style:style>
    <style:style style:name="T143" style:family="text">
      <style:text-properties fo:color="#222222" style:font-name="Arial" style:font-name-asian="Times New Roman" style:language-asian="en" style:country-asian="CA" style:font-name-complex="Arial"/>
    </style:style>
    <style:style style:name="T144" style:family="text">
      <style:text-properties fo:color="#222222" style:font-name="Arial" style:font-name-asian="Times New Roman" style:language-asian="en" style:country-asian="CA" style:font-name-complex="Arial" style:font-size-complex="10pt"/>
    </style:style>
    <style:style style:name="T145" style:family="text">
      <style:text-properties fo:color="#222222" style:font-name="Arial" fo:font-size="10pt" style:font-name-asian="Times New Roman" style:font-size-asian="10pt" style:language-asian="en" style:country-asian="CA" style:font-name-complex="Arial" style:font-size-complex="10pt"/>
    </style:style>
    <style:style style:name="T146" style:family="text">
      <style:text-properties fo:color="#222222" style:font-name="Arial" fo:font-size="16pt" fo:font-weight="bold" style:font-name-asian="Times New Roman" style:font-size-asian="16pt" style:language-asian="en" style:country-asian="CA" style:font-weight-asian="bold" style:font-name-complex="Arial" style:font-size-complex="14pt"/>
    </style:style>
    <style:style style:name="T147" style:family="text">
      <style:text-properties style:font-name="Times New Roman" fo:font-size="16pt" style:font-name-asian="Times New Roman" style:font-size-asian="16pt" style:language-asian="en" style:country-asian="CA" style:font-name-complex="Times New Roman" style:font-size-complex="12pt"/>
    </style:style>
    <style:style style:name="T148" style:family="text">
      <style:text-properties style:font-size-asian="12pt"/>
    </style:style>
    <style:style style:name="T149" style:family="text">
      <style:text-properties officeooo:rsid="0007741f"/>
    </style:style>
    <style:style style:name="T150" style:family="text">
      <style:text-properties fo:font-weight="bold" style:font-weight-asian="bold" style:font-weight-complex="bold"/>
    </style:style>
    <style:style style:name="T151" style:family="text">
      <style:text-properties fo:font-weight="bold" officeooo:rsid="0007741f" style:font-weight-asian="bold" style:font-weight-complex="bold"/>
    </style:style>
    <style:style style:name="T152" style:family="text">
      <style:text-properties fo:font-weight="bold" officeooo:rsid="001f4456" style:font-weight-asian="bold" style:font-weight-complex="bold"/>
    </style:style>
    <style:style style:name="T153" style:family="text">
      <style:text-properties fo:font-weight="bold" officeooo:rsid="0037605c" style:font-weight-asian="bold" style:font-weight-complex="bold"/>
    </style:style>
    <style:style style:name="T154" style:family="text">
      <style:text-properties fo:font-weight="bold" officeooo:rsid="0067656d" style:font-weight-asian="bold" style:font-weight-complex="bold"/>
    </style:style>
    <style:style style:name="T155" style:family="text">
      <style:text-properties officeooo:rsid="000ee465"/>
    </style:style>
    <style:style style:name="T156" style:family="text">
      <style:text-properties officeooo:rsid="0009f6c2"/>
    </style:style>
    <style:style style:name="T157" style:family="text">
      <style:text-properties fo:font-size="16pt" fo:font-weight="normal" officeooo:rsid="00091325" style:font-size-asian="16pt" style:font-weight-asian="normal" style:font-size-complex="16pt" style:font-weight-complex="normal"/>
    </style:style>
    <style:style style:name="T158" style:family="text">
      <style:text-properties officeooo:rsid="000c3dcf"/>
    </style:style>
    <style:style style:name="T159" style:family="text">
      <style:text-properties officeooo:rsid="000d052c"/>
    </style:style>
    <style:style style:name="T160" style:family="text">
      <style:text-properties fo:background-color="#ffffff" loext:char-shading-value="0"/>
    </style:style>
    <style:style style:name="T161" style:family="text">
      <style:text-properties officeooo:rsid="00c701b6" fo:background-color="#ffffff" loext:char-shading-value="0"/>
    </style:style>
    <style:style style:name="T162" style:family="text">
      <style:text-properties officeooo:rsid="00b5d13d"/>
    </style:style>
    <style:style style:name="T163" style:family="text">
      <style:text-properties officeooo:rsid="00c57439"/>
    </style:style>
    <style:style style:name="T164" style:family="text">
      <style:text-properties officeooo:rsid="0013c116"/>
    </style:style>
    <style:style style:name="T165" style:family="text">
      <style:text-properties officeooo:rsid="00b8a7e6"/>
    </style:style>
    <style:style style:name="T166" style:family="text">
      <style:text-properties officeooo:rsid="00b6a8ab"/>
    </style:style>
    <style:style style:name="T167" style:family="text">
      <style:text-properties officeooo:rsid="00baa506"/>
    </style:style>
    <style:style style:name="T168" style:family="text">
      <style:text-properties officeooo:rsid="00bda07c"/>
    </style:style>
    <style:style style:name="T169" style:family="text">
      <style:text-properties officeooo:rsid="00bb7150"/>
    </style:style>
    <style:style style:name="T170" style:family="text">
      <style:text-properties officeooo:rsid="00c47265"/>
    </style:style>
    <style:style style:name="T171" style:family="text">
      <style:text-properties officeooo:rsid="00c6718a"/>
    </style:style>
    <style:style style:name="T172" style:family="text">
      <style:text-properties officeooo:rsid="002fddb1"/>
    </style:style>
    <style:style style:name="T173" style:family="text">
      <style:text-properties officeooo:rsid="00737582"/>
    </style:style>
    <style:style style:name="T174" style:family="text">
      <style:text-properties officeooo:rsid="0076c647"/>
    </style:style>
    <style:style style:name="T175" style:family="text">
      <style:text-properties officeooo:rsid="00c701b6"/>
    </style:style>
    <style:style style:name="T176" style:family="text">
      <style:text-properties officeooo:rsid="00130d78"/>
    </style:style>
    <style:style style:name="T177" style:family="text">
      <style:text-properties officeooo:rsid="004f0f89"/>
    </style:style>
    <style:style style:name="T178" style:family="text">
      <style:text-properties officeooo:rsid="005047c5"/>
    </style:style>
    <style:style style:name="T179" style:family="text">
      <style:text-properties officeooo:rsid="006682d2"/>
    </style:style>
    <style:style style:name="T180" style:family="text">
      <style:text-properties officeooo:rsid="0050982c"/>
    </style:style>
    <style:style style:name="T181" style:family="text">
      <style:text-properties officeooo:rsid="005cd35a"/>
    </style:style>
    <style:style style:name="T182" style:family="text">
      <style:text-properties officeooo:rsid="0051bfd9"/>
    </style:style>
    <style:style style:name="T183" style:family="text">
      <style:text-properties officeooo:rsid="005306df"/>
    </style:style>
    <style:style style:name="T184" style:family="text">
      <style:text-properties officeooo:rsid="0058b76e"/>
    </style:style>
    <style:style style:name="T185" style:family="text">
      <style:text-properties officeooo:rsid="0050ac25"/>
    </style:style>
    <style:style style:name="T186" style:family="text">
      <style:text-properties officeooo:rsid="005cbd31"/>
    </style:style>
    <style:style style:name="T187" style:family="text">
      <style:text-properties officeooo:rsid="00621597"/>
    </style:style>
    <style:style style:name="T188" style:family="text">
      <style:text-properties officeooo:rsid="00988484"/>
    </style:style>
    <style:style style:name="T189" style:family="text">
      <style:text-properties officeooo:rsid="009a57f1"/>
    </style:style>
    <style:style style:name="T190" style:family="text">
      <style:text-properties officeooo:rsid="009b6e40"/>
    </style:style>
    <style:style style:name="T191" style:family="text">
      <style:text-properties officeooo:rsid="009fa70c"/>
    </style:style>
    <style:style style:name="T192" style:family="text">
      <style:text-properties officeooo:rsid="00a16ad7"/>
    </style:style>
    <style:style style:name="T193" style:family="text">
      <style:text-properties officeooo:rsid="00a3047d"/>
    </style:style>
    <style:style style:name="T194" style:family="text">
      <style:text-properties officeooo:rsid="00a5e0f4"/>
    </style:style>
    <style:style style:name="T195" style:family="text">
      <style:text-properties officeooo:rsid="00a6a5bf"/>
    </style:style>
    <style:style style:name="T196" style:family="text">
      <style:text-properties officeooo:rsid="00a90b39"/>
    </style:style>
    <style:style style:name="T197" style:family="text">
      <style:text-properties officeooo:rsid="00aa54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esigned by struct by_lightning{};</text:p>
      <text:p text:style-name="P40">Assignment 1 – MIS and MID</text:p>
      <text:p text:style-name="P1"/>
      <text:p text:style-name="P1"><text:span text:style-name="T1">Module:</text:span> board</text:p>
      <text:p text:style-name="P1">Defines a 6 row by 7 column Connect Four board, as an abstract data type (ADT) Board. Contains access programs to interact with the board. <text:span text:style-name="T55">When compiling the production application, use the compiler flag -DNDEBUG.</text:span></text:p>
      <text:p text:style-name="P1"/>
      <text:p text:style-name="P37">--- Interface ---</text:p>
      <text:p text:style-name="P10"/>
      <text:p text:style-name="P21">Uses:</text:p>
      <text:p text:style-name="P1"><text:tab/>None</text:p>
      <text:p text:style-name="P27"/>
      <text:p text:style-name="P14">Defined Macros/Constants:</text:p>
      <text:p text:style-name="P42"><text:span text:style-name="T5"><text:tab/></text:span><text:span text:style-name="T7">NUM_ROWS:</text:span><text:span text:style-name="T5"> integer</text:span></text:p>
      <text:p text:style-name="P42"><text:tab/><text:span text:style-name="T5">The number of rows in the Connect Four board</text:span></text:p>
      <text:p text:style-name="P42"/>
      <text:p text:style-name="P41"><text:tab/><text:span text:style-name="T7">NUM_COLS:</text:span><text:span text:style-name="T5"> integer</text:span></text:p>
      <text:p text:style-name="P41"><text:tab/><text:span text:style-name="T5">The number of columns in the Connect Four board</text:span></text:p>
      <text:p text:style-name="P27"/>
      <text:p text:style-name="P14">Defined Types:</text:p>
      <text:p text:style-name="P43"><text:tab/><text:span text:style-name="T6">Token:</text:span> an enumeration with elements: EMPTY, RED, BLUE</text:p>
      <text:p text:style-name="P43"><text:tab/>The type of the <text:span text:style-name="T27">elements</text:span> that are contained in, inserted to, and returned from the ADT <text:tab/>Board</text:p>
      <text:p text:style-name="P43"/>
      <text:p text:style-name="P43"><text:tab/><text:span text:style-name="T6">Board:</text:span> a pointer or reference to the board “object”</text:p>
      <text:p text:style-name="P43"><text:tab/>Variables of this type are instances of the ADT Board</text:p>
      <text:p text:style-name="P31"/>
      <text:p text:style-name="P21">Access programs:</text:p>
      <text:p text:style-name="P1"><text:tab/><text:span text:style-name="T8">board_create:</text:span></text:p>
      <text:p text:style-name="P2"><text:tab/><text:span text:style-name="T25">Return Type: Board</text:span></text:p>
      <text:p text:style-name="P71"><text:tab/>Parameters: None</text:p>
      <text:p text:style-name="P71"><text:tab/>Creates and returns a Board object, with all cells initialized to EMPTY. Terminates the <text:tab/>program if the board cannot be created.</text:p>
      <text:p text:style-name="P2"/>
      <text:p text:style-name="P2"><text:tab/><text:span text:style-name="T17">board_destroy:</text:span></text:p>
      <text:p text:style-name="P2"><text:tab/><text:span text:style-name="T25">Return Type: void</text:span></text:p>
      <text:p text:style-name="P2"><text:tab/><text:span text:style-name="T25">Parameters: Board b</text:span></text:p>
      <text:p text:style-name="P3"><text:tab/><text:span text:style-name="T26">Frees the memory allocated to the Board b.</text:span></text:p>
      <text:p text:style-name="P3"/>
      <text:p text:style-name="P3"><text:span text:style-name="T26"><text:tab/></text:span><text:span text:style-name="T9">board_checkCell:</text:span></text:p>
      <text:p text:style-name="P72"><text:tab/>Return Type: Token</text:p>
      <text:p text:style-name="P72"><text:soft-page-break/><text:tab/>Parameters: Board b, integer row, integer col</text:p>
      <text:p text:style-name="P4"><text:tab/><text:span text:style-name="T27">Returns the value of the board element in (row, col).</text:span></text:p>
      <text:p text:style-name="P4"/>
      <text:p text:style-name="P4"><text:span text:style-name="T27"><text:tab/></text:span><text:span text:style-name="T10">board_dropToken</text:span><text:span text:style-name="T27">:</text:span></text:p>
      <text:p text:style-name="P73"><text:tab/>Return Type: integer</text:p>
      <text:p text:style-name="P73"><text:tab/>Parameters: Board b, Token token, integer col</text:p>
      <text:p text:style-name="P4"><text:tab/><text:span text:style-name="T28">Inserts the token, into the board b, in the column col. The inserted position is <text:tab/>determined by where the token would fall in a physical Connect Four board, by gravity.</text:span></text:p>
      <text:p text:style-name="P4"><text:tab/><text:span text:style-name="T28">Specifically, the token will be inserted into the position (row, col) such that the board b<text:tab/></text:span></text:p>
      <text:p text:style-name="P4"><text:tab/><text:span text:style-name="T28">has the value EMPTY at (row, col) and row is as large as possible. The function returns </text:span></text:p>
      <text:p text:style-name="P8"><text:tab/><text:span text:style-name="T29">0 if the token was successfully inserted into the board and -1 if it wasn't successful (the <text:tab/>column is already full or it was passed a NULL pointer for b).</text:span></text:p>
      <text:p text:style-name="P4"/>
      <text:p text:style-name="P4"><text:tab/><text:span text:style-name="T11">board_dropPosition:</text:span></text:p>
      <text:p text:style-name="P4"><text:tab/><text:span text:style-name="T30">Return Type: integer</text:span></text:p>
      <text:p text:style-name="P4"><text:tab/><text:span text:style-name="T30">Parameters: Board b, integer col</text:span></text:p>
      <text:p text:style-name="P8"><text:tab/><text:span text:style-name="T30">Returns the row where a token be inserted by the board_dropToken (see <text:tab/>board_dropToken). Returns -1 if the column is already fullor it was passed a NULL <text:tab/>pointer for b.</text:span></text:p>
      <text:p text:style-name="P4"/>
      <text:p text:style-name="P4"><text:tab/><text:span text:style-name="T12">board_empty:</text:span></text:p>
      <text:p text:style-name="P4"><text:tab/><text:span text:style-name="T31">Return Type: void</text:span></text:p>
      <text:p text:style-name="P4"><text:tab/><text:span text:style-name="T31">Parameters: Board b</text:span></text:p>
      <text:p text:style-name="P4"><text:tab/><text:span text:style-name="T32">Sets all cells of the board b to EMPTY.</text:span></text:p>
      <text:p text:style-name="P4"/>
      <text:p text:style-name="P38">--- I<text:span text:style-name="T33">mplementation</text:span> ---</text:p>
      <text:p text:style-name="P11"/>
      <text:p text:style-name="P22">Uses:</text:p>
      <text:p text:style-name="P51"><text:tab/><text:span text:style-name="T33">board.h</text:span></text:p>
      <text:p text:style-name="P51"><text:tab/><text:span text:style-name="T33">stdio.h</text:span></text:p>
      <text:p text:style-name="P51"><text:tab/><text:span text:style-name="T33">stdlib.h</text:span></text:p>
      <text:p text:style-name="P51"><text:tab/><text:span text:style-name="T53">assert.h</text:span></text:p>
      <text:p text:style-name="P28"/>
      <text:p text:style-name="P16">Type Definitions/Structure,Union,Enumeration Declarations:</text:p>
      <text:p text:style-name="P46"><text:tab/><text:span text:style-name="T13">board_type:</text:span><text:span text:style-name="T34"> The internal representation of the board ADT; a structure of a two <text:tab/>dimensional array of type Token. The top left of the board is defined to be (0,0).</text:span></text:p>
      <text:p text:style-name="P46"><text:tab/>struct board_type { </text:p>
      <text:p text:style-name="P45"><text:s text:c="3"/><text:tab/><text:tab/><text:span text:style-name="T34">T</text:span>oken board[NUM_ROWS][NUM_COLS]; </text:p>
      <text:p text:style-name="P45"><text:tab/>}; </text:p>
      <text:p text:style-name="P32"/>
      <text:p text:style-name="P34"><text:span text:style-name="T4">Variables</text:span>:</text:p>
      <text:p text:style-name="P54"><text:tab/>None</text:p>
      <text:p text:style-name="P28"/>
      <text:p text:style-name="P18">Access Programs:</text:p>
      <text:p text:style-name="P36"><text:soft-page-break/><text:tab/><text:span text:style-name="T18">Board board_create(void)</text:span></text:p>
      <text:p text:style-name="P56"><text:tab/>Creates an empty board by allocating memory of size the structure board_type. </text:p>
      <text:p text:style-name="P48"><text:tab/></text:p>
      <text:p text:style-name="P74"><text:tab/>Board b = (Board) malloc(sizeof(struct board_type)); </text:p>
      <text:p text:style-name="P66"><text:s text:c="2"/><text:tab/>board_empty(b); </text:p>
      <text:p text:style-name="P66"><text:s text:c="2"/><text:tab/>return b;</text:p>
      <text:p text:style-name="P3"/>
      <text:p text:style-name="P3"><text:tab/><text:span text:style-name="T14">void board_destroy(Board b)</text:span></text:p>
      <text:p text:style-name="P5"><text:tab/><text:span text:style-name="T53">Deallocates the memory associated with b.</text:span></text:p>
      <text:p text:style-name="P5"/>
      <text:p text:style-name="P75"><text:tab/>free(b);</text:p>
      <text:p text:style-name="P75"><text:tab/>return;</text:p>
      <text:p text:style-name="P5"/>
      <text:p text:style-name="P6"><text:tab/><text:span text:style-name="T15">Token board_checkCell(Board b, int row, int col)</text:span></text:p>
      <text:p text:style-name="P6"><text:tab/><text:span text:style-name="T54">Return the value of the board element at (row, col) by accessing the two-dimensional <text:tab/>array in the structure that b points to.</text:span></text:p>
      <text:p text:style-name="P6"/>
      <text:p text:style-name="P6"><text:tab/><text:span text:style-name="T54">assert(b != NULL); </text:span></text:p>
      <text:p text:style-name="P67"><text:s text:c="3"/><text:tab/>if (b == NULL) return EMPTY; </text:p>
      <text:p text:style-name="P67"><text:s text:c="3"/><text:tab/>return b-&gt;board[row][col]; </text:p>
      <text:p text:style-name="P6"/>
      <text:p text:style-name="P7"><text:span text:style-name="T53"><text:tab/></text:span><text:span text:style-name="T14">int board_dropToken(Board b, Token token, int col) </text:span></text:p>
      <text:p text:style-name="P68"><text:tab/><text:span text:style-name="T28">Inserts the token, into the board b, in the column col. The inserted position is <text:tab/>determined by where the token would fall in a physical Connect Four board, by gravity.</text:span></text:p>
      <text:p text:style-name="P7"><text:tab/><text:span text:style-name="T28">Specifically, the token will be inserted into the position (row, col) such that the board b<text:tab/></text:span></text:p>
      <text:p text:style-name="P7"><text:tab/><text:span text:style-name="T28">has the value EMPTY at (row, col) and row is as large as possible. The function returns </text:span></text:p>
      <text:p text:style-name="P7"><text:tab/><text:span text:style-name="T29">0 if the token was successfully inserted into the board and -1 if it wasn't successful (the <text:tab/>column is already full or it was passed a NULL pointer for b).</text:span></text:p>
      <text:p text:style-name="P7"/>
      <text:p text:style-name="P68"><text:tab/>assert(0 &lt;= col &amp;&amp; col &lt; NUM_COLS); </text:p>
      <text:p text:style-name="P68"><text:s text:c="3"/><text:tab/>if (b == NULL) return -1; </text:p>
      <text:p text:style-name="P68"><text:s text:c="3"/><text:tab/>int row; </text:p>
      <text:p text:style-name="P68"/>
      <text:p text:style-name="P68"><text:s text:c="2"/><text:tab/>if ((row = board_dropPosition(b, col)) != -1) { </text:p>
      <text:p text:style-name="P68"><text:tab/><text:tab/>b-&gt;board[row][col] = token; </text:p>
      <text:p text:style-name="P68"><text:tab/><text:tab/>return 0; </text:p>
      <text:p text:style-name="P68"><text:tab/>} </text:p>
      <text:p text:style-name="P68"><text:tab/>return -1; </text:p>
      <text:p text:style-name="P68"><text:tab/></text:p>
      <text:p text:style-name="P69"><text:tab/><text:span text:style-name="T6">int board_dropPosition(Board b, int col) </text:span></text:p>
      <text:p text:style-name="P69"><text:tab/><text:span text:style-name="T30">Returns the row where a token be inserted by the board_dropToken (see <text:tab/>board_dropToken). Returns -1 if the column is already full </text:span>or it was passed a NULL <text:tab/>pointer <text:span text:style-name="T56">for b. This was done by looping down the column of the two-dimensional array <text:tab/>as long as the next element in the column was empty. </text:span></text:p>
      <text:p text:style-name="P69"/>
      <text:p text:style-name="P69"><text:tab/>assert(0 &lt;= col &amp;&amp; col &lt; NUM_COLS); </text:p>
      <text:p text:style-name="P69"><text:tab/>if (b == NULL) return -1; </text:p>
      <text:p text:style-name="P69"><text:tab/>int row; </text:p>
      <text:p text:style-name="P69"><text:soft-page-break/></text:p>
      <text:p text:style-name="P69"><text:tab/>if (b-&gt;board[0][col] != EMPTY) return -1; </text:p>
      <text:p text:style-name="P69"><text:tab/>for (row = 0; row + 1 &lt; NUM_ROWS &amp;&amp; b-&gt;board[row + 1][col] == EMPTY; row++); </text:p>
      <text:p text:style-name="P69"><text:tab/>return row; </text:p>
      <text:p text:style-name="P69"/>
      <text:p text:style-name="P69"><text:tab/><text:span text:style-name="T6">void board_empty(Board b) </text:span></text:p>
      <text:p text:style-name="P70"><text:tab/><text:span text:style-name="T32">Sets all cells of the board b to EMPTY by looping through every element in the two-<text:tab/>dimensional array and setting its value to EMPTY.</text:span></text:p>
      <text:p text:style-name="P69"/>
      <text:p text:style-name="P69"><text:tab/>if (b == NULL) return; </text:p>
      <text:p text:style-name="P69"><text:tab/>int row, col; </text:p>
      <text:p text:style-name="P69"/>
      <text:p text:style-name="P69"><text:tab/>for (row = 0; row &lt; NUM_ROWS; row++) </text:p>
      <text:p text:style-name="P69"><text:s text:c="3"/><text:tab/><text:tab/>for (col = 0; col &lt; NUM_COLS; col++) </text:p>
      <text:p text:style-name="P69"><text:s text:c="6"/><text:tab/><text:tab/>b-&gt;board[row][col] = EMPTY; </text:p>
      <text:p text:style-name="P69"/>
      <text:p text:style-name="P69"><text:s text:c="3"/><text:tab/>return; </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9"><text:span text:style-name="T1">Module:</text:span><text:span text:style-name="T36"> linked list</text:span></text:p>
      <text:p text:style-name="P88"><text:span text:style-name="T35">A module that implements a </text:span><text:span text:style-name="T37">generic </text:span><text:span text:style-name="T35">linked list data structure.</text:span></text:p>
      <text:p text:style-name="P9"/>
      <text:p text:style-name="P39">--- Interface ---</text:p>
      <text:p text:style-name="P12"/>
      <text:p text:style-name="P23">Uses:</text:p>
      <text:p text:style-name="P9"><text:tab/><text:span text:style-name="T80">stdlib.h</text:span></text:p>
      <text:p text:style-name="P29"/>
      <text:p text:style-name="P15">Defined Macros/Constants:</text:p>
      <text:p text:style-name="P44"><text:tab/>None</text:p>
      <text:p text:style-name="P29"/>
      <text:p text:style-name="P15">Defined Types:</text:p>
      <text:p text:style-name="P44"><text:tab/><text:span text:style-name="T16">List&lt;T&gt;:</text:span><text:span text:style-name="T72"> A variable with only private members.</text:span></text:p>
      <text:p text:style-name="P44"><text:tab/><text:span text:style-name="T73">A variable of this type is a linked list.</text:span></text:p>
      <text:p text:style-name="P44"/>
      <text:p text:style-name="P26">Access programs:</text:p>
      <text:p text:style-name="P24"><text:span text:style-name="T57"><text:tab/></text:span><text:span text:style-name="T20">addToList:</text:span></text:p>
      <text:p text:style-name="P24"><text:span text:style-name="T20"><text:tab/></text:span><text:span text:style-name="T38">Return type:</text:span><text:span text:style-name="T40"> List&lt;T&gt; *</text:span></text:p>
      <text:p text:style-name="P57"><text:tab/>Parameters: T *newitem, List&lt;T&gt; *list</text:p>
      <text:p text:style-name="P24"><text:span text:style-name="T40"><text:tab/>Add item T to the list </text:span><text:span text:style-name="T43">to the front of the list</text:span><text:span text:style-name="T40">.</text:span></text:p>
      <text:p text:style-name="P76"/>
      <text:p text:style-name="P76"><text:span text:style-name="T74"><text:tab/></text:span><text:span text:style-name="T75">deleteFromList:</text:span></text:p>
      <text:p text:style-name="P76"><text:span text:style-name="T75"><text:tab/></text:span><text:span text:style-name="T41">Return Type: List&lt;T&gt; *</text:span></text:p>
      <text:p text:style-name="P58"><text:tab/>Parameters: T *toDeleteItem, List&lt;T&gt; *list</text:p>
      <text:p text:style-name="P58"><text:tab/>Delete the first occurrence of item T from the list.</text:p>
      <text:p text:style-name="P76"/>
      <text:p text:style-name="P83"><text:tab/>traverseList:</text:p>
      <text:p text:style-name="P76"><text:span text:style-name="T75"><text:tab/></text:span><text:span text:style-name="T42">Return Type: None</text:span></text:p>
      <text:p text:style-name="P59"><text:tab/>Parameters: void (*f)(T *item), List&lt;T&gt; *list</text:p>
      <text:p text:style-name="P60"><text:tab/>Parameters: void (*f)(T *item), float dt, List&lt;T&gt; *list</text:p>
      <text:p text:style-name="P60"><text:tab/>Iterate over the list and execute function f on each node of the list.</text:p>
      <text:p text:style-name="P60"><text:tab/>Note that this is a overloaded function which can use either set of parameters</text:p>
      <text:p text:style-name="P76"/>
      <text:p text:style-name="P84"><text:tab/>reduceList:</text:p>
      <text:p text:style-name="P76"><text:span text:style-name="T76"><text:tab/></text:span><text:span text:style-name="T42">Return type: T *</text:span></text:p>
      <text:p text:style-name="P59"><text:tab/>Parameters: bool (*f)(T *listItem, T *item), T *newest, List&lt;T&gt; *list</text:p>
      <text:p text:style-name="P59"><text:tab/>Iterate over the list and return the first item T that satisfies the function f</text:p>
      <text:p text:style-name="P76"/>
      <text:p text:style-name="P76"/>
      <text:p text:style-name="P76"/>
      <text:p text:style-name="P76"/>
      <text:p text:style-name="P76"><text:soft-page-break/></text:p>
      <text:p text:style-name="P77"><text:span text:style-name="T42"><text:tab/></text:span><text:span text:style-name="T2">--- I</text:span><text:span text:style-name="T3">mplementation</text:span><text:span text:style-name="T2"> ---</text:span></text:p>
      <text:p text:style-name="P13"/>
      <text:p text:style-name="P25">Uses:</text:p>
      <text:p text:style-name="P52"><text:tab/><text:span text:style-name="T33">stdlib.h</text:span></text:p>
      <text:p text:style-name="P30"/>
      <text:p text:style-name="P17">Type Definitions/Structure,Union,Enumeration Declarations:</text:p>
      <text:p text:style-name="P47"><text:tab/><text:span text:style-name="T81">List</text:span><text:span text:style-name="T13">:</text:span><text:span text:style-name="T34"> The internal representation of a linked list; a class representing our linked list node <text:tab/>and containing the functions that can modify the list.</text:span></text:p>
      <text:p text:style-name="P49"><text:tab/></text:p>
      <text:p text:style-name="P49"><text:tab/>class List { </text:p>
      <text:p text:style-name="P50"><text:tab/><text:tab/>T *item; </text:p>
      <text:p text:style-name="P50"><text:tab/><text:tab/>List&lt;T&gt; *next; </text:p>
      <text:p text:style-name="P50"/>
      <text:p text:style-name="P50"><text:tab/><text:tab/>// private constructor so that clients can't make a LIst </text:p>
      <text:p text:style-name="P50"><text:s text:c="2"/><text:tab/><text:tab/>// object except by using addToList(item, null); </text:p>
      <text:p text:style-name="P50"><text:s text:c="2"/><text:tab/><text:tab/>List() {} </text:p>
      <text:p text:style-name="P50"><text:tab/>}</text:p>
      <text:p text:style-name="P33"/>
      <text:p text:style-name="P35"><text:span text:style-name="T4">Variables</text:span>:</text:p>
      <text:p text:style-name="P55"><text:tab/>None</text:p>
      <text:p text:style-name="P30"/>
      <text:p text:style-name="P19">Access Programs:</text:p>
      <text:p text:style-name="P19"/>
      <text:p text:style-name="P85">template&lt;typename T&gt; List&lt;T&gt; * List&lt;T&gt;::addToList(T *newItem, List&lt;T&gt; *list)</text:p>
      <text:p text:style-name="P20"><text:span text:style-name="T42">A</text:span><text:span text:style-name="T39">dds item T to the front of the linked list, list</text:span></text:p>
      <text:p text:style-name="P79"/>
      <text:p text:style-name="P63">if(newItem != NULL) { </text:p>
      <text:p text:style-name="P63"><text:s text:c="4"/>List&lt;T&gt; *resultList = (List&lt;T&gt; *)malloc(sizeof(List&lt;T&gt;)); </text:p>
      <text:p text:style-name="P63"><text:s text:c="4"/>resultList-&gt;item = newItem; </text:p>
      <text:p text:style-name="P63"><text:s text:c="4"/>resultList-&gt;next = list; </text:p>
      <text:p text:style-name="P63"><text:s text:c="4"/>return resultList; </text:p>
      <text:p text:style-name="P63"><text:s text:c="2"/>} </text:p>
      <text:p text:style-name="P63"><text:s text:c="2"/>else { </text:p>
      <text:p text:style-name="P63"><text:s text:c="4"/>return list; </text:p>
      <text:p text:style-name="P63"><text:s text:c="2"/>}</text:p>
      <text:p text:style-name="P79"/>
      <text:p text:style-name="P79"/>
      <text:p text:style-name="P79"/>
      <text:p text:style-name="P79"/>
      <text:p text:style-name="P79"/>
      <text:p text:style-name="P79"/>
      <text:p text:style-name="P79"/>
      <text:p text:style-name="P81"><text:soft-page-break/></text:p>
      <text:p text:style-name="P87">template&lt;typename T&gt; List&lt;T&gt; * List&lt;T&gt;::deleteFromList(T *toDeleteItem, List&lt;T&gt; *list)</text:p>
      <text:p text:style-name="P78"><text:span text:style-name="T41">Delete the first occurrence of item T from the list, </text:span><text:span text:style-name="T44">list.</text:span></text:p>
      <text:p text:style-name="P80"/>
      <text:p text:style-name="P64"><text:s text:c="2"/>if(list != NULL) { </text:p>
      <text:p text:style-name="P64"><text:s text:c="4"/>List&lt;T&gt; *current; </text:p>
      <text:p text:style-name="P64"><text:s text:c="4"/>List&lt;T&gt; *previous; </text:p>
      <text:p text:style-name="P64"><text:s text:c="4"/>for(current = list, previous = NULL; </text:p>
      <text:p text:style-name="P64"><text:s text:c="8"/>current != NULL &amp;&amp; current-&gt;item != toDeleteItem; </text:p>
      <text:p text:style-name="P64"><text:s text:c="8"/>previous = current, current = current-&gt;next); </text:p>
      <text:p text:style-name="P64"><text:s text:c="4"/>if(current != NULL) { </text:p>
      <text:p text:style-name="P64"><text:s text:c="6"/>if(previous != NULL) { </text:p>
      <text:p text:style-name="P64"><text:s text:c="8"/>previous-&gt;next = current-&gt;next; </text:p>
      <text:p text:style-name="P64"><text:s text:c="6"/>} </text:p>
      <text:p text:style-name="P64"><text:s text:c="6"/>else { </text:p>
      <text:p text:style-name="P64"><text:s text:c="8"/>list = list-&gt;next; </text:p>
      <text:p text:style-name="P64"><text:s text:c="6"/>} </text:p>
      <text:p text:style-name="P64"><text:s text:c="6"/>free(current); </text:p>
      <text:p text:style-name="P64"><text:s text:c="4"/>} </text:p>
      <text:p text:style-name="P64"><text:s text:c="4"/>return list; </text:p>
      <text:p text:style-name="P64"><text:s text:c="2"/>} </text:p>
      <text:p text:style-name="P64"><text:s text:c="2"/>else { </text:p>
      <text:p text:style-name="P64"><text:s text:c="4"/>return NULL; </text:p>
      <text:p text:style-name="P64"><text:s text:c="2"/>}</text:p>
      <text:p text:style-name="P80"/>
      <text:p text:style-name="P86">template&lt;typename T&gt; void List&lt;T&gt;::traverseList(void (*f)(T *item), List&lt;T&gt; *list)</text:p>
      <text:p text:style-name="P82">template&lt;typename T&gt; void List&lt;T&gt;::traverseList(void (*f)(T *item, float dt), float dt, List&lt;T&gt; *list)</text:p>
      <text:p text:style-name="P61">Iterate over the list and execute function f on each node of the list.</text:p>
      <text:p text:style-name="P61">Note that this is a overloaded function which can use either set of parameters</text:p>
      <text:p text:style-name="P86"><text:s/></text:p>
      <text:p text:style-name="P65"><text:s text:c="2"/>for(List&lt;T&gt; *current = list; </text:p>
      <text:p text:style-name="P65"><text:s text:c="6"/>current != NULL; </text:p>
      <text:p text:style-name="P65"><text:s text:c="6"/>current = current-&gt;next) { </text:p>
      <text:p text:style-name="P65"><text:s text:c="4"/>(*f)(current-&gt;item); </text:p>
      <text:p text:style-name="P65"><text:s text:c="2"/>}</text:p>
      <text:p text:style-name="P53"/>
      <text:p text:style-name="P87">template&lt;typename T&gt; T * List&lt;T&gt;::reduceList(bool (*f)(T *listItem, T *item), T *newest, List&lt;T&gt; *list)</text:p>
      <text:p text:style-name="P61">Iterate over the list and return the first item T that satisfies the function f</text:p>
      <text:p text:style-name="P61"/>
      <text:p text:style-name="P62"><text:s text:c="3"/>for(; list != NULL; list = list-&gt;next) { </text:p>
      <text:p text:style-name="P62"><text:s text:c="6"/>if((*f)(list-&gt;item, newest) == true ) { </text:p>
      <text:p text:style-name="P62"><text:s text:c="6"/>return list-&gt;item; </text:p>
      <text:p text:style-name="P62"><text:s text:c="4"/>} </text:p>
      <text:p text:style-name="P62"><text:s text:c="3"/>} </text:p>
      <text:p text:style-name="P62"><text:soft-page-break/><text:s text:c="3"/>return NULL; </text:p>
      <text:p text:style-name="P201"><text:span text:style-name="Default_20_Paragraph_20_Font"><text:span text:style-name="T82">Module:</text:span></text:span><text:span text:style-name="Default_20_Paragraph_20_Font"><text:span text:style-name="T84"> <text:s text:c="2"/></text:span></text:span><text:span text:style-name="Default_20_Paragraph_20_Font"><text:span text:style-name="T86">graphics</text:span></text:span></text:p>
      <text:p text:style-name="P202">Responsible for all graphical representation on the screen, such as loading media files, setting up coordinates for the game layout, and positioning images throughout the screen accordingly.</text:p>
      <text:p text:style-name="P207"><text:span text:style-name="Default_20_Paragraph_20_Font"><text:span text:style-name="T83">--- Interface ---</text:span></text:span></text:p>
      <text:p text:style-name="P207"><text:span text:style-name="Default_20_Paragraph_20_Font"><text:span text:style-name="T88">Uses</text:span></text:span><text:span text:style-name="Default_20_Paragraph_20_Font"><text:span text:style-name="T90">:</text:span></text:span></text:p>
      <text:p text:style-name="P203"><text:tab/>SDL2/SDL.h<text:line-break/><text:tab/>string<text:line-break/><text:tab/>board.h<text:line-break/><text:tab/>linkedList.h</text:p>
      <text:p text:style-name="P204">Constants:</text:p>
      <text:p text:style-name="P208">CONNECT4_WINDOW_OFFSET_Y: int</text:p>
      <text:p text:style-name="P157"><text:span text:style-name="Default_20_Paragraph_20_Font"><text:span text:style-name="T97"><text:tab/></text:span></text:span><text:span text:style-name="Default_20_Paragraph_20_Font"><text:span text:style-name="T113">Prevents the application window to open beyond the boundaries of the client’s <text:tab/>screen</text:span></text:span></text:p>
      <text:p text:style-name="P158"><text:span text:style-name="Default_20_Paragraph_20_Font"><text:span text:style-name="T97">SCALE: float<text:line-break/></text:span></text:span><text:span text:style-name="Default_20_Paragraph_20_Font"><text:span text:style-name="T119">Allows the game screen to be scaled</text:span></text:span></text:p>
      <text:p text:style-name="P215"><text:span text:style-name="Default_20_Paragraph_20_Font"><text:span text:style-name="T97">SCREEN_WIDTH: int<text:line-break/></text:span></text:span><text:span text:style-name="Default_20_Paragraph_20_Font"><text:span text:style-name="T118">Window width size for the game</text:span></text:span></text:p>
      <text:p text:style-name="P215"><text:span text:style-name="Default_20_Paragraph_20_Font"><text:span text:style-name="T97">SCREEN_HEIGHT: int <text:line-break/></text:span></text:span><text:span text:style-name="Default_20_Paragraph_20_Font"><text:span text:style-name="T118">Window height size for the game</text:span></text:span></text:p>
      <text:p text:style-name="P215"><text:span text:style-name="Default_20_Paragraph_20_Font"><text:span text:style-name="T97">TOKEN_WIDTH: int<text:line-break/></text:span></text:span><text:span text:style-name="Default_20_Paragraph_20_Font"><text:span text:style-name="T118">Width of the tokens used for the game</text:span></text:span></text:p>
      <text:p text:style-name="P215"><text:span text:style-name="Default_20_Paragraph_20_Font"><text:span text:style-name="T97">TOKEN_HEIGHT: int<text:line-break/></text:span></text:span><text:span text:style-name="Default_20_Paragraph_20_Font"><text:span text:style-name="T118">Height of the tokens used for the game</text:span></text:span></text:p>
      <text:p text:style-name="P215"><text:span text:style-name="Default_20_Paragraph_20_Font"><text:span text:style-name="T97">GRID_OFFSET_Y: int<text:line-break/></text:span></text:span><text:span text:style-name="Default_20_Paragraph_20_Font"><text:span text:style-name="T118">Offset of column lines for the game playing board</text:span></text:span></text:p>
      <text:p text:style-name="P215"><text:span text:style-name="Default_20_Paragraph_20_Font"><text:span text:style-name="T97">GRID_OFFSET_X: int<text:line-break/></text:span></text:span><text:span text:style-name="Default_20_Paragraph_20_Font"><text:span text:style-name="T118">Offset of row lines for the game playing board</text:span></text:span></text:p>
      <text:p text:style-name="P215"><text:span text:style-name="Default_20_Paragraph_20_Font"><text:span text:style-name="T97">GRID_WIDTH: int<text:line-break/></text:span></text:span><text:span text:style-name="Default_20_Paragraph_20_Font"><text:span text:style-name="T118">Width of the game board</text:span></text:span></text:p>
      <text:p text:style-name="P215"><text:span text:style-name="Default_20_Paragraph_20_Font"><text:span text:style-name="T97">GRID_HEIGHT: int<text:line-break/></text:span></text:span><text:span text:style-name="Default_20_Paragraph_20_Font"><text:span text:style-name="T118">Height of the game board</text:span></text:span></text:p>
      <text:p text:style-name="P215"><text:span text:style-name="Default_20_Paragraph_20_Font"><text:span text:style-name="T97">MAINMENU_SETUP_BUTTON_LEFT: int<text:line-break/></text:span></text:span><text:span text:style-name="Default_20_Paragraph_20_Font"><text:span text:style-name="T119">Calculates the left position the setup button</text:span></text:span></text:p>
      <text:p text:style-name="P215"><text:span text:style-name="Default_20_Paragraph_20_Font"><text:span text:style-name="T97">MAINMENU_SETUP_BUTTON_RIGHT: int<text:line-break/></text:span></text:span><text:span text:style-name="Default_20_Paragraph_20_Font"><text:span text:style-name="T119">Calculates the right position the setup button</text:span></text:span></text:p>
      <text:p text:style-name="P215"><text:span text:style-name="Default_20_Paragraph_20_Font"><text:span text:style-name="T97">MAINMENU_SETUP_BUTTON_TOP: int <text:line-break/></text:span></text:span><text:span text:style-name="Default_20_Paragraph_20_Font"><text:span text:style-name="T119">Calculates the top position the setup button</text:span></text:span></text:p>
      <text:p text:style-name="P215"><text:span text:style-name="Default_20_Paragraph_20_Font"><text:span text:style-name="T97">MAINMENU_SETUP_BUTTON_BOTTOM: int<text:line-break/></text:span></text:span><text:span text:style-name="Default_20_Paragraph_20_Font"><text:span text:style-name="T119">Calculates the bottom position the setup button</text:span></text:span></text:p>
      <text:p text:style-name="P215"><text:span text:style-name="Default_20_Paragraph_20_Font"><text:span text:style-name="T97">MAINMENU_QUIT_BUTTON_LEFT: int<text:line-break/></text:span></text:span><text:span text:style-name="Default_20_Paragraph_20_Font"><text:span text:style-name="T119">Calculates the left position the quit button</text:span></text:span></text:p>
      <text:p text:style-name="P215"><text:span text:style-name="Default_20_Paragraph_20_Font"><text:span text:style-name="T97">MAINMENU_QUIT_BUTTON_RIGHT: int<text:line-break/></text:span></text:span><text:soft-page-break/><text:span text:style-name="Default_20_Paragraph_20_Font"><text:span text:style-name="T119">Calculates the right position the quit button</text:span></text:span></text:p>
      <text:p text:style-name="P215"><text:span text:style-name="Default_20_Paragraph_20_Font"><text:span text:style-name="T97">MAINMENU_QUIT_BUTTON_TOP: int<text:line-break/></text:span></text:span><text:span text:style-name="Default_20_Paragraph_20_Font"><text:span text:style-name="T119">Calculates the top position the quit button</text:span></text:span></text:p>
      <text:p text:style-name="P215"><text:span text:style-name="Default_20_Paragraph_20_Font"><text:span text:style-name="T97">MAINMENU_QUIT_BUTTON_BOTTOM: int<text:line-break/></text:span></text:span><text:span text:style-name="Default_20_Paragraph_20_Font"><text:span text:style-name="T119">Calculates the bottom position the quit button</text:span></text:span></text:p>
      <text:p text:style-name="P215"><text:span text:style-name="Default_20_Paragraph_20_Font"><text:span text:style-name="T97">SETUP_BOTTOM_BUTTONS_OFFSET: int<text:line-break/></text:span></text:span><text:span text:style-name="Default_20_Paragraph_20_Font"><text:span text:style-name="T119">Calculates the bottom position of all the buttons in the bottom of the setup game mode screen</text:span></text:span></text:p>
      <text:p text:style-name="P215"><text:span text:style-name="Default_20_Paragraph_20_Font"><text:span text:style-name="T97">SETUP_CLICKY_TOKENS_OFFSET: int<text:line-break/></text:span></text:span><text:span text:style-name="Default_20_Paragraph_20_Font"><text:span text:style-name="T119">Calculates the position of the button that changes the current token colour in play( ie. Going from blue’s turn to red’s turn and vice versa)</text:span></text:span></text:p>
      <text:p text:style-name="P215"><text:span text:style-name="Default_20_Paragraph_20_Font"><text:span text:style-name="T97">SETUP_2PLAYER_BUTTON_WIDTH: int<text:line-break/></text:span></text:span><text:span text:style-name="Default_20_Paragraph_20_Font"><text:span text:style-name="T119">Calculates the width of the ‘2 player’ game mode button within the setup screen</text:span></text:span></text:p>
      <text:p text:style-name="P215"><text:span text:style-name="Default_20_Paragraph_20_Font"><text:span text:style-name="T97">SETUP_2PLAYER_BUTTON_HEIGHT: int<text:line-break/></text:span></text:span><text:span text:style-name="Default_20_Paragraph_20_Font"><text:span text:style-name="T119">Calculates the height of the ‘2 player’ game mode button within the setup screen</text:span></text:span></text:p>
      <text:p text:style-name="P215"><text:span text:style-name="Default_20_Paragraph_20_Font"><text:span text:style-name="T97">SETUP_1PLAYER_BUTTON_WIDTH: int<text:line-break/></text:span></text:span><text:span text:style-name="Default_20_Paragraph_20_Font"><text:span text:style-name="T119">Calculates the width of the ‘1 player’ game mode button within the setup screen</text:span></text:span></text:p>
      <text:p text:style-name="P215"><text:span text:style-name="Default_20_Paragraph_20_Font"><text:span text:style-name="T97">SETUP_1PLAYER_BUTTON_HEIGHT: int<text:line-break/></text:span></text:span><text:span text:style-name="Default_20_Paragraph_20_Font"><text:span text:style-name="T119">Calculates the height of the ‘1 player’ game mode button within the setup screen</text:span></text:span></text:p>
      <text:p text:style-name="P215"><text:span text:style-name="Default_20_Paragraph_20_Font"><text:span text:style-name="T97">SETUP_MENU_BUTTON_WIDTH: int<text:line-break/></text:span></text:span><text:span text:style-name="Default_20_Paragraph_20_Font"><text:span text:style-name="T119">Calculates the width of the ‘menu” button within the setup screen</text:span></text:span></text:p>
      <text:p text:style-name="P216"><text:span text:style-name="Default_20_Paragraph_20_Font"><text:span text:style-name="T97">SETUP_MENU_BUTTON_HEIGHT: int<text:tab/><text:line-break/></text:span></text:span><text:span text:style-name="Default_20_Paragraph_20_Font"><text:span text:style-name="T119">Calculates the height of the ‘menu” button within the setup screen</text:span></text:span></text:p>
      <text:p text:style-name="P208"/>
      <text:p text:style-name="P207"><text:span text:style-name="Default_20_Paragraph_20_Font"><text:span text:style-name="T88">Global Declarations:</text:span></text:span></text:p>
      <text:p text:style-name="P215"><text:span text:style-name="Default_20_Paragraph_20_Font"><text:span text:style-name="T99">extern List&lt;FallingToken&gt; <text:s/>*gFallingTokens<text:line-break/></text:span></text:span><text:span text:style-name="Default_20_Paragraph_20_Font"><text:span text:style-name="T120">A list that represents all the falling tokens during gameplay</text:span></text:span></text:p>
      <text:p text:style-name="P207"><text:span text:style-name="Default_20_Paragraph_20_Font"><text:span text:style-name="T88">Defined Structures:</text:span></text:span></text:p>
      <text:p text:style-name="P219"><text:span text:style-name="Default_20_Paragraph_20_Font"><text:span text:style-name="T99">FallingToken</text:span></text:span><text:span text:style-name="Default_20_Paragraph_20_Font"><text:span text:style-name="T85"> <text:line-break/><text:tab/></text:span></text:span><text:span text:style-name="Default_20_Paragraph_20_Font"><text:span text:style-name="T120">Holds information about each token, which will help gravity to be simulated<text:line-break/><text:tab/>on each token individually.</text:span></text:span></text:p>
      <text:p text:style-name="P207"><text:span text:style-name="Default_20_Paragraph_20_Font"><text:span text:style-name="T85"><text:tab/></text:span></text:span><text:span text:style-name="Default_20_Paragraph_20_Font"><text:span text:style-name="T99">TextureWrapper</text:span></text:span><text:span text:style-name="Default_20_Paragraph_20_Font"><text:span text:style-name="T85"> <text:line-break/><text:tab/></text:span></text:span><text:span text:style-name="Default_20_Paragraph_20_Font"><text:span text:style-name="T120">Provides a way to store dimensions to a texture.</text:span></text:span></text:p>
      <text:p text:style-name="P207"><text:span text:style-name="Default_20_Paragraph_20_Font"><text:span text:style-name="T120"><text:tab/></text:span></text:span><text:span text:style-name="Default_20_Paragraph_20_Font"><text:span text:style-name="T100">TokenLocation <text:s text:c="2"/>(incomplete type)<text:line-break/><text:tab/></text:span></text:span><text:span text:style-name="Default_20_Paragraph_20_Font"><text:span text:style-name="T120">Allows a tokens to be defined by its color and position within the game board.<text:line-break/><text:tab/></text:span></text:span><text:span text:style-name="Default_20_Paragraph_20_Font"><text:span text:style-name="T85">(the structure definition for this struct is visible in the interface)</text:span></text:span><text:span text:style-name="Default_20_Paragraph_20_Font"><text:span text:style-name="T120"><text:line-break/><text:tab/></text:span></text:span><text:span text:style-name="Default_20_Paragraph_20_Font"><text:span text:style-name="T123">struct TokenLocation {</text:span></text:span></text:p>
      <text:p text:style-name="P205"><text:s/><text:tab/> <text:s text:c="3"/>int row;</text:p>
      <text:p text:style-name="P205"><text:s text:c="2"/><text:tab/> <text:s text:c="3"/>int column;</text:p>
      <text:p text:style-name="P205"><text:s text:c="2"/><text:tab/> <text:s text:c="2"/>Token colour;</text:p>
      <text:p text:style-name="P219"><text:span text:style-name="Default_20_Paragraph_20_Font"><text:span text:style-name="T123">};</text:span></text:span><text:span text:style-name="Default_20_Paragraph_20_Font"><text:span text:style-name="T120"><text:tab/></text:span></text:span></text:p>
      <text:p text:style-name="P204"/>
      <text:p text:style-name="P204"/>
      <text:p text:style-name="P204"/>
      <text:p text:style-name="P204"><text:soft-page-break/></text:p>
      <text:p text:style-name="P207"><text:span text:style-name="Default_20_Paragraph_20_Font"><text:span text:style-name="T88">Access programs:</text:span></text:span></text:p>
      <text:p text:style-name="P215"><text:span text:style-name="Default_20_Paragraph_20_Font"><text:span text:style-name="T98">drawFallingToken: <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FallingToken *token<text:line-break/></text:span></text:span><text:span text:style-name="Default_20_Paragraph_20_Font"><text:span text:style-name="T118">Given a token, determine the position to drop it.</text:span></text:span></text:p>
      <text:p text:style-name="P215"><text:span text:style-name="Default_20_Paragraph_20_Font"><text:span text:style-name="T98">clearFallingToken:<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text:tab/>FallingToken *fallingToken<text:line-break/></text:span></text:span><text:span text:style-name="Default_20_Paragraph_20_Font"><text:span text:style-name="T118">Finds the position of the falling token. </text:span></text:span></text:p>
      <text:p text:style-name="P215"><text:span text:style-name="Default_20_Paragraph_20_Font"><text:span text:style-name="T98">updateFallingToken:<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FallingToken *fallingToken, float dt<text:line-break/></text:span></text:span><text:span text:style-name="Default_20_Paragraph_20_Font"><text:span text:style-name="T118">Updates the position of a falling token depending on the time (</text:span></text:span><text:span text:style-name="Default_20_Paragraph_20_Font"><text:span text:style-name="T84">dt</text:span></text:span><text:span text:style-name="Default_20_Paragraph_20_Font"><text:span text:style-name="T118">) it has been airborne.</text:span></text:span></text:p>
      <text:p text:style-name="P215"><text:span text:style-name="Default_20_Paragraph_20_Font"><text:span text:style-name="T98">mainMenuRender:<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Rendering for the main menu</text:span></text:span></text:p>
      <text:p text:style-name="P215"><text:span text:style-name="Default_20_Paragraph_20_Font"><text:span text:style-name="T98">transitionSetupRender:<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Positions and renders the buttons to be used in the setup game mode<text:line-break/>to allow players to either start a game from setup mode, or return to main menu.</text:span></text:span></text:p>
      <text:p text:style-name="P215"><text:span text:style-name="Default_20_Paragraph_20_Font"><text:span text:style-name="T98">setupRender:</text:span></text:span><text:span text:style-name="Default_20_Paragraph_20_Font"><text:span text:style-name="T102"> <text:s text:c="2"/><text:line-break/></text:span></text:span><text:span text:style-name="Default_20_Paragraph_20_Font"><text:span text:style-name="T126">Return Type: void<text:line-break/>Parameters: none<text:line-break/></text:span></text:span><text:span text:style-name="Default_20_Paragraph_20_Font"><text:span text:style-name="T118">Rendering for the setup game mode</text:span></text:span></text:p>
      <text:p text:style-name="P215"><text:span text:style-name="Default_20_Paragraph_20_Font"><text:span text:style-name="T98">init:<text:line-break/></text:span></text:span><text:span text:style-name="Default_20_Paragraph_20_Font"><text:span text:style-name="T126">Return Type</text:span></text:span><text:span text:style-name="Default_20_Paragraph_20_Font"><text:span text:style-name="T84">: boolean value<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Returns true if the program has been initialized and window has been created successfully.</text:span></text:span></text:p>
      <text:p text:style-name="P209"/>
      <text:p text:style-name="P209"/>
      <text:p text:style-name="P215"><text:span text:style-name="Default_20_Paragraph_20_Font"><text:span text:style-name="T98">loadMedia:<text:line-break/></text:span></text:span><text:span text:style-name="Default_20_Paragraph_20_Font"><text:span text:style-name="T126">Return Type:</text:span></text:span><text:span text:style-name="Default_20_Paragraph_20_Font"><text:span text:style-name="T84"> boolean value<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Returns true if all media (images) required for the game has been successfully accessed.</text:span></text:span><text:span text:style-name="Default_20_Paragraph_20_Font"><text:span text:style-name="T84"><text:line-break/></text:span></text:span></text:p>
      <text:p text:style-name="P215"><text:span text:style-name="Default_20_Paragraph_20_Font"><text:span text:style-name="T98">close_sdl:<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none<text:line-break/></text:span></text:span><text:span text:style-name="Default_20_Paragraph_20_Font"><text:span text:style-name="T118">Ends the program properly and closes the window</text:span></text:span></text:p>
      <text:p text:style-name="P215"/>
      <text:p text:style-name="P215"/>
      <text:p text:style-name="P215"><text:soft-page-break/></text:p>
      <text:p text:style-name="P215"><text:span text:style-name="Default_20_Paragraph_20_Font"><text:span text:style-name="T98">dropToken:<text:line-break/></text:span></text:span><text:span text:style-name="Default_20_Paragraph_20_Font"><text:span text:style-name="T126">Return Type</text:span></text:span><text:span text:style-name="Default_20_Paragraph_20_Font"><text:span text:style-name="T84">: boolean<text:line-break/></text:span></text:span><text:span text:style-name="Default_20_Paragraph_20_Font"><text:span text:style-name="T126">Parameters:</text:span></text:span><text:span text:style-name="Default_20_Paragraph_20_Font"><text:span text:style-name="T84"> Board b, Token tokenColour, integer col<text:line-break/></text:span></text:span><text:span text:style-name="Default_20_Paragraph_20_Font"><text:span text:style-name="T118">Returns true if a token and been successfully dropped onto the given board, at the specified column. </text:span></text:span></text:p>
      <text:p text:style-name="P215"/>
      <text:p text:style-name="P215"><text:span text:style-name="Default_20_Paragraph_20_Font"><text:span text:style-name="T98">deleteStillToken:<text:line-break/></text:span></text:span><text:span text:style-name="Default_20_Paragraph_20_Font"><text:span text:style-name="T126">Return Type:</text:span></text:span><text:span text:style-name="Default_20_Paragraph_20_Font"><text:span text:style-name="T84"> void<text:line-break/></text:span></text:span><text:span text:style-name="Default_20_Paragraph_20_Font"><text:span text:style-name="T126">Parameters:</text:span></text:span><text:span text:style-name="Default_20_Paragraph_20_Font"><text:span text:style-name="T84"> Falling Token *fallingToken<text:line-break/></text:span></text:span><text:span text:style-name="Default_20_Paragraph_20_Font"><text:span text:style-name="T118">If falling token has reached the lowest possible position, stop the gravity simulation on that token.</text:span></text:span></text:p>
      <text:p text:style-name="P215"/>
      <text:p text:style-name="P215"><text:span text:style-name="Default_20_Paragraph_20_Font"><text:span text:style-name="T96">setHighlightedTokenList:<text:line-break/></text:span></text:span><text:span text:style-name="Default_20_Paragraph_20_Font"><text:span text:style-name="T126">Return Type: </text:span></text:span><text:span text:style-name="Default_20_Paragraph_20_Font"><text:span text:style-name="T84">void<text:line-break/></text:span></text:span><text:span text:style-name="Default_20_Paragraph_20_Font"><text:span text:style-name="T126">Parameters: <text:s/></text:span></text:span><text:span text:style-name="Default_20_Paragraph_20_Font"><text:span text:style-name="T84">List&lt;TokenLocation&gt; *highlightedTokenList<text:line-break/></text:span></text:span><text:span text:style-name="Default_20_Paragraph_20_Font"><text:span text:style-name="T118">List of token location that are highlighted in the setup game mode.</text:span></text:span></text:p>
      <text:p text:style-name="P157"/>
      <text:p text:style-name="P207"><text:span text:style-name="Default_20_Paragraph_20_Font"><text:span text:style-name="T83">--- Implementation ---</text:span></text:span></text:p>
      <text:p text:style-name="P204">Uses:</text:p>
      <text:p text:style-name="P219"><text:span text:style-name="Default_20_Paragraph_20_Font"><text:span text:style-name="T98">SDL2/SDL.h<text:line-break/><text:tab/>string<text:line-break/><text:tab/>board.h<text:line-break/><text:tab/>linkedList.h<text:line-break/></text:span></text:span><text:span text:style-name="Default_20_Paragraph_20_Font"><text:span text:style-name="T6"> <text:s text:c="9"/></text:span></text:span><text:span text:style-name="Default_20_Paragraph_20_Font"><text:span text:style-name="T98">graphics.h</text:span></text:span><text:span text:style-name="Default_20_Paragraph_20_Font"><text:span text:style-name="T6"><text:line-break/><text:tab/></text:span></text:span><text:span text:style-name="Default_20_Paragraph_20_Font"><text:span text:style-name="T98">stdlib.h <text:s/></text:span></text:span></text:p>
      <text:p text:style-name="P181"><text:span text:style-name="Default_20_Paragraph_20_Font"><text:span text:style-name="T89">Type Declarations:<text:line-break/><text:line-break/></text:span></text:span><text:span text:style-name="Default_20_Paragraph_20_Font"><text:span text:style-name="T91"><text:tab/></text:span></text:span><text:span text:style-name="Default_20_Paragraph_20_Font"><text:span text:style-name="T109">TextureWrapper:<text:line-break/><text:tab/></text:span></text:span><text:span text:style-name="Default_20_Paragraph_20_Font"><text:span text:style-name="T114">Any object of this struct will be able to use SDL’s texture function,<text:line-break/> <text:s text:c="10"/>and make it easier to calculate positioning for these textures by the use of the <text:s text:c="4"/><text:tab/><text:tab/>width and height.</text:span></text:span></text:p>
      <text:p text:style-name="P160"><text:span text:style-name="Default_20_Paragraph_20_Font"><text:span text:style-name="T115">struct TextureWrapper {<text:line-break/> <text:s text:c="3"/>SDL_Texture *texture;<text:line-break/> <text:s text:c="3"/>int width;<text:line-break/> <text:s text:c="3"/>int height;<text:line-break/>};</text:span></text:span></text:p>
      <text:p text:style-name="P160"><text:span text:style-name="Default_20_Paragraph_20_Font"><text:span text:style-name="T110">FallingToken:<text:line-break/></text:span></text:span><text:span text:style-name="Default_20_Paragraph_20_Font"><text:span text:style-name="T114">Allows manipulation of multiple falling tokens at the same time, independently of each other.</text:span></text:span></text:p>
      <text:p text:style-name="P160"/>
      <text:p text:style-name="P160"/>
      <text:p text:style-name="P160"/>
      <text:p text:style-name="P160"><text:soft-page-break/><text:span text:style-name="Default_20_Paragraph_20_Font"><text:span text:style-name="T115">struct FallingToken {<text:line-break/> <text:s text:c="3"/>int x; <text:tab/></text:span></text:span><text:span text:style-name="Default_20_Paragraph_20_Font"><text:span text:style-name="T130">//distance from left to right</text:span></text:span><text:span text:style-name="Default_20_Paragraph_20_Font"><text:span text:style-name="T115"><text:line-break/> <text:s text:c="3"/>int y;<text:tab/></text:span></text:span><text:span text:style-name="Default_20_Paragraph_20_Font"><text:span text:style-name="T130">//distance from top to bottom</text:span></text:span><text:span text:style-name="Default_20_Paragraph_20_Font"><text:span text:style-name="T115"><text:line-break/> <text:s text:c="3"/>int v;<text:tab/> // velocity<text:line-break/> <text:s text:c="3"/>int yFinal; <text:s text:c="2"/></text:span></text:span><text:span text:style-name="Default_20_Paragraph_20_Font"><text:span text:style-name="T130">// final position</text:span></text:span><text:span text:style-name="Default_20_Paragraph_20_Font"><text:span text:style-name="T115"><text:line-break/> <text:s text:c="3"/>bool isFalling; <text:line-break/> <text:s text:c="3"/>Token token; <text:s/></text:span></text:span><text:span text:style-name="Default_20_Paragraph_20_Font"><text:span text:style-name="T130">// enum {BLUE, RED, EMPTY}</text:span></text:span><text:span text:style-name="Default_20_Paragraph_20_Font"><text:span text:style-name="T115"><text:line-break/>};</text:span></text:span></text:p>
      <text:p text:style-name="P161"/>
      <text:p text:style-name="P181"><text:span text:style-name="Default_20_Paragraph_20_Font"><text:span text:style-name="T89">Global Variables</text:span></text:span></text:p>
      <text:p text:style-name="P160"><text:span text:style-name="Default_20_Paragraph_20_Font"><text:span text:style-name="T111">*gFallingTokens:</text:span></text:span><text:span text:style-name="Default_20_Paragraph_20_Font"><text:span text:style-name="T115"> List&lt;FallingToken&gt;<text:line-break/></text:span></text:span><text:span text:style-name="Default_20_Paragraph_20_Font"><text:span text:style-name="T114">This list keeps track of all the tokens that are falling in the game.</text:span></text:span></text:p>
      <text:p text:style-name="P182">Variables </text:p>
      <text:p text:style-name="P181"><text:span text:style-name="Default_20_Paragraph_20_Font"><text:span text:style-name="T116">(Any variables beginning with a g (ie gVarName) is a global variable </text:span></text:span><text:span text:style-name="Default_20_Paragraph_20_Font"><text:span text:style-name="T117">without external linkage</text:span></text:span><text:span text:style-name="Default_20_Paragraph_20_Font"><text:span text:style-name="T116"> (meaning its internal to module))</text:span></text:span></text:p>
      <text:p text:style-name="P185"><text:span text:style-name="Default_20_Paragraph_20_Font"><text:span text:style-name="T111">gRenderHighlighted</text:span></text:span><text:span text:style-name="Default_20_Paragraph_20_Font"><text:span text:style-name="T115">: bool</text:span></text:span></text:p>
      <text:p text:style-name="P186">Flag for tracking whether token highlighting should be rendered or not.</text:p>
      <text:p text:style-name="P185"><text:span text:style-name="Default_20_Paragraph_20_Font"><text:span text:style-name="T111">*gWindow</text:span></text:span><text:span text:style-name="Default_20_Paragraph_20_Font"><text:span text:style-name="T115">: SDL_Window</text:span></text:span></text:p>
      <text:p text:style-name="P164">Represents the window to be used for the game, any change with the window itself (height, width, border, and full screen) will be made through this.</text:p>
      <text:p text:style-name="P165"/>
      <text:p text:style-name="P167"><text:span text:style-name="Default_20_Paragraph_20_Font"><text:span text:style-name="T111">*gConnect4Board: </text:span></text:span><text:span text:style-name="Default_20_Paragraph_20_Font"><text:span text:style-name="T115">TextureWrapper<text:line-break/></text:span></text:span><text:span text:style-name="Default_20_Paragraph_20_Font"><text:span text:style-name="T114">Represents the image of the game board.</text:span></text:span></text:p>
      <text:p text:style-name="P167"><text:span text:style-name="Default_20_Paragraph_20_Font"><text:span text:style-name="T114"><text:line-break/></text:span></text:span><text:span text:style-name="Default_20_Paragraph_20_Font"><text:span text:style-name="T111">*gRedToken: </text:span></text:span><text:span text:style-name="Default_20_Paragraph_20_Font"><text:span text:style-name="T115">TextureWrapper</text:span></text:span></text:p>
      <text:p text:style-name="P167"><text:span text:style-name="Default_20_Paragraph_20_Font"><text:span text:style-name="T114">Represents the image of the red token.</text:span></text:span></text:p>
      <text:p text:style-name="P167"><text:span text:style-name="Default_20_Paragraph_20_Font"><text:span text:style-name="T111"><text:line-break/>*gBlueToken: </text:span></text:span><text:span text:style-name="Default_20_Paragraph_20_Font"><text:span text:style-name="T115">TextureWrapper</text:span></text:span><text:span text:style-name="Default_20_Paragraph_20_Font"><text:span text:style-name="T111"><text:line-break/></text:span></text:span><text:span text:style-name="Default_20_Paragraph_20_Font"><text:span text:style-name="T114">Represents the image of the blue token. </text:span></text:span></text:p>
      <text:p text:style-name="P191"/>
      <text:p text:style-name="P167"><text:span text:style-name="Default_20_Paragraph_20_Font"><text:span text:style-name="T111">*gMainMenu: </text:span></text:span><text:span text:style-name="Default_20_Paragraph_20_Font"><text:span text:style-name="T115">TextureWrapper<text:line-break/></text:span></text:span><text:span text:style-name="Default_20_Paragraph_20_Font"><text:span text:style-name="T114">Represents the image of the main menu.</text:span></text:span><text:span text:style-name="Default_20_Paragraph_20_Font"><text:span text:style-name="T111"><text:line-break/></text:span></text:span></text:p>
      <text:p text:style-name="P167"><text:span text:style-name="Default_20_Paragraph_20_Font"><text:span text:style-name="T111">*gOnePlayerButton : </text:span></text:span><text:span text:style-name="Default_20_Paragraph_20_Font"><text:span text:style-name="T115">TextureWrapper<text:line-break/></text:span></text:span><text:span text:style-name="Default_20_Paragraph_20_Font"><text:span text:style-name="T114">Represents the one player button </text:span></text:span></text:p>
      <text:p text:style-name="P165"/>
      <text:p text:style-name="P167"><text:span text:style-name="Default_20_Paragraph_20_Font"><text:span text:style-name="T111">*gTwoPlayerButton: </text:span></text:span><text:span text:style-name="Default_20_Paragraph_20_Font"><text:span text:style-name="T115">TextureWrapper<text:line-break/></text:span></text:span><text:span text:style-name="Default_20_Paragraph_20_Font"><text:span text:style-name="T114">Represents the two player image button.</text:span></text:span></text:p>
      <text:p text:style-name="P160"><text:span text:style-name="Default_20_Paragraph_20_Font"><text:span text:style-name="T111">*gMenuButton: </text:span></text:span><text:span text:style-name="Default_20_Paragraph_20_Font"><text:span text:style-name="T115">TextureWrapper<text:line-break/></text:span></text:span><text:span text:style-name="Default_20_Paragraph_20_Font"><text:span text:style-name="T114">Represents the menu image button.</text:span></text:span></text:p>
      <text:p text:style-name="P160"><text:span text:style-name="Default_20_Paragraph_20_Font"><text:span text:style-name="T111">*gGlow: </text:span></text:span><text:span text:style-name="Default_20_Paragraph_20_Font"><text:span text:style-name="T115">TextureWrapper<text:line-break/></text:span></text:span><text:span text:style-name="Default_20_Paragraph_20_Font"><text:span text:style-name="T114">Token highlighting texture.</text:span></text:span></text:p>
      <text:p text:style-name="P160"><text:soft-page-break/><text:span text:style-name="Default_20_Paragraph_20_Font"><text:span text:style-name="T111">*gInvalidMessage: </text:span></text:span><text:span text:style-name="Default_20_Paragraph_20_Font"><text:span text:style-name="T115">TextureWrapper<text:line-break/></text:span></text:span><text:span text:style-name="Default_20_Paragraph_20_Font"><text:span text:style-name="T114">Invalid board message display</text:span></text:span></text:p>
      <text:p text:style-name="P160"><text:span text:style-name="Default_20_Paragraph_20_Font"><text:span text:style-name="T111">*gInvalidTokenMessage: </text:span></text:span><text:span text:style-name="Default_20_Paragraph_20_Font"><text:span text:style-name="T115">TextureWrapper<text:line-break/></text:span></text:span><text:span text:style-name="Default_20_Paragraph_20_Font"><text:span text:style-name="T114">Invalid game setup message display.</text:span></text:span></text:p>
      <text:p text:style-name="P160"><text:span text:style-name="Default_20_Paragraph_20_Font"><text:span text:style-name="T111">*gRenderer: </text:span></text:span><text:span text:style-name="Default_20_Paragraph_20_Font"><text:span text:style-name="T115">SDL_Rendered<text:line-break/></text:span></text:span><text:span text:style-name="Default_20_Paragraph_20_Font"><text:span text:style-name="T114">Responsible for rendering any image onto an SDL_Window.</text:span></text:span></text:p>
      <text:p text:style-name="P160"><text:span text:style-name="Default_20_Paragraph_20_Font"><text:span text:style-name="T111">*gHighlightedTokens:</text:span></text:span><text:span text:style-name="Default_20_Paragraph_20_Font"><text:span text:style-name="T115"> List&lt;TokenLocation&gt;<text:line-break/></text:span></text:span><text:span text:style-name="Default_20_Paragraph_20_Font"><text:span text:style-name="T114">This list contains all currently highlighted tokens in game.</text:span></text:span></text:p>
      <text:p text:style-name="P156"/>
      <text:p text:style-name="P155">Local Programs:</text:p>
      <text:p text:style-name="P215"><text:span text:style-name="Default_20_Paragraph_20_Font"><text:span text:style-name="T125"><text:line-break/></text:span></text:span><text:span text:style-name="Default_20_Paragraph_20_Font"><text:span text:style-name="T102">static void highlightToken(TokenLocation *tokenToHighlight)<text:line-break/></text:span></text:span><text:span text:style-name="Default_20_Paragraph_20_Font"><text:span text:style-name="T121">Given a tokenLocation pointer as argument, this function find the row and column of the respective token and highlights it. The TextureWrapper gGlow is used to highlight the tokens (it’s simply a white disk with low alpha value that allows tokens to look ‘highlighted’).</text:span></text:span></text:p>
      <text:p text:style-name="P206"/>
      <text:p text:style-name="P210">static void highlightToken(TokenLocation *tokenToHighlight) {</text:p>
      <text:p text:style-name="P210"><text:s text:c="4"/></text:p>
      <text:p text:style-name="P217"><text:s text:c="4"/>//find location of token<text:tab/></text:p>
      <text:p text:style-name="P220">SDL_Rect fillRect = {GRID_OFFSET_X + <text:tab/><text:tab/><text:tab/><text:tab/><text:tab/><text:tab/><text:tab/><text:tab/>TOKEN_WIDTH*tokenToHighlight-&gt;column,<text:tab/><text:tab/><text:tab/><text:tab/><text:tab/><text:tab/><text:tab/>GRID_OFFSET_Y + TOKEN_HEIGHT * tokenToHighlight-&gt;row,</text:p>
      <text:p text:style-name="P210"><text:tab/> <text:s text:c="11"/>TOKEN_WIDTH, TOKEN_HEIGHT};</text:p>
      <text:p text:style-name="P210"/>
      <text:p text:style-name="P210"><text:s text:c="4"/>TextureWrapper *tokenColour = </text:p>
      <text:p text:style-name="P210"><text:s text:c="24"/>(tokenToHighlight-&gt;colour == RED) ? <text:s/>gRedToken : gBlueToken;<text:line-break/></text:p>
      <text:p text:style-name="P210"><text:s text:c="4"/>SDL_RenderCopy(gRenderer, tokenColour-&gt;texture, NULL, &amp;fillRect);</text:p>
      <text:p text:style-name="P210"/>
      <text:p text:style-name="P210"><text:s text:c="4"/>SDL_SetRenderDrawColor(gRenderer, 0xFF, 0xFF, 0xFF, 0x66);</text:p>
      <text:p text:style-name="P210"><text:s text:c="4"/>SDL_SetRenderDrawBlendMode(gRenderer, SDL_BLENDMODE_BLEND);</text:p>
      <text:p text:style-name="P210"/>
      <text:p text:style-name="P218"><text:s text:c="4"/>SDL_RenderFillRect(gRenderer, &amp;fillRect);</text:p>
      <text:p text:style-name="P210"><text:s text:c="4"/>SDL_SetRenderDrawColor( gRenderer, 128, 128, 128, 0xFF );</text:p>
      <text:p text:style-name="P206"><text:s text:c="16"/>SDL_SetRenderDrawBlendMode(gRenderer, SDL_BLENDMODE_NONE);</text:p>
      <text:p text:style-name="P210"><text:s text:c="4"/>displayBoard(); <text:s text:c="2"/>// get the board ready</text:p>
      <text:p text:style-name="P215"><text:span text:style-name="Default_20_Paragraph_20_Font"><text:span text:style-name="T124"><text:line-break/></text:span></text:span><text:span text:style-name="Default_20_Paragraph_20_Font"><text:span text:style-name="T132"> <text:s text:c="3"/>// render the glow texture wrapper (gGlow) to the back buffer of the window.</text:span></text:span></text:p>
      <text:p text:style-name="P210"><text:s text:c="4"/>SDL_RenderCopy(gRenderer, gGlow-&gt;texture, NULL, &amp;fillRect); <text:s text:c="2"/></text:p>
      <text:p text:style-name="P215"><text:span text:style-name="Default_20_Paragraph_20_Font"><text:span text:style-name="T124">}<text:line-break/></text:span></text:span></text:p>
      <text:p text:style-name="P212"/>
      <text:p text:style-name="P212"/>
      <text:p text:style-name="P212"/>
      <text:p text:style-name="P212"/>
      <text:p text:style-name="P212"/>
      <text:p text:style-name="P212"/>
      <text:p text:style-name="P215"><text:soft-page-break/><text:span text:style-name="Default_20_Paragraph_20_Font"><text:span text:style-name="T101">static void freeTexture(TextureWrapper *myTexture)</text:span></text:span><text:span text:style-name="Default_20_Paragraph_20_Font"><text:span text:style-name="T92"><text:line-break/></text:span></text:span><text:span text:style-name="Default_20_Paragraph_20_Font"><text:span text:style-name="T118">Responsible for de-allocating any Texture Wrapper. Given the argument of a pointer to TextureWrapper, destroy the texture with SDL_DestroyTexture, and set it to NULL.</text:span></text:span></text:p>
      <text:p text:style-name="P211"/>
      <text:p text:style-name="P211">static void freeTexture(TextureWrapper *myTexture) {</text:p>
      <text:p text:style-name="P166"><text:s text:c="2"/>if(myTexture != NULL) {</text:p>
      <text:p text:style-name="P166"><text:s text:c="4"/>if(myTexture-&gt;texture != NULL) {</text:p>
      <text:p text:style-name="P167"><text:span text:style-name="Default_20_Paragraph_20_Font"><text:span text:style-name="T127"><text:s text:c="6"/>SDL_DestroyTexture(myTexture-&gt;texture); <text:s text:c="3"/></text:span></text:span><text:span text:style-name="Default_20_Paragraph_20_Font"><text:span text:style-name="T134">//destroy texture</text:span></text:span></text:p>
      <text:p text:style-name="P166"><text:s text:c="6"/>myTexture-&gt;texture = NULL; </text:p>
      <text:p text:style-name="P166"><text:s text:c="4"/>}</text:p>
      <text:p text:style-name="P167"><text:span text:style-name="Default_20_Paragraph_20_Font"><text:span text:style-name="T127"><text:s text:c="4"/>free(myTexture); <text:s text:c="2"/></text:span></text:span><text:span text:style-name="Default_20_Paragraph_20_Font"><text:span text:style-name="T134">//built in to C standard library, free() releases from memeory</text:span></text:span></text:p>
      <text:p text:style-name="P166"><text:s text:c="2"/>}</text:p>
      <text:p text:style-name="P166">}</text:p>
      <text:p text:style-name="P166"/>
      <text:p text:style-name="P158"><text:span text:style-name="Default_20_Paragraph_20_Font"><text:span text:style-name="T104">static TextureWrapper* loadTexture(std::string path)</text:span></text:span><text:span text:style-name="Default_20_Paragraph_20_Font"><text:span text:style-name="T94"><text:line-break/></text:span></text:span><text:span text:style-name="Default_20_Paragraph_20_Font"><text:span text:style-name="T114">Load a media file from the given directory path and transform it into a texture, by using SDLs built in function as describe below </text:span></text:span></text:p>
      <text:p text:style-name="P158"><text:span text:style-name="Default_20_Paragraph_20_Font"><text:span text:style-name="T127">static TextureWrapper *loadTexture(std::string path) { <text:line-break/><text:line-break/><text:tab/></text:span></text:span><text:span text:style-name="Default_20_Paragraph_20_Font"><text:span text:style-name="T134">Validate the path given (call SDL_GetError with unsuccessful)</text:span></text:span></text:p>
      <text:p text:style-name="P199">Create a new surface with SDL_CreateRGBSurface based on the scale <text:tab/>size of the game</text:p>
      <text:p text:style-name="P200"><text:span text:style-name="Default_20_Paragraph_20_Font"><text:span text:style-name="T134">Create a new texture (</text:span></text:span><text:span text:style-name="Default_20_Paragraph_20_Font"><text:span text:style-name="T136">newTexture</text:span></text:span><text:span text:style-name="Default_20_Paragraph_20_Font"><text:span text:style-name="T134">) from SDL_CreateTextureFromSurface</text:span></text:span></text:p>
      <text:p text:style-name="P200"><text:span text:style-name="Default_20_Paragraph_20_Font"><text:span text:style-name="T134">Allocate memory for </text:span></text:span><text:span text:style-name="Default_20_Paragraph_20_Font"><text:span text:style-name="T136">newTexture</text:span></text:span></text:p>
      <text:p text:style-name="P199">Remove the surface created earlier, since its no longer needed, this can <text:tab/>be done with SLD_FreeSurface</text:p>
      <text:p text:style-name="P200"><text:span text:style-name="Default_20_Paragraph_20_Font"><text:span text:style-name="T134">Return </text:span></text:span><text:span text:style-name="Default_20_Paragraph_20_Font"><text:span text:style-name="T136">newTexture</text:span></text:span></text:p>
      <text:p text:style-name="P190">}</text:p>
      <text:p text:style-name="P180"><text:span text:style-name="Default_20_Paragraph_20_Font"><text:span text:style-name="T94"><text:line-break/></text:span></text:span><text:span text:style-name="Default_20_Paragraph_20_Font"><text:span text:style-name="T104">static bool compareXPosition(FallingToken *listItem, FallingToken *item) <text:line-break/></text:span></text:span><text:span text:style-name="Default_20_Paragraph_20_Font"><text:span text:style-name="T114">Returns true if the two tokens are in the same column, false otherwise</text:span></text:span></text:p>
      <text:p text:style-name="P159">static bool compareXPosition(FallingToken *listItem, FallingToken *item) {</text:p>
      <text:p text:style-name="P159"><text:s text:c="2"/>return listItem-&gt;x == item-&gt;x;</text:p>
      <text:p text:style-name="P159">}</text:p>
      <text:p text:style-name="P159"/>
      <text:p text:style-name="P158"><text:span text:style-name="Default_20_Paragraph_20_Font"><text:span text:style-name="T104">static void freeTokenLocation(TokenLocation *tokenLocation) </text:span></text:span><text:span text:style-name="Default_20_Paragraph_20_Font"><text:span text:style-name="T94"><text:line-break/></text:span></text:span><text:span text:style-name="Default_20_Paragraph_20_Font"><text:span text:style-name="T114">Calls the standard library free() function, while removes the pointer of TokenLocation from memory.</text:span></text:span></text:p>
      <text:p text:style-name="P166">static void freeTokenLocation(TokenLocation *tokenLocation) {</text:p>
      <text:p text:style-name="P166"><text:s text:c="2"/>free(tokenLocation);</text:p>
      <text:p text:style-name="P166">}</text:p>
      <text:p text:style-name="P155"/>
      <text:p text:style-name="P155"/>
      <text:p text:style-name="P155"/>
      <text:p text:style-name="P155"/>
      <text:p text:style-name="P157"><text:soft-page-break/><text:span text:style-name="Default_20_Paragraph_20_Font"><text:span text:style-name="T89">Access Programs:</text:span></text:span></text:p>
      <text:p text:style-name="P215"><text:span text:style-name="Default_20_Paragraph_20_Font"><text:span text:style-name="T103">void mainMenuRender() </text:span></text:span><text:span text:style-name="Default_20_Paragraph_20_Font"><text:span text:style-name="T87"><text:line-break/></text:span></text:span><text:span text:style-name="Default_20_Paragraph_20_Font"><text:span text:style-name="T118">Renders the main menu background texture on the screen by calling local function displayMainMenu(). DisplayMainMenu() just copies a global texture gMainMenu onto gRenderer. MainMenuRender() also presents the renderer (causing the texture to be displayed on the screen).</text:span></text:span></text:p>
      <text:p text:style-name="P183"><text:tab/>void mainMenuRender() {</text:p>
      <text:p text:style-name="P192"><text:tab/> <text:s/>displayMainMenu(); <text:s/></text:p>
      <text:p text:style-name="P192"><text:tab/> <text:s/>SDL_RenderPresent(gRenderer);</text:p>
      <text:p text:style-name="P187">}</text:p>
      <text:p text:style-name="P184"/>
      <text:p text:style-name="P168">void drawFallingToken(FallingToken *fallingToken) </text:p>
      <text:p text:style-name="P169">The function creates a new tokenWrapper variable from the color, and position <text:s/>(x, y) of the falling token pointer passed in as argument. </text:p>
      <text:p text:style-name="P193"><text:s/><text:tab/>This allows us to render the token onto the screen with SDL_RenderCopy (SDL’s <text:tab/>built-in rendering function).</text:p>
      <text:p text:style-name="P167"><text:span text:style-name="Default_20_Paragraph_20_Font"><text:span text:style-name="T138"><text:line-break/><text:line-break/></text:span></text:span><text:span text:style-name="Default_20_Paragraph_20_Font"><text:span text:style-name="T140">void drawFallingToken(FallingToken *fallingToken) {</text:span></text:span></text:p>
      <text:p text:style-name="P170"><text:s text:c="2"/>TextureWrapper *tokenTexture;</text:p>
      <text:p text:style-name="P170"><text:s text:c="2"/>if (fallingToken-&gt;token == RED) {</text:p>
      <text:p text:style-name="P170"><text:s text:c="4"/>tokenTexture = gRedToken;</text:p>
      <text:p text:style-name="P170"><text:s text:c="2"/>}</text:p>
      <text:p text:style-name="P170"><text:s text:c="2"/>else { <text:s/></text:p>
      <text:p text:style-name="P170"><text:s text:c="4"/>tokenTexture = gBlueToken;</text:p>
      <text:p text:style-name="P170"><text:s text:c="2"/>}</text:p>
      <text:p text:style-name="P170"/>
      <text:p text:style-name="P170"><text:s text:c="2"/>SDL_Rect tokenRect;</text:p>
      <text:p text:style-name="P170"><text:s text:c="2"/>tokenRect.x = fallingToken-&gt;x;</text:p>
      <text:p text:style-name="P170"><text:s text:c="2"/>tokenRect.y = fallingToken-&gt;y;</text:p>
      <text:p text:style-name="P170"><text:s text:c="2"/>tokenRect.w = TOKEN_WIDTH;</text:p>
      <text:p text:style-name="P170"><text:s text:c="2"/>tokenRect.h = TOKEN_HEIGHT;</text:p>
      <text:p text:style-name="P194"/>
      <text:p text:style-name="P170"><text:s text:c="2"/>SDL_RenderCopy( gRenderer, tokenTexture-&gt;texture, NULL, &amp;tokenRect ); </text:p>
      <text:p text:style-name="P167"><text:span text:style-name="Default_20_Paragraph_20_Font"><text:span text:style-name="T141">}</text:span></text:span></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text:soft-page-break/><text:span text:style-name="Default_20_Paragraph_20_Font"><text:span text:style-name="T142">bool init()<text:line-break/></text:span></text:span><text:span text:style-name="Default_20_Paragraph_20_Font"><text:span text:style-name="T139">Initializes all of SDL’s graphical functions. Also creates a new window (gWindow) and renderer for the window (gRenderer). If everything is initialized successfully, it will return true.<text:line-break/>If any initialization is unsuccessful the program will not start and will prompt the user with a message of what has gone wrong.<text:line-break/></text:span></text:span></text:p>
      <text:p text:style-name="P172">bool init() {</text:p>
      <text:p text:style-name="P188"/>
      <text:p text:style-name="P188"><text:s text:c="2"/>bool success = true;</text:p>
      <text:p text:style-name="P172"/>
      <text:p text:style-name="P172"><text:s text:c="2"/>if (SDL_Init(SDL_INIT_VIDEO) &lt; 0) {</text:p>
      <text:p text:style-name="P172"><text:s text:c="4"/>printf("SDL could not initialize! SDL_Error: %s\n", SDL_GetError());</text:p>
      <text:p text:style-name="P172"><text:s text:c="2"/>} </text:p>
      <text:p text:style-name="P171"><text:span text:style-name="Default_20_Paragraph_20_Font"><text:span text:style-name="T143"><text:s text:c="2"/>else {<text:line-break/></text:span></text:span><text:span text:style-name="Default_20_Paragraph_20_Font"><text:span text:style-name="T133"> <text:s text:c="3"/>// create window</text:span></text:span></text:p>
      <text:p text:style-name="P172"><text:s text:c="4"/>gWindow = SDL_CreateWindow("Connect 4", SDL_WINDOWPOS_UNDEFINED, </text:p>
      <text:p text:style-name="P172"><text:s text:c="8"/>SDL_WINDOWPOS_UNDEFINED, SCREEN_WIDTH, SCREEN_HEIGHT, 0);</text:p>
      <text:p text:style-name="P172"><text:s text:c="4"/>if(gWindow == NULL) {</text:p>
      <text:p text:style-name="P172"><text:s text:c="6"/>printf("Window could not be created! SDL_Error: %s\n", </text:p>
      <text:p text:style-name="P172"><text:s text:c="10"/>SDL_GetError());</text:p>
      <text:p text:style-name="P172"><text:s text:c="4"/>} </text:p>
      <text:p text:style-name="P172"><text:s text:c="4"/>else {</text:p>
      <text:p text:style-name="P178"><text:s text:c="6"/>//Create renderer for window</text:p>
      <text:p text:style-name="P172"><text:s text:c="6"/>gRenderer = SDL_CreateRenderer( gWindow, -1, </text:p>
      <text:p text:style-name="P172"><text:s text:c="10"/>SDL_RENDERER_ACCELERATED | SDL_RENDERER_PRESENTVSYNC );</text:p>
      <text:p text:style-name="P172"><text:s text:c="6"/>if( gRenderer == NULL ) {</text:p>
      <text:p text:style-name="P172"><text:s text:c="8"/>printf( "Renderer could not be created! SDL Error: %s\n", </text:p>
      <text:p text:style-name="P172"><text:s text:c="12"/>SDL_GetError() );</text:p>
      <text:p text:style-name="P172"><text:s text:c="8"/>success = false;</text:p>
      <text:p text:style-name="P172"><text:s text:c="6"/>}</text:p>
      <text:p text:style-name="P171"><text:span text:style-name="Default_20_Paragraph_20_Font"><text:span text:style-name="T143"><text:s text:c="6"/>else {</text:span></text:span></text:p>
      <text:p text:style-name="P171"><text:span text:style-name="Default_20_Paragraph_20_Font"><text:span text:style-name="T133"><text:s text:c="5"/></text:span></text:span><text:span text:style-name="Default_20_Paragraph_20_Font"><text:span text:style-name="T143"><text:s text:c="3"/></text:span></text:span><text:span text:style-name="Default_20_Paragraph_20_Font"><text:span text:style-name="T133">//Initialize renderer color</text:span></text:span></text:p>
      <text:p text:style-name="P172"><text:s text:c="8"/>SDL_SetRenderDrawColor( gRenderer, 128, 128, 128, 0xFF );</text:p>
      <text:p text:style-name="P172"><text:s text:c="6"/>}</text:p>
      <text:p text:style-name="P172"><text:s text:c="4"/>}</text:p>
      <text:p text:style-name="P172"><text:s text:c="2"/>}</text:p>
      <text:p text:style-name="P172"><text:s text:c="2"/>return success;</text:p>
      <text:p text:style-name="P172">}</text:p>
      <text:p text:style-name="P195"/>
      <text:p text:style-name="P174"/>
      <text:p text:style-name="P174"/>
      <text:p text:style-name="P174"/>
      <text:p text:style-name="P174"/>
      <text:p text:style-name="P174"/>
      <text:p text:style-name="P174"/>
      <text:p text:style-name="P174"/>
      <text:p text:style-name="P171"><text:soft-page-break/><text:span text:style-name="Default_20_Paragraph_20_Font"><text:span text:style-name="T142">bool loadMedia()<text:line-break/></text:span></text:span><text:span text:style-name="Default_20_Paragraph_20_Font"><text:span text:style-name="T139">Any media (images, sounds, effects) must be declared in this function. If at least one media file is not loaded properly, the program will not start.<text:line-break/>All images loaded are variables of the textureWrapper structure, which gives the image an SDL texture, a width and a height.<text:line-break/><text:line-break/></text:span></text:span><text:span text:style-name="Default_20_Paragraph_20_Font"><text:span text:style-name="T144">bool loadMedia() </text:span></text:span><text:span text:style-name="Default_20_Paragraph_20_Font"><text:span text:style-name="T145">{</text:span></text:span></text:p>
      <text:p text:style-name="P176"/>
      <text:p text:style-name="P189"><text:s text:c="2"/>bool success = true;</text:p>
      <text:p text:style-name="P189"/>
      <text:p text:style-name="P173"><text:s text:c="2"/>gBackground = loadTexture("../misc/white_background.bmp"); <text:s text:c="3"/>// background image</text:p>
      <text:p text:style-name="P173"><text:s text:c="2"/>if (gBackground == NULL) {</text:p>
      <text:p text:style-name="P173"><text:s text:c="4"/>printf("Failed to load background!\n");</text:p>
      <text:p text:style-name="P173"><text:s text:c="4"/>success = false;</text:p>
      <text:p text:style-name="P173"><text:s text:c="2"/>}</text:p>
      <text:p text:style-name="P179"><text:s text:c="3"/>// code omitted: repeat the above 4 lines for any other media that requires to be loaded<text:tab/></text:p>
      <text:p text:style-name="P179"><text:s text:c="3"/>// Make sure a global texture has been declared in order to be properly assigned to the <text:s text:c="3"/></text:p>
      <text:p text:style-name="P179"><text:s text:c="3"/>// media</text:p>
      <text:p text:style-name="P173"/>
      <text:p text:style-name="P173"><text:s text:c="2"/>return success;</text:p>
      <text:p text:style-name="P173"><text:s/>}</text:p>
      <text:p text:style-name="P176"/>
      <text:p text:style-name="P176"/>
      <text:p text:style-name="P171"><text:span text:style-name="Default_20_Paragraph_20_Font"><text:span text:style-name="T146">void close_sdl() </text:span></text:span><text:span text:style-name="Default_20_Paragraph_20_Font"><text:span text:style-name="T142"><text:s/><text:line-break/></text:span></text:span><text:span text:style-name="Default_20_Paragraph_20_Font"><text:span text:style-name="T139">When the program is closed, we must de-allocate all textureWrapper surface variables. To do so we first destroy the texture by using freeTexture, which in turn use SDL_DestroyTexture. Once the texture is destroyed we can safely set the variables to NULL. Next all windows must be destroyed and set to NULL, which can be done with SDL_DestroyWindow. Finally SDL_Quit can be called, which will terminate SDL safely.<text:line-break/><text:line-break/></text:span></text:span><text:span text:style-name="Default_20_Paragraph_20_Font"><text:span text:style-name="T144">void close_sdl() {<text:line-break/></text:span></text:span><text:span text:style-name="Default_20_Paragraph_20_Font"><text:span text:style-name="T135"> <text:s/>// for all the global texture variables we apply the same set of function calls </text:span></text:span></text:p>
      <text:p text:style-name="P171"><text:span text:style-name="Default_20_Paragraph_20_Font"><text:span text:style-name="T137"><text:s/></text:span></text:span><text:span text:style-name="Default_20_Paragraph_20_Font"><text:span text:style-name="T133">// to de-allocate <text:s/></text:span></text:span><text:span text:style-name="Default_20_Paragraph_20_Font"><text:span text:style-name="T135">and destroy each texture</text:span></text:span></text:p>
      <text:p text:style-name="P173"/>
      <text:p text:style-name="P173"><text:s text:c="2"/>freeTexture(gConnect4Board);</text:p>
      <text:p text:style-name="P173"><text:s text:c="2"/>gConnect4Board = NULL;</text:p>
      <text:p text:style-name="P179"><text:s text:c="2"/>// code omitted: repeat above two steps for all other global textures</text:p>
      <text:p text:style-name="P179"/>
      <text:p text:style-name="P179"><text:s text:c="2"/>// Destroy window</text:p>
      <text:p text:style-name="P173"><text:s text:c="2"/>SDL_DestroyWindow(gWindow);</text:p>
      <text:p text:style-name="P173"><text:s text:c="2"/>gWindow = NULL;</text:p>
      <text:p text:style-name="P173"/>
      <text:p text:style-name="P179"><text:s text:c="2"/>// Quit SDL subsystems</text:p>
      <text:p text:style-name="P173"><text:s text:c="2"/>SDL_Quit();</text:p>
      <text:p text:style-name="P171"><text:span text:style-name="Default_20_Paragraph_20_Font"><text:span text:style-name="T144">}</text:span></text:span><text:span text:style-name="Default_20_Paragraph_20_Font"><text:span text:style-name="T145"><text:line-break/></text:span></text:span></text:p>
      <text:p text:style-name="P174"><text:soft-page-break/></text:p>
      <text:p text:style-name="P171"><text:span text:style-name="Default_20_Paragraph_20_Font"><text:span text:style-name="T142">void deleteStillToken(FallingToken *fallingToken) <text:line-break/></text:span></text:span><text:span text:style-name="Default_20_Paragraph_20_Font"><text:span text:style-name="T139">If a token is no longer falling (isFalling == false) then we can remove it from the list gFallingTokens. The deleteFromList function, will return a new list of FallingToken pointers, and set it as the new gFallingToken list.</text:span></text:span></text:p>
      <text:p text:style-name="P177"/>
      <text:p text:style-name="P172">void deleteStillToken(FallingToken *fallingToken) {</text:p>
      <text:p text:style-name="P172"><text:s text:c="2"/>if(fallingToken-&gt;isFalling == false) {</text:p>
      <text:p text:style-name="P196"><text:s text:c="2"/><text:tab/> <text:s text:c="3"/>gFallingTokens = List&lt;FallingToken&gt;::deleteFromList(fallingToken, gFallingTokens); <text:tab/></text:p>
      <text:p text:style-name="P172"><text:s text:c="2"/>}</text:p>
      <text:p text:style-name="P172">}</text:p>
      <text:p text:style-name="P172"/>
      <text:p text:style-name="P160"><text:span text:style-name="Default_20_Paragraph_20_Font"><text:span text:style-name="T105">void transitionSetupRender()</text:span></text:span><text:span text:style-name="Default_20_Paragraph_20_Font"><text:span text:style-name="T95"><text:line-break/></text:span></text:span><text:span text:style-name="Default_20_Paragraph_20_Font"><text:span text:style-name="T114">This function is the transition state from MAINMENU to SETUP. TransitionSetupRender() clears the background, displays the two setup tokens used to choose whether blue or red tokens are dropped in SETUP mode, and renders the Menu, One Player and Two Player buttons on the screen. These are all textures that need to be rendered only once, during the transition from MAINMENU to SETUP, and not in the SETUP state itself.</text:span></text:span></text:p>
      <text:p text:style-name="P163"/>
      <text:p text:style-name="P160"><text:span text:style-name="Default_20_Paragraph_20_Font"><text:span text:style-name="T106">void setupRender() </text:span></text:span><text:span text:style-name="Default_20_Paragraph_20_Font"><text:span text:style-name="T147"><text:line-break/></text:span></text:span><text:span text:style-name="Default_20_Paragraph_20_Font"><text:span text:style-name="T114">This function does the rendering for the SETUP state. It displays the board, then renders highlighted tokens if they have not been rendered since the last press of the “Two Player” button, which is determined by checking a boolean value “ gRenderHighlighted” that is local to the graphics module. SetupRender also presents draws the texture stored in gRenderer onto the screen (it draws the state of the game in SETUP).</text:span></text:span></text:p>
      <text:p text:style-name="P160"><text:span text:style-name="Default_20_Paragraph_20_Font"><text:span text:style-name="T106">void clearFallingToken(FallingToken *fallingToken) </text:span></text:span><text:span text:style-name="Default_20_Paragraph_20_Font"><text:span text:style-name="T112"><text:line-break/></text:span></text:span><text:span text:style-name="Default_20_Paragraph_20_Font"><text:span text:style-name="T114">This function just overwrites a fallingToken's previous position with the background. This is to save rendering the whole background each frame (we just erase where the token WAS before it dropped a frame's distance further).</text:span></text:span></text:p>
      <text:p text:style-name="P172"/>
      <text:p text:style-name="P160"><text:span text:style-name="Default_20_Paragraph_20_Font"><text:span text:style-name="T107">void updateFallingTokens(FallingToken *fallingToken, float dt) </text:span></text:span><text:span text:style-name="Default_20_Paragraph_20_Font"><text:span text:style-name="T112"><text:line-break/></text:span></text:span><text:span text:style-name="Default_20_Paragraph_20_Font"><text:span text:style-name="T114">This function updates the position/velocity of fallingToken based on a macro-defined constant acceleration, and an input time-step “dt”. The function also implements bouncing and damping: when a fallingToken reaches its slot in the board it bounces upward and its speed is reduced until its speed is below a certain value. When a fallingToken's speed is below this epsilon value it is marked to be deleted used a bool value “isFalling” in the fallingToken struct.</text:span></text:span></text:p>
      <text:p text:style-name="P198"/>
      <text:p text:style-name="P198"/>
      <text:p text:style-name="P198"/>
      <text:p text:style-name="P198"/>
      <text:p text:style-name="P198"/>
      <text:p text:style-name="P198"/>
      <text:p text:style-name="P198"/>
      <text:p text:style-name="P171"><text:soft-page-break/><text:span text:style-name="Default_20_Paragraph_20_Font"><text:span text:style-name="T142">bool dropToken(Board b, Token tokenColour, int col) <text:line-break/></text:span></text:span><text:span text:style-name="Default_20_Paragraph_20_Font"><text:span text:style-name="T139">Before dropping the token in a column, we must first check that the column is not full. If the drop is allowed to be made, create a new FallingToken pointer, and declare all the values required by the FallingToken struct. Then the falling token can then be inserted in the list gFallingTokens, where it can be accessed for gravity simulation.</text:span></text:span></text:p>
      <text:p text:style-name="P175"/>
      <text:p text:style-name="P173">bool dropToken(Board b, Token tokenColour, int col) {</text:p>
      <text:p text:style-name="P173"/>
      <text:p text:style-name="P179"><text:s text:c="2"/>// Find the row where the token should land, and check that it is not full</text:p>
      <text:p text:style-name="P173"><text:s text:c="2"/>int row = board_dropPosition(b, col);</text:p>
      <text:p text:style-name="P189"><text:s text:c="2"/>if (row == -1) {</text:p>
      <text:p text:style-name="P173"><text:s text:c="4"/>return false;</text:p>
      <text:p text:style-name="P173"><text:s text:c="2"/>}</text:p>
      <text:p text:style-name="P173"/>
      <text:p text:style-name="P173"><text:s text:c="2"/>TextureWrapper *token;</text:p>
      <text:p text:style-name="P173"><text:s text:c="2"/>if (tokenColour == RED) {</text:p>
      <text:p text:style-name="P173"><text:s text:c="4"/>token = gRedToken;</text:p>
      <text:p text:style-name="P173"><text:s text:c="2"/>}</text:p>
      <text:p text:style-name="P173"><text:s text:c="2"/>else if (tokenColour == BLUE) {</text:p>
      <text:p text:style-name="P173"><text:s text:c="4"/>token = gBlueToken;</text:p>
      <text:p text:style-name="P173"><text:s text:c="2"/>}</text:p>
      <text:p text:style-name="P197"><text:tab/></text:p>
      <text:p text:style-name="P173"><text:s text:c="2"/>FallingToken *newToken = (FallingToken *)malloc(sizeof(FallingToken));</text:p>
      <text:p text:style-name="P173"/>
      <text:p text:style-name="P179"><text:s text:c="2"/>// Initial position of the token</text:p>
      <text:p text:style-name="P173"><text:s text:c="2"/>newToken-&gt;x = GRID_OFFSET_X + TOKEN_WIDTH * col;</text:p>
      <text:p text:style-name="P173"><text:s text:c="2"/>newToken-&gt;y = GRID_OFFSET_Y;</text:p>
      <text:p text:style-name="P179"><text:s text:c="2"/>// check if there is another falling token that is above</text:p>
      <text:p text:style-name="P179"><text:s text:c="2"/>// the top of the board; if so drop this next token ABOVE that token</text:p>
      <text:p text:style-name="P173"><text:s text:c="2"/>FallingToken *currentHighest = </text:p>
      <text:p text:style-name="P173"><text:s text:c="4"/>List&lt;FallingToken&gt;::reduceList(compareXPosition, newToken, gFallingTokens);</text:p>
      <text:p text:style-name="P173"><text:s text:c="2"/>if(currentHighest != NULL) { </text:p>
      <text:p text:style-name="P173"><text:s text:c="4"/>if(newToken-&gt;y + TOKEN_HEIGHT &gt; currentHighest-&gt;y) {</text:p>
      <text:p text:style-name="P173"><text:s text:c="6"/>newToken-&gt;y = currentHighest-&gt;y - TOKEN_HEIGHT;</text:p>
      <text:p text:style-name="P173"><text:s text:c="4"/>}</text:p>
      <text:p text:style-name="P173"><text:s text:c="2"/>}</text:p>
      <text:p text:style-name="P173"/>
      <text:p text:style-name="P179"><text:s text:c="2"/>// Velocity of token</text:p>
      <text:p text:style-name="P173"><text:s text:c="2"/>newToken-&gt;v = 0;</text:p>
      <text:p text:style-name="P179"><text:s text:c="2"/>// Final height of the token</text:p>
      <text:p text:style-name="P173"><text:s text:c="2"/>newToken-&gt;yFinal = GRID_OFFSET_Y + row * TOKEN_HEIGHT;</text:p>
      <text:p text:style-name="P173"><text:s text:c="2"/>newToken-&gt;isFalling = true;</text:p>
      <text:p text:style-name="P171"><text:span text:style-name="Default_20_Paragraph_20_Font"><text:span text:style-name="T144"><text:s text:c="2"/>newToken-&gt;token =</text:span></text:span><text:span text:style-name="Default_20_Paragraph_20_Font"><text:span text:style-name="T135"> </text:span></text:span><text:span text:style-name="Default_20_Paragraph_20_Font"><text:span text:style-name="T128">tokenColour;</text:span></text:span></text:p>
      <text:p text:style-name="P173"/>
      <text:p text:style-name="P173"><text:s text:c="2"/>gFallingTokens = List&lt;FallingToken&gt;::addToList(newToken, gFallingTokens);</text:p>
      <text:p text:style-name="P173"><text:s text:c="2"/>return true;</text:p>
      <text:p text:style-name="P173">}</text:p>
      <text:p text:style-name="P162"/>
      <text:p text:style-name="P162"><text:soft-page-break/>void setHighlightedTokenList(List&lt;TokenLocation&gt; </text:p>
      <text:p text:style-name="P158"><text:span text:style-name="Default_20_Paragraph_20_Font"><text:span text:style-name="T108">*highlightedTokenList) </text:span></text:span><text:span text:style-name="Default_20_Paragraph_20_Font"><text:span text:style-name="T112"><text:line-break/></text:span></text:span><text:span text:style-name="Default_20_Paragraph_20_Font"><text:span text:style-name="T114">This function takes a List of TokenLocations (row, column and colour) and turns the data structure gHighlightedTokens into that List by first free'ing the old list, then setting gHighlightedTokens to the head of highlightedTokenList. This function also sets the global variable gRenderHighlighted to indicate to setupRender that the highlighted tokens must be rendered on the next frame flip.</text:span></text:span><text:tab/><text:tab/></text:p>
      <text:p text:style-name="P215"><text:span text:style-name="Default_20_Paragraph_20_Font"><text:span text:style-name="T102">void displayBoard()<text:line-break/></text:span></text:span><text:span text:style-name="Default_20_Paragraph_20_Font"><text:span text:style-name="T118">Determine position of where the board should be located, and render the texture wrapper of the board (gConnect4Board) in the back buffer of the window with SDL_RenderCopy.</text:span></text:span></text:p>
      <text:p text:style-name="P215"><text:span text:style-name="Default_20_Paragraph_20_Font"><text:span text:style-name="T118"><text:line-break/></text:span></text:span><text:span text:style-name="Default_20_Paragraph_20_Font"><text:span text:style-name="T122">void displayBoard() {</text:span></text:span></text:p>
      <text:p text:style-name="P215"><text:span text:style-name="Default_20_Paragraph_20_Font"><text:span text:style-name="T122"><text:s/></text:span></text:span><text:span text:style-name="Default_20_Paragraph_20_Font"><text:span text:style-name="T131"><text:s/>// determine the position for the board</text:span></text:span></text:p>
      <text:p text:style-name="P211"><text:s text:c="2"/>SDL_Rect DestR;</text:p>
      <text:p text:style-name="P211"><text:s text:c="2"/>DestR.x = GRID_OFFSET_X - 1;</text:p>
      <text:p text:style-name="P211"><text:s text:c="2"/>DestR.y = GRID_OFFSET_Y - 1;</text:p>
      <text:p text:style-name="P211"><text:s text:c="2"/>DestR.w = gConnect4Board-&gt;width;</text:p>
      <text:p text:style-name="P211"><text:s text:c="2"/>DestR.h = gConnect4Board-&gt;height;</text:p>
      <text:p text:style-name="P211"><text:s text:c="2"/>SDL_RenderCopy( gRenderer, gConnect4Board-&gt;texture, NULL, &amp;DestR );</text:p>
      <text:p text:style-name="P211">}</text:p>
      <text:p text:style-name="P213"/>
      <text:p text:style-name="P215"><text:span text:style-name="Default_20_Paragraph_20_Font"><text:span text:style-name="T102">void displaySetupTokens()</text:span></text:span></text:p>
      <text:p text:style-name="P215"><text:span text:style-name="Default_20_Paragraph_20_Font"><text:span text:style-name="T121">Determine the position of the blue token and red tokens that are used to switch the colors in game, and render the texture wrapper of each token (gRedToken </text:span></text:span><text:span text:style-name="Default_20_Paragraph_20_Font"><text:span text:style-name="T129">&amp;</text:span></text:span><text:span text:style-name="Default_20_Paragraph_20_Font"><text:span text:style-name="T121"> gBlueToken) in the back buffer of the window with SDL_RenderCopy.</text:span></text:span></text:p>
      <text:p text:style-name="P210"/>
      <text:p text:style-name="P218">void displaySetupTokens() {</text:p>
      <text:p text:style-name="P215"><text:span text:style-name="Default_20_Paragraph_20_Font"><text:span text:style-name="T124"><text:s text:c="2"/></text:span></text:span><text:span text:style-name="Default_20_Paragraph_20_Font"><text:span text:style-name="T132">// determine the position for the setup tokens</text:span></text:span></text:p>
      <text:p text:style-name="P210"><text:s text:c="2"/>SDL_Rect tokenRect;</text:p>
      <text:p text:style-name="P210"><text:s text:c="2"/>tokenRect.x = SETUP_CLICKY_TOKENS_OFFSET;</text:p>
      <text:p text:style-name="P210"><text:s text:c="2"/>tokenRect.y = GRID_OFFSET_Y;</text:p>
      <text:p text:style-name="P210"><text:s text:c="2"/>tokenRect.w = TOKEN_WIDTH;</text:p>
      <text:p text:style-name="P210"><text:s text:c="2"/>tokenRect.h = TOKEN_HEIGHT;</text:p>
      <text:p text:style-name="P210"/>
      <text:p text:style-name="P217"><text:s text:c="2"/>//Render texture to screen</text:p>
      <text:p text:style-name="P210"><text:s text:c="2"/>SDL_RenderCopy( gRenderer, gRedToken-&gt;texture, NULL, &amp;tokenRect ); </text:p>
      <text:p text:style-name="P210"/>
      <text:p text:style-name="P210"><text:s text:c="2"/>tokenRect.x = SCREEN_WIDTH - SETUP_BOTTOM_BUTTONS_OFFSET - TOKEN_WIDTH;</text:p>
      <text:p text:style-name="P210"><text:s text:c="2"/>tokenRect.y = GRID_OFFSET_Y;</text:p>
      <text:p text:style-name="P210"><text:s text:c="2"/>tokenRect.w = TOKEN_WIDTH;</text:p>
      <text:p text:style-name="P210"><text:s text:c="2"/>tokenRect.h = TOKEN_HEIGHT;</text:p>
      <text:p text:style-name="P210"/>
      <text:p text:style-name="P217"><text:s text:c="2"/>//Render texture to screen</text:p>
      <text:p text:style-name="P210"><text:s text:c="2"/>SDL_RenderCopy( gRenderer, gBlueToken-&gt;texture, NULL, &amp;tokenRect ); </text:p>
      <text:p text:style-name="P215"><text:span text:style-name="Default_20_Paragraph_20_Font"><text:span text:style-name="T124">}</text:span></text:span><text:span text:style-name="Default_20_Paragraph_20_Font"><text:span text:style-name="T102"><text:line-break/></text:span></text:span></text:p>
      <text:p text:style-name="P215"/>
      <text:p text:style-name="P215"><text:span text:style-name="Default_20_Paragraph_20_Font"><text:span text:style-name="T102"/></text:span></text:p>
      <text:p text:style-name="P215"><text:soft-page-break/><text:span text:style-name="Default_20_Paragraph_20_Font"><text:span text:style-name="T102">void displayMainMenu() </text:span></text:span><text:span text:style-name="Default_20_Paragraph_20_Font"><text:span text:style-name="T93"><text:s/><text:line-break/></text:span></text:span><text:span text:style-name="Default_20_Paragraph_20_Font"><text:span text:style-name="T121">Render the main menu texture wrapper (gMainMenu) to the back buffer of the window with SDL_RenderCopy.</text:span></text:span></text:p>
      <text:p text:style-name="P214"/>
      <text:p text:style-name="P210">void displayMainMenu(void)</text:p>
      <text:p text:style-name="P210">{</text:p>
      <text:p text:style-name="P210"><text:s text:c="2"/>SDL_RenderCopy(gRenderer, gMainMenu-&gt;texture, NULL, NULL); </text:p>
      <text:p text:style-name="P210">}</text:p>
      <text:p text:style-name="P215"><text:span text:style-name="Default_20_Paragraph_20_Font"><text:span text:style-name="T126"><text:line-break/></text:span></text:span></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98"><text:soft-page-break/><text:span text:style-name="T1">Module:</text:span> <text:span text:style-name="T149">sdl2_connect4</text:span></text:p>
      <text:p text:style-name="P99">Contains the main game loop to run the Connect 4 program. All event handling from SDL_Events are done in the sdl2_connect4 module (e.g. mouse clicks).</text:p>
      <text:p text:style-name="P98"/>
      <text:p text:style-name="P100">--- Interface ---</text:p>
      <text:p text:style-name="P101"/>
      <text:p text:style-name="P106">Uses:</text:p>
      <text:p text:style-name="P98"><text:tab/>None</text:p>
      <text:p text:style-name="P107"/>
      <text:p text:style-name="P102">Defined Macros/Constants:</text:p>
      <text:p text:style-name="P92"><text:tab/>None</text:p>
      <text:p text:style-name="P107"/>
      <text:p text:style-name="P102">Defined Types:</text:p>
      <text:p text:style-name="P92"><text:tab/><text:span text:style-name="T149">None</text:span></text:p>
      <text:p text:style-name="P108"/>
      <text:p text:style-name="P106">Access programs:</text:p>
      <text:p text:style-name="P98"><text:tab/></text:p>
      <text:p text:style-name="P98"/>
      <text:p text:style-name="P98"><text:tab/><text:span text:style-name="T151">connect4</text:span><text:span text:style-name="T11">:</text:span></text:p>
      <text:p text:style-name="P98"><text:tab/><text:span text:style-name="T30">Return Type: integer</text:span></text:p>
      <text:p text:style-name="P98"><text:tab/><text:span text:style-name="T30">Parameters: none</text:span></text:p>
      <text:p text:style-name="P98"><text:tab/><text:span text:style-name="T30">Returns 0 for success. Plans to potentially return values other than 0 for different error <text:tab/><text:tab/>codes. Runs the Connect 4 game.</text:span></text:p>
      <text:p text:style-name="P98"/>
      <text:p text:style-name="P100">--- I<text:span text:style-name="T33">mplementation</text:span> ---</text:p>
      <text:p text:style-name="P101"/>
      <text:p text:style-name="P106">Uses:</text:p>
      <text:p text:style-name="P94"><text:tab/><text:span text:style-name="T33">board.h</text:span></text:p>
      <text:p text:style-name="P95"><text:tab/>graphics.h</text:p>
      <text:p text:style-name="P95"><text:tab/>gameLogic.h</text:p>
      <text:p text:style-name="P94"><text:tab/><text:span text:style-name="T33">stdio.h (C runtime library)</text:span></text:p>
      <text:p text:style-name="P95"><text:tab/><text:span text:style-name="T155">SDL.h (secret hidden by this module – event handling/graphics library)</text:span></text:p>
      <text:p text:style-name="P94"/>
      <text:p text:style-name="P107"/>
      <text:p text:style-name="P103">Type Definitions/Structure,Union,Enumeration Declarations:</text:p>
      <text:p text:style-name="P93"><text:tab/><text:span text:style-name="T149">None</text:span></text:p>
      <text:p text:style-name="P109"/>
      <text:p text:style-name="P109"/>
      <text:p text:style-name="P109"/>
      <text:p text:style-name="P109"/>
      <text:p text:style-name="P109"/>
      <text:p text:style-name="P110"><text:soft-page-break/><text:span text:style-name="T4">Variables</text:span>:</text:p>
      <text:p text:style-name="P96"><text:tab/><text:span text:style-name="T149">The three arrays: </text:span></text:p>
      <text:p text:style-name="P96"><text:tab/><text:span text:style-name="T149">void (*handleEvents[NUMBER_OF_STATES])(GameState *gameState)</text:span></text:p>
      <text:p text:style-name="P97"><text:tab/>void (*logic[NUMBER_OF_STATES])()</text:p>
      <text:p text:style-name="P96"><text:tab/><text:span text:style-name="T149">void (*render[NUMBER_OF_STATES])()</text:span></text:p>
      <text:p text:style-name="P96"><text:tab/></text:p>
      <text:p text:style-name="P96"><text:tab/><text:span text:style-name="T156">are array variables hidden in the sdl2_connect4 implementation, which contain function <text:tab/>pointers returning type void and taking one argument of type GameState, returning <text:tab/>void and taking no arguments, and returning void and taking no arguments for the <text:tab/>handleEvents, logic[] and render[] arrays, respectively. These arrays contain the <text:tab/>different functionality that should happen when the game is in a different state. For <text:tab/>example, if the current state were MAINMENU, then the render[] array would be <text:tab/>indexed to a function that renders the main menu background.</text:span></text:p>
      <text:p text:style-name="P107"/>
      <text:p text:style-name="P104">Access Programs:</text:p>
      <text:p text:style-name="P104"><text:s text:c="8"/><text:span text:style-name="T78">static void </text:span><text:span text:style-name="T22">logicStub() {}</text:span></text:p>
      <text:p text:style-name="P112"><text:tab/>static void handleEventsStub(GameState *gameState) {}</text:p>
      <text:p text:style-name="P112"><text:tab/>static void renderStub() {}</text:p>
      <text:p text:style-name="P105"><text:span text:style-name="T21"><text:tab/></text:span><text:span text:style-name="T45">These three function are empty stub functions, used in the handleEvents[], logic[] and <text:tab/>render[] arrays when we are in a state that doesn't, for example, do any logic. E.g. the <text:tab/>MAINMENU state indexes the logic[] array to logicStub().</text:span></text:p>
      <text:p text:style-name="P105"/>
      <text:p text:style-name="P105"><text:span text:style-name="T45"><text:tab/></text:span><text:span text:style-name="T23">st</text:span><text:span text:style-name="T77">atic </text:span><text:span text:style-name="T79">MenuState</text:span><text:span text:style-name="T77"> </text:span><text:span text:style-name="T79">handleMainMenuMouseClick</text:span><text:span text:style-name="T24">(</text:span><text:span text:style-name="T23">int x, int y</text:span><text:span text:style-name="T24">)</text:span></text:p>
      <text:p text:style-name="P105"><text:span text:style-name="T23"><text:tab/></text:span><text:span text:style-name="T46">This function takes a point (an x, y pair) and checks if the point falls within the SETUP <text:tab/>button region, in which case it returns the SETUP MenuState.</text:span></text:p>
      <text:p text:style-name="P105"><text:span text:style-name="T24"><text:tab/></text:span><text:span text:style-name="T47">E.g.</text:span></text:p>
      <text:p text:style-name="P90"><text:s text:c="2"/><text:tab/>if ((x &gt;= MAINMENU_SETUP_BUTTON_LEFT) &amp;&amp; </text:p>
      <text:p text:style-name="P90"><text:s text:c="5"/><text:tab/> <text:s text:c="3"/>(y &gt;= MAINMENU_SETUP_BUTTON_TOP) &amp;&amp; </text:p>
      <text:p text:style-name="P90"><text:s text:c="4"/><text:tab/> <text:s text:c="3"/>(x &lt;= MAINMENU_SETUP_BUTTON_RIGHT) &amp;&amp; </text:p>
      <text:p text:style-name="P90"><text:s text:c="4"/><text:tab/> <text:s text:c="3"/>(y &lt;= MAINMENU_SETUP_BUTTON_BOTTOM)) {</text:p>
      <text:p text:style-name="P90"><text:tab/> <text:s text:c="5"/>return SETUP; </text:p>
      <text:p text:style-name="P91"><text:tab/> <text:s/>}</text:p>
      <text:p text:style-name="P104"><text:tab/><text:span text:style-name="T46">Likewise, a click within the QUIT button region returns the QUIT MenuState. Otherwise, <text:tab/>if the click is outside any buttons, the MAINMENU MenuState is returned.</text:span></text:p>
      <text:p text:style-name="P104"/>
      <text:p text:style-name="P111"><text:tab/><text:span text:style-name="T156">static void mainMenuHandleEvents</text:span><text:span text:style-name="T18">(</text:span><text:span text:style-name="T19">GameState *gameState</text:span><text:span text:style-name="T18">)</text:span></text:p>
      <text:p text:style-name="P114"><text:span text:style-name="T47"><text:tab/></text:span><text:span text:style-name="T48">Displays and handles mouse clicks/motions when in the MAINMENU state. Transitions <text:tab/>to SETUP state if mouse clicks are in the SETUP button region, </text:span><text:span text:style-name="T49">by calling <text:tab/>transitionSetupRender() in the graphics module</text:span><text:span text:style-name="T48">. Sets game state to QUIT if mouse <text:tab/>click is in QUIT button region. </text:span><text:span text:style-name="T50">Mouse-clicks are handled by the <text:tab/>handleMainMenuMouseClick</text:span><text:span text:style-name="T49">()</text:span><text:span text:style-name="T50"> function.</text:span></text:p>
      <text:p text:style-name="P98"/>
      <text:p text:style-name="P98"/>
      <text:p text:style-name="P98"/>
      <text:p text:style-name="P98"/>
      <text:p text:style-name="P98"><text:soft-page-break/><text:tab/><text:span text:style-name="T157">void setupHandleEvents</text:span><text:span text:style-name="T15">(Board b, int row, int col)</text:span></text:p>
      <text:p text:style-name="P98"><text:tab/><text:span text:style-name="T158">This function handle mouse clicks in the SETUP state. Events are pulled off the event <text:tab/>queue using SDL_PollEvent. If an SDL_QUIT event is pulled off the event queue, the <text:tab/>game state is set to quit, i.e.</text:span></text:p>
      <text:p text:style-name="P98"/>
      <text:p text:style-name="P152">if(e.type == SDL_QUIT) {</text:p>
      <text:p text:style-name="P147"><text:s text:c="2"/>gameState-&gt;currentState = QUIT;</text:p>
      <text:p text:style-name="P147">}</text:p>
      <text:p text:style-name="P147"/>
      <text:p text:style-name="P147">Also, as in mainMenuHandleEvents, this function checks handles mouse-clicks. If a mouse-click is in the Two Player or One Player button regions, transitionSetupTwoPlayer(gameState) is called, <text:span text:style-name="T159">which checks and reports any errors that occurred in the current SETUP of the board (e.g. if red won, or there is a difference &gt; 1 between number of blue tokens and number of red tokens). If the game is in progress, then currently setupHandleEvents just prints a successful message to console.</text:span></text:p>
      <text:p text:style-name="P147"/>
      <text:p text:style-name="P148">If clicks are within the setup token radii then the game state's “currentToken” data member is set to RED or BLUE, depending on which setup token was clicked.</text:p>
      <text:p text:style-name="P148">If the click is within the board, a token of the same colour as gameState-&gt;currentToken is dropped using the graphics module function dropToken(gameState-&gt;board, gameState-&gt;currentToken, dropColum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span text:style-name="T53"><text:tab/></text:span><text:span text:style-name="T14">int connect4()</text:span></text:p>
      <text:p text:style-name="P153">This function contains the game loop, which actually runs the entire game, controlling timing and calling all event handling functions, as well as physics-updating (logic) functions and rendering functions (graphics) in other modules. First the graphics are initialized by calling init() and loadMedia() from the graphics module. Then a GameState object, which contains the Board, current token colour, and MenuState (e.g. SETUP or QUIT) is created, which lives on the stack (global to the game loop, essentially). The game loop is as follows:</text:p>
      <text:p text:style-name="P149"/>
      <text:p text:style-name="P145">// NOTE(brendan): game loop: event handling -&gt; logic -&gt; rendering</text:p>
      <text:p text:style-name="P145">while(gameState.currentState != QUIT) {</text:p>
      <text:p text:style-name="P145"><text:tab/>currentTime = SDL_GetTicks();</text:p>
      <text:p text:style-name="P145"><text:tab/>elapsedTime = currentTime - previousTime;</text:p>
      <text:p text:style-name="P145"><text:tab/>previousTime = currentTime;</text:p>
      <text:p text:style-name="P145"><text:tab/>// NOTE(Zach): lag is how much the game's time is behind</text:p>
      <text:p text:style-name="P145"><text:tab/>// the real world's time</text:p>
      <text:p text:style-name="P145"><text:tab/>lag += elapsedTime;</text:p>
      <text:p text:style-name="P148"/>
      <text:p text:style-name="P145"><text:tab/>// NOTE(Zach): handle events that occur in gameState.currentState</text:p>
      <text:p text:style-name="P145"><text:tab/>handleEvents[gameState.currentState](&amp;gameState);</text:p>
      <text:p text:style-name="P148"/>
      <text:p text:style-name="P145"><text:tab/>// NOTE(Zach): loop until the game time is up-to-date with</text:p>
      <text:p text:style-name="P145"><text:tab/>// the real time</text:p>
      <text:p text:style-name="P145"><text:tab/>while (lag &gt;= MS_PER_UPDATE) {</text:p>
      <text:p text:style-name="P145"><text:tab/>// NOTE(Zach): update the game logic of gameState.currentState</text:p>
      <text:p text:style-name="P145"><text:tab/><text:tab/>logic[gameState.currentState]();</text:p>
      <text:p text:style-name="P145"><text:tab/><text:tab/>lag -= MS_PER_UPDATE;</text:p>
      <text:p text:style-name="P145"><text:tab/>}</text:p>
      <text:p text:style-name="P148"/>
      <text:p text:style-name="P145"><text:tab/>// NOTE(Zach): render images that occur in gameState.currentState</text:p>
      <text:p text:style-name="P145"><text:tab/>render[gameState.currentState]();</text:p>
      <text:p text:style-name="P146">}</text:p>
      <text:p text:style-name="P146">This loop make three important function calls every frame (frame refreshes are sync'ed to the client's monitor refresh rate): </text:p>
      <text:p text:style-name="P146"/>
      <text:p text:style-name="P146">handleEvents[gameState.currentState](&amp;gameState),</text:p>
      <text:p text:style-name="P146">logic[gameState.currentState]()</text:p>
      <text:p text:style-name="P146">and render[gameState.currentState]()</text:p>
      <text:p text:style-name="P150"/>
      <text:p text:style-name="P150"><text:span text:style-name="T51">The functions executed by these calls correspond to the game state. The event handling functions are called in this module to handle events, such as mouse clicks. The logic functions are called in the gameLogic module and handle physics updates, such as moving falling tokens along the screen. The rendering functions do the rendering and presenting of textures onto the screen based on the current game state (stored in gameState). Physics updates are done at an interval independent of the frame update by keeping track of the elapsed t</text:span><text:span text:style-name="T52">ime since the last physics update, and granularly updating the physics by calling logic[gameState.currentState](); once for N MS_PER_UPDATE intervals where N*MS_PER_UPDATE &lt;= lag &lt; (N+1)*MS_PER_UPDATE.</text:span></text:p>
      <text:p text:style-name="P150"><text:soft-page-break/></text:p>
      <text:p text:style-name="P144"><text:span text:style-name="T148">After the game loop exits (the gameState.currentState became equal to QUIT), the memory allocated for the board is freed using board_destroy(gameState.board), and the memory allocated for the graphics is freed using close_sdl(). 0 is returned for success after the close_sdl() call.</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15"><text:soft-page-break/><text:span text:style-name="T150">Module</text:span>: gameLogic</text:p>
      <text:p text:style-name="P115"/>
      <text:p text:style-name="P116">Responsible for <text:span text:style-name="T162">implementing the game logic including processing token positioning and game status.</text:span></text:p>
      <text:p text:style-name="P116"/>
      <text:p text:style-name="P133">Interface</text:p>
      <text:p text:style-name="P117"/>
      <text:p text:style-name="P118"><text:span text:style-name="T150">Uses</text:span>:</text:p>
      <text:p text:style-name="P119"/>
      <text:p text:style-name="P119"><text:tab/>board.h</text:p>
      <text:p text:style-name="P119"><text:tab/>graphics.h</text:p>
      <text:p text:style-name="P119"><text:tab/>linkedList.h</text:p>
      <text:p text:style-name="P119"><text:tab/><text:span text:style-name="T163">SDL.h</text:span></text:p>
      <text:p text:style-name="P118"/>
      <text:p text:style-name="P134">Defined <text:span text:style-name="T164">M</text:span>acros/<text:span text:style-name="T164">C</text:span>onstants:</text:p>
      <text:p text:style-name="P120"/>
      <text:p text:style-name="P120"><text:span text:style-name="T165"><text:tab/></text:span>N<text:span text:style-name="T166">UMBER_OF_STATES: integer</text:span></text:p>
      <text:p text:style-name="P120"><text:tab/><text:span text:style-name="T167">Number of columns on the Connect 4 board.</text:span></text:p>
      <text:p text:style-name="P118"/>
      <text:p text:style-name="P135">Global Declarations:</text:p>
      <text:p text:style-name="P121"/>
      <text:p text:style-name="P121"><text:tab/>None</text:p>
      <text:p text:style-name="P122"/>
      <text:p text:style-name="P135">Defined Types:</text:p>
      <text:p text:style-name="P123"/>
      <text:p text:style-name="P123"><text:tab/><text:span text:style-name="T168">Player: An enumeration with elements: PLAYERONE, PLAYERTWO</text:span></text:p>
      <text:p text:style-name="P123"><text:tab/><text:span text:style-name="T168">Game modes representing a one- or two-player game.</text:span><text:tab/></text:p>
      <text:p text:style-name="P123"/>
      <text:p text:style-name="P124"><text:tab/>MenuState: An enumeration with the elements: MAINMENU, ONEPLAYER, TWOPLAYER, <text:tab/>SETUP, CREDITS, QUIT, DONOTHING.</text:p>
      <text:p text:style-name="P123"><text:tab/><text:span text:style-name="T169">Game menu options.</text:span></text:p>
      <text:p text:style-name="P123"/>
      <text:p text:style-name="P123"><text:tab/><text:span text:style-name="T170">GameState: A struct type representing the currentState, currentToken, currentPlayer and the <text:tab/>board.</text:span></text:p>
      <text:p text:style-name="P123"/>
      <text:p text:style-name="P123"><text:tab/><text:span text:style-name="T171">GraphicsState: represents the graphic state.</text:span></text:p>
      <text:p text:style-name="P122"/>
      <text:p text:style-name="P135">Access Programs:</text:p>
      <text:p text:style-name="P122"><text:tab/></text:p>
      <text:p text:style-name="P125"><text:tab/>setupLogic:</text:p>
      <text:p text:style-name="P122"><text:tab/><text:span text:style-name="T152">Return Type: </text:span><text:span text:style-name="T58">void</text:span></text:p>
      <text:p text:style-name="P122"><text:tab/><text:span text:style-name="T152">Parameters: </text:span><text:span text:style-name="T59">None</text:span></text:p>
      <text:p text:style-name="P122"><text:tab/><text:span text:style-name="T172">Handles droping/falling/positioning of tokens during the game.</text:span></text:p>
      <text:p text:style-name="P122"/>
      <text:p text:style-name="P122"><text:tab/><text:span text:style-name="T173">transitionSetupTwoPlayer:</text:span></text:p>
      <text:p text:style-name="P122"><text:tab/><text:span text:style-name="T152">Return Type: </text:span><text:span text:style-name="T60">bool</text:span></text:p>
      <text:p text:style-name="P122"><text:tab/><text:span text:style-name="T152">Parameters: </text:span><text:span text:style-name="T61">GameState *</text:span></text:p>
      <text:p text:style-name="P122"><text:tab/><text:span text:style-name="T174">Return TRUE if game is IN_PROGRESS, else return FALSE. In addition, print indicate <text:tab/>whether the game status is a DRAW, an INVALID_BOARD, a RED_WON or a </text:span><text:soft-page-break/><text:span text:style-name="T174">BLUE_WON. <text:tab/>If the game status is either a RED_WON or a BLUE_WON, highlight the winning tokens.</text:span></text:p>
      <text:p text:style-name="P122"/>
      <text:p text:style-name="P122"><text:tab/><text:span text:style-name="T175">square:</text:span></text:p>
      <text:p text:style-name="P122"><text:tab/><text:span text:style-name="T152">Return Type: </text:span><text:span text:style-name="T62">int</text:span></text:p>
      <text:p text:style-name="P122"><text:tab/><text:span text:style-name="T152">Parameters: </text:span><text:span text:style-name="T62">int x</text:span></text:p>
      <text:p text:style-name="P122"><text:span text:style-name="T62"><text:tab/></text:span><text:span text:style-name="T63">Return the square of x.</text:span></text:p>
      <text:p text:style-name="P122"/>
      <text:p text:style-name="P136">Implementation:</text:p>
      <text:p text:style-name="P137"/>
      <text:p text:style-name="P135">Access Programs:</text:p>
      <text:p text:style-name="P122"><text:tab/></text:p>
      <text:p text:style-name="P125"><text:tab/>setupLogic:</text:p>
      <text:p text:style-name="P122"><text:tab/><text:span text:style-name="T152">Return Type: </text:span><text:span text:style-name="T58">void</text:span></text:p>
      <text:p text:style-name="P122"><text:tab/><text:span text:style-name="T152">Parameters: </text:span><text:span text:style-name="T59">None</text:span></text:p>
      <text:p text:style-name="P122"><text:tab/></text:p>
      <text:p text:style-name="P132"><text:span text:style-name="T176"><text:tab/></text:span><text:span text:style-name="T160">List&lt;FallingToken&gt;::traverseList(clearFallingToken, gFallingTokens);</text:span></text:p>
      <text:p text:style-name="P143"><text:s text:c="2"/><text:tab/>List&lt;FallingToken&gt;::traverseList(updateFallingToken, 0.5, gFallingTokens);</text:p>
      <text:p text:style-name="P143"><text:s text:c="2"/><text:tab/>List&lt;FallingToken&gt;::traverseList(drawFallingToken, gFallingTokens);</text:p>
      <text:p text:style-name="P143"><text:s text:c="2"/><text:tab/>List&lt;FallingToken&gt;::traverseList(deleteStillToken, gFallingTokens);</text:p>
      <text:p text:style-name="P122"/>
      <text:p text:style-name="P122"/>
      <text:p text:style-name="P122"><text:tab/><text:span text:style-name="T173">transitionSetupTwoPlayer:</text:span></text:p>
      <text:p text:style-name="P122"><text:tab/><text:span text:style-name="T152">Return Type: </text:span><text:span text:style-name="T60">bool</text:span></text:p>
      <text:p text:style-name="P122"><text:tab/><text:span text:style-name="T152">Parameters: </text:span><text:span text:style-name="T61">GameState *</text:span></text:p>
      <text:p text:style-name="P122"><text:tab/></text:p>
      <text:p text:style-name="P132"><text:span text:style-name="T174"><text:tab/></text:span><text:span text:style-name="T160">bool didRedWin = didColourWin(gameState-&gt;board, RED);</text:span></text:p>
      <text:p text:style-name="P132"><text:span text:style-name="T160"><text:s text:c="2"/><text:tab/>bool didBlueWin = didColourWin(gameState-&gt;board, BLUE);</text:span></text:p>
      <text:p text:style-name="P132"><text:span text:style-name="T160"><text:s text:c="2"/><text:tab/>bool isDraw = checkDraw(gameState-&gt;board);</text:span></text:p>
      <text:p text:style-name="P132"><text:span text:style-name="T160"><text:s text:c="2"/><text:tab/>bool isBoardInvalid = checkInvalidBoard(gameState-&gt;board);</text:span></text:p>
      <text:p text:style-name="P132"><text:span text:style-name="T160"><text:s text:c="2"/><text:tab/>if(isDraw) {</text:span></text:p>
      <text:p text:style-name="P132"><text:span text:style-name="T160"><text:s text:c="4"/><text:tab/><text:tab/>printf("Error! The game is a draw!\n");</text:span></text:p>
      <text:p text:style-name="P143"><text:s text:c="2"/><text:tab/>}</text:p>
      <text:p text:style-name="P132"><text:span text:style-name="T160"><text:s text:c="2"/><text:tab/>if(isBoardInvalid) {</text:span></text:p>
      <text:p text:style-name="P132"><text:span text:style-name="T160"><text:s text:c="4"/><text:tab/><text:tab/>printf("Error! Invalid board setup (red tokens - blue tokens &gt; 1)\n");</text:span></text:p>
      <text:p text:style-name="P143"><text:s text:c="2"/><text:tab/>}</text:p>
      <text:p text:style-name="P132"><text:span text:style-name="T160"><text:s text:c="2"/><text:tab/>if(didRedWin || didBlueWin) {</text:span></text:p>
      <text:p text:style-name="P143"><text:s text:c="4"/><text:tab/><text:tab/>setHighlightedTokenList(getSequentialTokens(gameState-&gt;board));</text:p>
      <text:p text:style-name="P143"><text:s text:c="2"/><text:tab/>}</text:p>
      <text:p text:style-name="P132"><text:span text:style-name="T160"><text:s text:c="2"/><text:tab/>if(didRedWin) {</text:span></text:p>
      <text:p text:style-name="P132"><text:span text:style-name="T160"><text:s text:c="4"/><text:tab/><text:tab/>printf("Error! Red has already won.\n");</text:span></text:p>
      <text:p text:style-name="P143"><text:s text:c="2"/><text:tab/>}</text:p>
      <text:p text:style-name="P132"><text:span text:style-name="T160"><text:s text:c="2"/><text:tab/>if(didBlueWin) {</text:span></text:p>
      <text:p text:style-name="P132"><text:span text:style-name="T160"><text:s text:c="4"/><text:tab/><text:tab/>printf("Error! Blue has already won.\n");</text:span></text:p>
      <text:p text:style-name="P143"><text:s text:c="2"/><text:tab/>}</text:p>
      <text:p text:style-name="P132"><text:span text:style-name="T160"><text:s text:c="2"/><text:tab/>if(!(didRedWin || didBlueWin || isDraw || isBoardInvalid)) {</text:span></text:p>
      <text:p text:style-name="P132"><text:span text:style-name="T160"><text:s text:c="4"/><text:tab/><text:tab/>return true;</text:span></text:p>
      <text:p text:style-name="P143"><text:s text:c="2"/><text:tab/>}</text:p>
      <text:p text:style-name="P132"><text:span text:style-name="T160"><text:s text:c="2"/><text:tab/>// NOTE(brendan): game not in progress: continue setup</text:span></text:p>
      <text:p text:style-name="P132"><text:soft-page-break/><text:span text:style-name="T160"><text:s text:c="2"/><text:tab/>return false;</text:span></text:p>
      <text:p text:style-name="P132"/>
      <text:p text:style-name="P132"><text:span text:style-name="T160"><text:tab/></text:span><text:span text:style-name="T161">square:</text:span></text:p>
      <text:p text:style-name="P122"><text:tab/><text:span text:style-name="T152">Return Type: </text:span><text:span text:style-name="T62">int</text:span></text:p>
      <text:p text:style-name="P122"><text:tab/><text:span text:style-name="T152">Parameters: </text:span><text:span text:style-name="T62">int x</text:span></text:p>
      <text:p text:style-name="P142"><text:tab/></text:p>
      <text:p text:style-name="P122"><text:span text:style-name="T70"><text:tab/></text:span><text:span text:style-name="T71">return x * x</text:span></text:p>
      <text:p text:style-name="P122"/>
      <text:p text:style-name="P122"/>
      <text:p text:style-name="P126"><text:span text:style-name="T150">L</text:span><text:span text:style-name="T153">ocal</text:span><text:span text:style-name="T150"> P</text:span><text:span text:style-name="T153">rograms</text:span><text:span text:style-name="T150">:</text:span></text:p>
      <text:p text:style-name="P126"><text:tab/></text:p>
      <text:p text:style-name="P127"><text:tab/>countTokens:</text:p>
      <text:p text:style-name="P122"><text:tab/><text:span text:style-name="T152">Return Type: </text:span><text:span text:style-name="T64">int</text:span></text:p>
      <text:p text:style-name="P122"><text:tab/><text:span text:style-name="T152">Parameters: </text:span><text:span text:style-name="T64">Board</text:span><text:span text:style-name="T58"> </text:span><text:span text:style-name="T64">board, Token colour</text:span></text:p>
      <text:p text:style-name="P138"/>
      <text:p text:style-name="P128"><text:tab/>int count = 0</text:p>
      <text:p text:style-name="P122"><text:tab/><text:span text:style-name="T177">for int row=0; row&lt;NUM_ROWS; row++</text:span></text:p>
      <text:p text:style-name="P122"><text:tab/><text:tab/><text:span text:style-name="T177">for int col=0; col&lt;NUM_COLS; col++</text:span></text:p>
      <text:p text:style-name="P122"><text:tab/><text:tab/><text:tab/><text:span text:style-name="T178">if(board_checkCell(board, row, col) == colour)</text:span></text:p>
      <text:p text:style-name="P122"><text:tab/><text:tab/><text:tab/><text:tab/><text:span text:style-name="T178">count++</text:span></text:p>
      <text:p text:style-name="P126"><text:tab/><text:span text:style-name="T178">return count</text:span></text:p>
      <text:p text:style-name="P126"/>
      <text:p text:style-name="P126"><text:tab/><text:span text:style-name="T179">didColourWin:</text:span></text:p>
      <text:p text:style-name="P122"><text:tab/><text:span text:style-name="T152">Return Type: </text:span><text:span text:style-name="T65">bool</text:span></text:p>
      <text:p text:style-name="P122"><text:tab/><text:span text:style-name="T152">Parameters: </text:span><text:span text:style-name="T66">Board board,</text:span><text:span text:style-name="T154"> </text:span><text:span text:style-name="T64">Token colour</text:span></text:p>
      <text:p text:style-name="P122"><text:tab/></text:p>
      <text:p text:style-name="P128"><text:tab/>for row=0; row&lt;NUM_ROWS; row++</text:p>
      <text:p text:style-name="P122"><text:tab/><text:tab/><text:span text:style-name="T180">for col=0; col&lt;NUM_COLS; col++</text:span></text:p>
      <text:p text:style-name="P122"><text:tab/><text:tab/><text:tab/><text:span text:style-name="T180">if (board_checkCell(board, row, col) == colour) {</text:span></text:p>
      <text:p text:style-name="P122"><text:tab/><text:tab/><text:tab/><text:tab/>//<text:span text:style-name="T181">check for same colour in a row horizontally</text:span></text:p>
      <text:p text:style-name="P129"><text:tab/><text:tab/><text:tab/><text:tab/>for (currentRow=row, currentCol=col; (currentCol &gt;= 0) &amp;&amp; </text:p>
      <text:p text:style-name="P122"><text:tab/><text:tab/><text:tab/><text:tab/><text:tab/><text:span text:style-name="T182">(board_checkCell(board, currentRow, currentCol) == colour); <text:s text:c="2"/></text:span></text:p>
      <text:p text:style-name="P122"><text:tab/><text:tab/><text:tab/><text:tab/><text:tab/>--<text:span text:style-name="T183">currentCol) {</text:span></text:p>
      <text:p text:style-name="P122"><text:tab/><text:tab/><text:tab/><text:tab/><text:tab/><text:tab/><text:span text:style-name="T184">if(col – currentCol == 3)</text:span></text:p>
      <text:p text:style-name="P122"><text:tab/><text:tab/><text:tab/><text:tab/><text:tab/><text:tab/><text:tab/><text:span text:style-name="T184">return TRUE</text:span></text:p>
      <text:p text:style-name="P130"><text:tab/><text:tab/><text:tab/><text:tab/>}</text:p>
      <text:p text:style-name="P122"><text:tab/><text:tab/><text:tab/><text:tab/></text:p>
      <text:p text:style-name="P122"><text:tab/><text:tab/><text:tab/><text:tab/>//<text:span text:style-name="T181">check for same colour in a row vertically</text:span></text:p>
      <text:p text:style-name="P122"><text:tab/><text:tab/><text:tab/><text:tab/><text:span text:style-name="T185">for (currentRow=row, currentCol=col; (currentRow &gt;= 0) &amp;&amp; </text:span></text:p>
      <text:p text:style-name="P122"><text:tab/><text:tab/><text:tab/><text:tab/><text:tab/><text:span text:style-name="T182">(board_checkCell(board, currentRow, currentCol) == colour); <text:s text:c="2"/></text:span></text:p>
      <text:p text:style-name="P122"><text:tab/><text:tab/><text:tab/><text:tab/><text:tab/>--<text:span text:style-name="T183">currentRow) {</text:span></text:p>
      <text:p text:style-name="P122"><text:tab/><text:tab/><text:tab/><text:tab/><text:tab/><text:tab/><text:span text:style-name="T184">if(row – currentRow == 3)</text:span></text:p>
      <text:p text:style-name="P122"><text:tab/><text:tab/><text:tab/><text:tab/><text:tab/><text:tab/><text:tab/><text:span text:style-name="T184">return TRUE</text:span></text:p>
      <text:p text:style-name="P130"><text:tab/><text:tab/><text:tab/><text:tab/>}</text:p>
      <text:p text:style-name="P122"/>
      <text:p text:style-name="P122"><text:tab/><text:tab/><text:tab/><text:tab/>//<text:span text:style-name="T181">check for same colour in a row diagonally, decreasing left</text:span></text:p>
      <text:p text:style-name="P122"><text:tab/><text:tab/><text:tab/><text:tab/><text:span text:style-name="T185">for (currentRow=row, currentCol=col; (currentRow &gt;= 0) &amp;&amp; </text:span></text:p>
      <text:p text:style-name="P122"><text:soft-page-break/><text:tab/><text:tab/><text:tab/><text:tab/><text:tab/><text:span text:style-name="T186">(currentCol &gt;= 0) &amp;&amp;</text:span></text:p>
      <text:p text:style-name="P122"><text:tab/><text:tab/><text:tab/><text:tab/><text:tab/><text:span text:style-name="T182">(board_checkCell(board, currentRow, currentCol) == colour); <text:s text:c="2"/></text:span></text:p>
      <text:p text:style-name="P122"><text:tab/><text:tab/><text:tab/><text:tab/><text:tab/>--<text:span text:style-name="T183">currentRow, --currentCol) {</text:span></text:p>
      <text:p text:style-name="P122"><text:tab/><text:tab/><text:tab/><text:tab/><text:tab/><text:tab/><text:span text:style-name="T184">if(row – currentRow == 3)</text:span></text:p>
      <text:p text:style-name="P122"><text:tab/><text:tab/><text:tab/><text:tab/><text:tab/><text:tab/><text:tab/><text:span text:style-name="T184">return TRUE</text:span></text:p>
      <text:p text:style-name="P130"><text:tab/><text:tab/><text:tab/><text:tab/>}</text:p>
      <text:p text:style-name="P130"/>
      <text:p text:style-name="P130"><text:tab/><text:tab/><text:tab/><text:tab/><text:span text:style-name="T176">//check for same colour in a row diagonally, decreasing right</text:span></text:p>
      <text:p text:style-name="P122"><text:tab/><text:tab/><text:tab/><text:tab/><text:span text:style-name="T185">for (currentRow=row, currentCol=col; (currentRow &gt;= 0) &amp;&amp; </text:span></text:p>
      <text:p text:style-name="P122"><text:tab/><text:tab/><text:tab/><text:tab/><text:tab/><text:span text:style-name="T186">(currentCol &gt;= 0) &amp;&amp;</text:span></text:p>
      <text:p text:style-name="P122"><text:tab/><text:tab/><text:tab/><text:tab/><text:tab/><text:span text:style-name="T182">(board_checkCell(board, currentRow, currentCol) == colour); <text:s text:c="2"/></text:span></text:p>
      <text:p text:style-name="P122"><text:tab/><text:tab/><text:tab/><text:tab/><text:tab/>--<text:span text:style-name="T183">currentRow, ++currentCol) {</text:span></text:p>
      <text:p text:style-name="P122"><text:tab/><text:tab/><text:tab/><text:tab/><text:tab/><text:tab/><text:span text:style-name="T184">if(row – currentRow == 3)</text:span></text:p>
      <text:p text:style-name="P122"><text:tab/><text:tab/><text:tab/><text:tab/><text:tab/><text:tab/><text:tab/><text:span text:style-name="T184">return TRUE</text:span></text:p>
      <text:p text:style-name="P130"><text:tab/><text:tab/><text:tab/><text:tab/>}</text:p>
      <text:p text:style-name="P131"><text:tab/><text:tab/><text:tab/>}</text:p>
      <text:p text:style-name="P131"/>
      <text:p text:style-name="P131"><text:tab/><text:tab/><text:span text:style-name="T187">return FALSE //otherwise, return false</text:span></text:p>
      <text:p text:style-name="P126"><text:tab/></text:p>
      <text:p text:style-name="P126"><text:tab/><text:span text:style-name="T188">checkDraw:</text:span></text:p>
      <text:p text:style-name="P122"><text:tab/><text:span text:style-name="T152">Return Type: </text:span><text:span text:style-name="T67">bool</text:span></text:p>
      <text:p text:style-name="P122"><text:tab/><text:span text:style-name="T152">Parameters: </text:span><text:span text:style-name="T67">Board board</text:span></text:p>
      <text:p text:style-name="P139"><text:tab/></text:p>
      <text:p text:style-name="P140"><text:tab/><text:span text:style-name="T189">numberOfRedToken = countTokens(board, RED)</text:span></text:p>
      <text:p text:style-name="P140"><text:tab/><text:span text:style-name="T189">numberOfBlueToken = countTokens(board, BLUE)</text:span></text:p>
      <text:p text:style-name="P140"><text:tab/><text:span text:style-name="T190">if numberOfRedToken + numberOfBlueToken == NUM_ROWS * NUM_COLS</text:span></text:p>
      <text:p text:style-name="P140"><text:tab/><text:tab/><text:span text:style-name="T190">return TRUE</text:span></text:p>
      <text:p text:style-name="P140"><text:tab/><text:span text:style-name="T190">return FALSE</text:span></text:p>
      <text:p text:style-name="P140"/>
      <text:p text:style-name="P140"><text:tab/><text:span text:style-name="T188">checkInvalidBoard:</text:span></text:p>
      <text:p text:style-name="P122"><text:tab/><text:span text:style-name="T152">Return Type: </text:span><text:span text:style-name="T67">bool</text:span></text:p>
      <text:p text:style-name="P122"><text:tab/><text:span text:style-name="T152">Parameters: </text:span><text:span text:style-name="T67">Board board</text:span></text:p>
      <text:p text:style-name="P139"><text:tab/></text:p>
      <text:p text:style-name="P140"><text:tab/><text:span text:style-name="T189">numberOfRedToken = countTokens(board, RED)</text:span></text:p>
      <text:p text:style-name="P140"><text:tab/><text:span text:style-name="T189">numberOfBlueToken = countTokens(board, BLUE)</text:span></text:p>
      <text:p text:style-name="P140"><text:tab/><text:span text:style-name="T190">if square (numberOfRedToken - numberOfBlueToken) &gt; 1</text:span></text:p>
      <text:p text:style-name="P140"><text:tab/><text:tab/><text:span text:style-name="T190">return TRUE</text:span></text:p>
      <text:p text:style-name="P140"><text:tab/><text:span text:style-name="T190">return FALSE</text:span></text:p>
      <text:p text:style-name="P140"/>
      <text:p text:style-name="P140"><text:tab/><text:span text:style-name="T191">equals:</text:span></text:p>
      <text:p text:style-name="P122"><text:tab/><text:span text:style-name="T152">Return Type: </text:span><text:span text:style-name="T67">bool</text:span></text:p>
      <text:p text:style-name="P122"><text:tab/><text:span text:style-name="T152">Parameters: </text:span><text:span text:style-name="T68">TokenLocation *tokenA, TokenLocation *tokenB</text:span></text:p>
      <text:p text:style-name="P139"><text:tab/></text:p>
      <text:p text:style-name="P140"><text:tab/><text:span text:style-name="T192">return (tokenA-&gt;row == tokenB-&gt;row) &amp;&amp; </text:span></text:p>
      <text:p text:style-name="P141"><text:tab/><text:tab/>(tokenA-&gt;colomn == tokenB-&gt;column) &amp;&amp;</text:p>
      <text:p text:style-name="P140"><text:tab/><text:tab/><text:span text:style-name="T192">(tokenA-&gt;colour == tokenB-&gt;colour)</text:span></text:p>
      <text:p text:style-name="P140"/>
      <text:p text:style-name="P140"><text:soft-page-break/><text:tab/><text:span text:style-name="T193">addNewTokenLocation:</text:span></text:p>
      <text:p text:style-name="P140"><text:tab/><text:span text:style-name="T152">Return Type: </text:span><text:span text:style-name="T194">List&lt;TokenLocation&gt; *</text:span></text:p>
      <text:p text:style-name="P139"><text:tab/><text:span text:style-name="T152">Parameters: </text:span><text:span text:style-name="T195">List&lt;TokenLocation&gt; tokenList, int row, int col, Token colour</text:span></text:p>
      <text:p text:style-name="P139"/>
      <text:p text:style-name="P132"><text:span text:style-name="T69"><text:tab/></text:span><text:span text:style-name="T160">TokenLocation *newHighlightedToken = <text:tab/>(TokenLocation*)malloc(sizeof(TokenLocation));</text:span></text:p>
      <text:p text:style-name="P143"><text:s text:c="2"/><text:tab/></text:p>
      <text:p text:style-name="P143"><text:tab/>newHighlightedToken-&gt;row = row;</text:p>
      <text:p text:style-name="P143"><text:s text:c="2"/><text:tab/>newHighlightedToken-&gt;column = column;</text:p>
      <text:p text:style-name="P143"><text:s text:c="2"/><text:tab/>newHighlightedToken-&gt;colour = colour;</text:p>
      <text:p text:style-name="P143"><text:s text:c="2"/><text:tab/></text:p>
      <text:p text:style-name="P143"><text:tab/>TokenLocation *matchingToken = </text:p>
      <text:p text:style-name="P143"><text:s text:c="4"/><text:tab/>List&lt;TokenLocation&gt;::reduceList(equals, newHighlightedToken, tokenList);</text:p>
      <text:p text:style-name="P132"><text:span text:style-name="T160"><text:s/><text:tab/> if(matchingToken == NULL) {</text:span></text:p>
      <text:p text:style-name="P132"><text:span text:style-name="T160"><text:s text:c="4"/><text:tab/><text:tab/>return List&lt;TokenLocation&gt;::addToList(newHighlightedToken, tokenList);</text:span></text:p>
      <text:p text:style-name="P143"><text:s text:c="2"/><text:tab/>}</text:p>
      <text:p text:style-name="P132"><text:span text:style-name="T160"><text:s text:c="2"/><text:tab/>return tokenList;</text:span></text:p>
      <text:p text:style-name="P139"/>
      <text:p text:style-name="P139"><text:tab/><text:span text:style-name="T196">getSequentialTokens:</text:span></text:p>
      <text:p text:style-name="P140"><text:tab/><text:span text:style-name="T152">Return Type: </text:span><text:span text:style-name="T194">List&lt;TokenLocation&gt; *</text:span></text:p>
      <text:p text:style-name="P139"><text:tab/><text:span text:style-name="T152">Parameters: </text:span><text:span text:style-name="T197">Board board</text:span></text:p>
      <text:p text:style-name="P139"/>
      <text:p text:style-name="P132"><text:span text:style-name="T69"><text:tab/></text:span><text:span text:style-name="T160">List&lt;TokenLocation&gt; *sequentialTokens = NULL;</text:span></text:p>
      <text:p text:style-name="P132"><text:span text:style-name="T160"><text:s/><text:tab/> for(int row = 0; row &lt; NUM_ROWS; ++row) {</text:span></text:p>
      <text:p text:style-name="P132"><text:span text:style-name="T160"><text:s text:c="4"/><text:tab/><text:tab/>for(int col = 0; col &lt; NUM_COLS; ++col) {</text:span></text:p>
      <text:p text:style-name="P143"><text:s text:c="6"/><text:tab/><text:tab/><text:tab/>Token firstColour = board_checkCell(board, row, col);</text:p>
      <text:p text:style-name="P132"><text:span text:style-name="T160"><text:s text:c="5"/><text:tab/><text:tab/><text:tab/> if(firstColour != EMPTY) {</text:span></text:p>
      <text:p text:style-name="P132"><text:span text:style-name="T160"><text:s text:c="8"/><text:tab/><text:tab/><text:tab/>// NOTE(brendan): Check for 4-in-a-row in a row starting at the</text:span></text:p>
      <text:p text:style-name="P132"><text:span text:style-name="T160"><text:s text:c="8"/><text:tab/><text:tab/><text:tab/>// (row, col) token</text:span></text:p>
      <text:p text:style-name="P132"><text:span text:style-name="T160"><text:s text:c="8"/><text:tab/><text:tab/><text:tab/><text:tab/>for(int currentCol = col, currentRow = row;</text:span></text:p>
      <text:p text:style-name="P143"><text:s text:c="11"/><text:tab/><text:tab/><text:tab/><text:tab/> (currentCol &gt;= 0) &amp;&amp; </text:p>
      <text:p text:style-name="P143"><text:s text:c="11"/><text:tab/><text:tab/> (board_checkCell(board, currentRow, currentCol)) == firstColour;</text:p>
      <text:p text:style-name="P143"><text:s text:c="10"/><text:tab/><text:tab/><text:tab/><text:tab/> <text:s/>--currentCol) {</text:p>
      <text:p text:style-name="P132"><text:span text:style-name="T160"><text:s text:c="10"/><text:tab/><text:tab/><text:tab/><text:tab/><text:tab/>if(col - currentCol == 3) {</text:span></text:p>
      <text:p text:style-name="P132"><text:span text:style-name="T160"><text:s text:c="11"/><text:tab/><text:tab/><text:tab/><text:tab/> while(currentCol &lt;= col) {</text:span></text:p>
      <text:p text:style-name="P143"><text:s text:c="12"/><text:tab/><text:tab/> <text:s/>sequentialTokens = addNewTokenLocation(sequentialTokens, row, </text:p>
      <text:p text:style-name="P143"><text:s text:c="17"/><text:tab/><text:tab/> <text:s text:c="2"/>currentCol++, firstColour);</text:p>
      <text:p text:style-name="P143"><text:s text:c="10"/><text:tab/><text:tab/> <text:s/>}</text:p>
      <text:p text:style-name="P132"><text:span text:style-name="T160"><text:s text:c="11"/><text:tab/> break;</text:span></text:p>
      <text:p text:style-name="P143"><text:s text:c="9"/><text:tab/><text:tab/><text:tab/> }</text:p>
      <text:p text:style-name="P143"><text:s text:c="8"/><text:tab/><text:tab/>}</text:p>
      <text:p text:style-name="P143"/>
      <text:p text:style-name="P132"><text:span text:style-name="T160"><text:s text:c="7"/><text:tab/> // NOTE(brendan): Check for 4-in-a-row in a column</text:span></text:p>
      <text:p text:style-name="P132"><text:span text:style-name="T160"><text:s text:c="8"/><text:tab/>for(int currentCol = col, currentRow = row;</text:span></text:p>
      <text:p text:style-name="P143"><text:s text:c="11"/><text:tab/> (currentRow &gt;= 0) &amp;&amp; </text:p>
      <text:p text:style-name="P143"><text:s text:c="11"/><text:tab/> (board_checkCell(board, currentRow, currentCol)) == firstColour;</text:p>
      <text:p text:style-name="P143"><text:s text:c="11"/><text:tab/> --currentRow) {</text:p>
      <text:p text:style-name="P132"><text:span text:style-name="T160"><text:s text:c="9"/><text:tab/><text:tab/> if(row - currentRow == 3) {</text:span></text:p>
      <text:p text:style-name="P132"><text:span text:style-name="T160"><text:s text:c="12"/><text:tab/><text:tab/>while(currentRow &lt;= row) {</text:span></text:p>
      <text:p text:style-name="P143"><text:soft-page-break/><text:s text:c="14"/><text:tab/><text:tab/><text:tab/>sequentialTokens = addNewTokenLocation(sequentialTokens, </text:p>
      <text:p text:style-name="P143"><text:s text:c="18"/><text:tab/><text:tab/>currentRow++, col, firstColour);</text:p>
      <text:p text:style-name="P143"><text:s text:c="12"/><text:tab/><text:tab/>}</text:p>
      <text:p text:style-name="P132"><text:span text:style-name="T160"><text:s text:c="12"/><text:tab/><text:tab/>break;</text:span></text:p>
      <text:p text:style-name="P143"><text:s text:c="10"/><text:tab/><text:tab/><text:tab/>}</text:p>
      <text:p text:style-name="P143"><text:s text:c="7"/><text:tab/> }</text:p>
      <text:p text:style-name="P143"/>
      <text:p text:style-name="P132"><text:span text:style-name="T160"><text:s text:c="8"/>// NOTE(brendan): check for 4-in-a-row diagonal decreasing left</text:span></text:p>
      <text:p text:style-name="P132"><text:span text:style-name="T160"><text:s text:c="8"/>for(int currentCol = col, currentRow = row;</text:span></text:p>
      <text:p text:style-name="P143"><text:s text:c="12"/>(currentRow &gt;= 0) &amp;&amp; (currentCol &gt;= 0) &amp;&amp;</text:p>
      <text:p text:style-name="P143"><text:s text:c="12"/>(board_checkCell(board, currentRow, currentCol)) == firstColour;</text:p>
      <text:p text:style-name="P143"><text:s text:c="12"/>--currentRow, --currentCol) {</text:p>
      <text:p text:style-name="P132"><text:span text:style-name="T160"><text:s text:c="10"/>if(row - currentRow == 3) {</text:span></text:p>
      <text:p text:style-name="P132"><text:span text:style-name="T160"><text:s text:c="12"/>while(currentRow &lt;= row) {</text:span></text:p>
      <text:p text:style-name="P143"><text:s text:c="14"/>sequentialTokens = addNewTokenLocation(sequentialTokens, </text:p>
      <text:p text:style-name="P143"><text:s text:c="18"/>currentRow++, currentCol++, firstColour);</text:p>
      <text:p text:style-name="P143"><text:s text:c="12"/>}</text:p>
      <text:p text:style-name="P132"><text:span text:style-name="T160"><text:s text:c="12"/>break;</text:span></text:p>
      <text:p text:style-name="P143"><text:s text:c="10"/>}</text:p>
      <text:p text:style-name="P143"><text:s text:c="8"/>}</text:p>
      <text:p text:style-name="P143"/>
      <text:p text:style-name="P132"><text:span text:style-name="T160"><text:s text:c="8"/>// NOTE(brendan): check for 4-in-a-row diagonal increasing left</text:span></text:p>
      <text:p text:style-name="P132"><text:span text:style-name="T160"><text:s text:c="8"/>for(int currentCol = col, currentRow = row;</text:span></text:p>
      <text:p text:style-name="P143"><text:s text:c="12"/>(currentRow &gt;= 0) &amp;&amp; (currentCol &lt; NUM_COLS) &amp;&amp;</text:p>
      <text:p text:style-name="P143"><text:s text:c="12"/>(board_checkCell(board, currentRow, currentCol)) == firstColour;</text:p>
      <text:p text:style-name="P143"><text:s text:c="12"/>--currentRow, ++currentCol) {</text:p>
      <text:p text:style-name="P132"><text:span text:style-name="T160"><text:s text:c="10"/>if(row - currentRow == 3) {</text:span></text:p>
      <text:p text:style-name="P132"><text:span text:style-name="T160"><text:s text:c="12"/>while(currentRow &lt;= row) {</text:span></text:p>
      <text:p text:style-name="P143"><text:s text:c="14"/>sequentialTokens = addNewTokenLocation(sequentialTokens, </text:p>
      <text:p text:style-name="P143"><text:s text:c="18"/>currentRow++, currentCol--, firstColour);</text:p>
      <text:p text:style-name="P143"><text:s text:c="12"/>}</text:p>
      <text:p text:style-name="P132"><text:span text:style-name="T160"><text:s text:c="12"/>break;</text:span></text:p>
      <text:p text:style-name="P143"><text:s text:c="10"/>}</text:p>
      <text:p text:style-name="P143"><text:s text:c="8"/>}</text:p>
      <text:p text:style-name="P143"><text:s text:c="6"/>}</text:p>
      <text:p text:style-name="P143"><text:s text:c="4"/>}</text:p>
      <text:p text:style-name="P143"><text:s text:c="2"/>}</text:p>
      <text:p text:style-name="P143"/>
      <text:p text:style-name="P151"><text:span text:style-name="T160"><text:s text:c="2"/>return sequentialTok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style:style>
    <style:style style:name="Normal_20__28_Web_29_" style:display-name="Normal (Web)" style:family="paragraph" style:parent-style-name="Normal">
      <style:paragraph-properties fo:margin-top="0.176cm" fo:margin-bottom="0.21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CA" style:font-name-complex="Times New Roman" style:font-family-complex="'Times New Roman'" style:font-family-generic-complex="roman" style:font-pitch-complex="variable" style:font-size-complex="12pt"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3T12:56:39.223004733</meta:creation-date>
    <dc:date>2015-02-26T20:51:10.695318758</dc:date>
    <meta:editing-duration>PT8H53M3S</meta:editing-duration>
    <meta:editing-cycles>35</meta:editing-cycles>
    <meta:generator>LibreOffice/4.2.7.2$Linux_X86_64 LibreOffice_project/420m0$Build-2</meta:generator>
    <meta:document-statistic meta:table-count="0" meta:image-count="0" meta:object-count="0" meta:page-count="32" meta:paragraph-count="808" meta:word-count="5559" meta:character-count="41354" meta:non-whitespace-character-count="34154"/>
  </office:meta>
</office:document-meta>
</file>